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48" style:family="table-column">
      <style:table-column-properties fo:break-before="auto" style:column-width="2.464cm"/>
    </style:style>
    <style:style style:name="co49" style:family="table-column">
      <style:table-column-properties fo:break-before="auto" style:column-width="26.658cm"/>
    </style:style>
    <style:style style:name="co12" style:family="table-column">
      <style:table-column-properties fo:break-before="auto" style:column-width="2.267cm"/>
    </style:style>
    <style:style style:name="co50" style:family="table-column">
      <style:table-column-properties fo:break-before="auto" style:column-width="27.531cm"/>
    </style:style>
    <style:style style:name="co15" style:family="table-column">
      <style:table-column-properties fo:break-before="auto" style:column-width="2.258cm"/>
    </style:style>
    <style:style style:name="co51" style:family="table-column">
      <style:table-column-properties fo:break-before="auto" style:column-width="3.662cm"/>
    </style:style>
    <style:style style:name="co52" style:family="table-column">
      <style:table-column-properties fo:break-before="auto" style:column-width="4.135cm"/>
    </style:style>
    <style:style style:name="co53" style:family="table-column">
      <style:table-column-properties fo:break-before="auto" style:column-width="0.947cm"/>
    </style:style>
    <style:style style:name="co54" style:family="table-column">
      <style:table-column-properties fo:break-before="auto" style:column-width="1.446cm"/>
    </style:style>
    <style:style style:name="co55" style:family="table-column">
      <style:table-column-properties fo:break-before="auto" style:column-width="15.18cm"/>
    </style:style>
    <style:style style:name="co71" style:family="table-column">
      <style:table-column-properties fo:break-before="auto" style:column-width="14.85cm"/>
    </style:style>
    <style:style style:name="co13" style:family="table-column">
      <style:table-column-properties fo:break-before="auto" style:column-width="2.411cm"/>
    </style:style>
    <style:style style:name="co14" style:family="table-column">
      <style:table-column-properties fo:break-before="auto" style:column-width="1.859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1.254cm"/>
    </style:style>
    <style:style style:name="co18" style:family="table-column">
      <style:table-column-properties fo:break-before="auto" style:column-width="0.526cm"/>
    </style:style>
    <style:style style:name="co19" style:family="table-column">
      <style:table-column-properties fo:break-before="auto" style:column-width="4.355cm"/>
    </style:style>
    <style:style style:name="co20" style:family="table-column">
      <style:table-column-properties fo:break-before="auto" style:column-width="1.15cm"/>
    </style:style>
    <style:style style:name="co21" style:family="table-column">
      <style:table-column-properties fo:break-before="auto" style:column-width="1.349cm"/>
    </style:style>
    <style:style style:name="co22" style:family="table-column">
      <style:table-column-properties fo:break-before="auto" style:column-width="3.27cm"/>
    </style:style>
    <style:style style:name="co23" style:family="table-column">
      <style:table-column-properties fo:break-before="auto" style:column-width="2.801cm"/>
    </style:style>
    <style:style style:name="co24" style:family="table-column">
      <style:table-column-properties fo:break-before="auto" style:column-width="2.607cm"/>
    </style:style>
    <style:style style:name="co25" style:family="table-column">
      <style:table-column-properties fo:break-before="auto" style:column-width="2.886cm"/>
    </style:style>
    <style:style style:name="co26" style:family="table-column">
      <style:table-column-properties fo:break-before="auto" style:column-width="1.498cm"/>
    </style:style>
    <style:style style:name="co27" style:family="table-column">
      <style:table-column-properties fo:break-before="auto" style:column-width="1.609cm"/>
    </style:style>
    <style:style style:name="co28" style:family="table-column">
      <style:table-column-properties fo:break-before="auto" style:column-width="1.358cm"/>
    </style:style>
    <style:style style:name="co29" style:family="table-column">
      <style:table-column-properties fo:break-before="auto" style:column-width="1.215cm"/>
    </style:style>
    <style:style style:name="co30" style:family="table-column">
      <style:table-column-properties fo:break-before="auto" style:column-width="0.415cm"/>
    </style:style>
    <style:style style:name="co31" style:family="table-column">
      <style:table-column-properties fo:break-before="auto" style:column-width="4.217cm"/>
    </style:style>
    <style:style style:name="co32" style:family="table-column">
      <style:table-column-properties fo:break-before="auto" style:column-width="1.164cm"/>
    </style:style>
    <style:style style:name="co33" style:family="table-column">
      <style:table-column-properties fo:break-before="auto" style:column-width="1.109cm"/>
    </style:style>
    <style:style style:name="co34" style:family="table-column">
      <style:table-column-properties fo:break-before="auto" style:column-width="1.235cm"/>
    </style:style>
    <style:style style:name="co35" style:family="table-column">
      <style:table-column-properties fo:break-before="auto" style:column-width="1.275cm"/>
    </style:style>
    <style:style style:name="co36" style:family="table-column">
      <style:table-column-properties fo:break-before="auto" style:column-width="3.856cm"/>
    </style:style>
    <style:style style:name="co37" style:family="table-column">
      <style:table-column-properties fo:break-before="auto" style:column-width="1.633cm"/>
    </style:style>
    <style:style style:name="co38" style:family="table-column">
      <style:table-column-properties fo:break-before="auto" style:column-width="1.663cm"/>
    </style:style>
    <style:style style:name="co39" style:family="table-column">
      <style:table-column-properties fo:break-before="auto" style:column-width="2.104cm"/>
    </style:style>
    <style:style style:name="co40" style:family="table-column">
      <style:table-column-properties fo:break-before="auto" style:column-width="2.148cm"/>
    </style:style>
    <style:style style:name="co41" style:family="table-column">
      <style:table-column-properties fo:break-before="auto" style:column-width="2cm"/>
    </style:style>
    <style:style style:name="co42" style:family="table-column">
      <style:table-column-properties fo:break-before="auto" style:column-width="4.117cm"/>
    </style:style>
    <style:style style:name="co43" style:family="table-column">
      <style:table-column-properties fo:break-before="auto" style:column-width="1.503cm"/>
    </style:style>
    <style:style style:name="co44" style:family="table-column">
      <style:table-column-properties fo:break-before="auto" style:column-width="1.48cm"/>
    </style:style>
    <style:style style:name="co45" style:family="table-column">
      <style:table-column-properties fo:break-before="auto" style:column-width="1.854cm"/>
    </style:style>
    <style:style style:name="co46" style:family="table-column">
      <style:table-column-properties fo:break-before="auto" style:column-width="1.829cm"/>
    </style:style>
    <style:style style:name="co47" style:family="table-column">
      <style:table-column-properties fo:break-before="auto" style:column-width="1.568cm"/>
    </style:style>
    <style:style style:name="co56" style:family="table-column">
      <style:table-column-properties fo:break-before="auto" style:column-width="1.82cm"/>
    </style:style>
    <style:style style:name="co57" style:family="table-column">
      <style:table-column-properties fo:break-before="auto" style:column-width="1.66cm"/>
    </style:style>
    <style:style style:name="co58" style:family="table-column">
      <style:table-column-properties fo:break-before="auto" style:column-width="1.307cm"/>
    </style:style>
    <style:style style:name="co59" style:family="table-column">
      <style:table-column-properties fo:break-before="auto" style:column-width="1.205cm"/>
    </style:style>
    <style:style style:name="co60" style:family="table-column">
      <style:table-column-properties fo:break-before="auto" style:column-width="1.286cm"/>
    </style:style>
    <style:style style:name="co61" style:family="table-column">
      <style:table-column-properties fo:break-before="auto" style:column-width="1.304cm"/>
    </style:style>
    <style:style style:name="co62" style:family="table-column">
      <style:table-column-properties fo:break-before="auto" style:column-width="0.804cm"/>
    </style:style>
    <style:style style:name="co63" style:family="table-column">
      <style:table-column-properties fo:break-before="auto" style:column-width="1.686cm"/>
    </style:style>
    <style:style style:name="co64" style:family="table-column">
      <style:table-column-properties fo:break-before="auto" style:column-width="1.58cm"/>
    </style:style>
    <style:style style:name="co65" style:family="table-column">
      <style:table-column-properties fo:break-before="auto" style:column-width="1.178cm"/>
    </style:style>
    <style:style style:name="co66" style:family="table-column">
      <style:table-column-properties fo:break-before="auto" style:column-width="1.081cm"/>
    </style:style>
    <style:style style:name="co67" style:family="table-column">
      <style:table-column-properties fo:break-before="auto" style:column-width="1.554cm"/>
    </style:style>
    <style:style style:name="co68" style:family="table-column">
      <style:table-column-properties fo:break-before="auto" style:column-width="2.08cm"/>
    </style:style>
    <style:style style:name="co69" style:family="table-column">
      <style:table-column-properties fo:break-before="auto" style:column-width="1.954cm"/>
    </style:style>
    <style:style style:name="co70" style:family="table-column">
      <style:table-column-properties fo:break-before="auto" style:column-width="1.386cm"/>
    </style:style>
    <style:style style:name="co72" style:family="table-column">
      <style:table-column-properties fo:break-before="auto" style:column-width="1.312cm"/>
    </style:style>
    <style:style style:name="co73" style:family="table-column">
      <style:table-column-properties fo:break-before="auto" style:column-width="1.928cm"/>
    </style:style>
    <style:style style:name="co74" style:family="table-column">
      <style:table-column-properties fo:break-before="auto" style:column-width="1.365cm"/>
    </style:style>
    <style:style style:name="co75" style:family="table-column">
      <style:table-column-properties fo:break-before="auto" style:column-width="0.97cm"/>
    </style:style>
    <style:style style:name="co76" style:family="table-column">
      <style:table-column-properties fo:break-before="auto" style:column-width="4.447cm"/>
    </style:style>
    <style:style style:name="co77" style:family="table-column">
      <style:table-column-properties fo:break-before="auto" style:column-width="3.304cm"/>
    </style:style>
    <style:style style:name="co78" style:family="table-column">
      <style:table-column-properties fo:break-before="auto" style:column-width="1.284cm"/>
    </style:style>
    <style:style style:name="co79" style:family="table-column">
      <style:table-column-properties fo:break-before="auto" style:column-width="1.831cm"/>
    </style:style>
    <style:style style:name="co80" style:family="table-column">
      <style:table-column-properties fo:break-before="auto" style:column-width="1.713cm"/>
    </style:style>
    <style:style style:name="co81" style:family="table-column">
      <style:table-column-properties fo:break-before="auto" style:column-width="2.286cm"/>
    </style:style>
    <style:style style:name="co82" style:family="table-column">
      <style:table-column-properties fo:break-before="auto" style:column-width="3.052cm"/>
    </style:style>
    <style:style style:name="ro12" style:family="table-row">
      <style:table-row-properties style:row-height="1.572cm" fo:break-before="auto" style:use-optimal-row-height="true"/>
    </style:style>
    <style:style style:name="ro13" style:family="table-row">
      <style:table-row-properties style:row-height="0.841cm" fo:break-before="auto" style:use-optimal-row-height="true"/>
    </style:style>
    <style:style style:name="ro14" style:family="table-row">
      <style:table-row-properties style:row-height="0.788cm" fo:break-before="auto" style:use-optimal-row-height="true"/>
    </style:style>
    <style:style style:name="ro15" style:family="table-row">
      <style:table-row-properties style:row-height="2.051cm" fo:break-before="auto" style:use-optimal-row-height="true"/>
    </style:style>
    <style:style style:name="ro16" style:family="table-row">
      <style:table-row-properties style:row-height="2.454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1.632cm" fo:break-before="auto" style:use-optimal-row-height="true"/>
    </style:style>
    <style:style style:name="ro18" style:family="table-row">
      <style:table-row-properties style:row-height="0.316cm" fo:break-before="auto" style:use-optimal-row-height="false"/>
    </style:style>
    <style:style style:name="ro19" style:family="table-row">
      <style:table-row-properties style:row-height="0.804cm" fo:break-before="auto" style:use-optimal-row-height="true"/>
    </style:style>
    <style:style style:name="ro20" style:family="table-row">
      <style:table-row-properties style:row-height="1.129cm" fo:break-before="auto" style:use-optimal-row-height="true"/>
    </style:style>
    <style:style style:name="ro21" style:family="table-row">
      <style:table-row-properties style:row-height="1.494cm" fo:break-before="auto" style:use-optimal-row-height="true"/>
    </style:style>
    <style:style style:name="ro22" style:family="table-row">
      <style:table-row-properties style:row-height="0.766cm" fo:break-before="auto" style:use-optimal-row-height="true"/>
    </style:style>
    <style:style style:name="ro23" style:family="table-row">
      <style:table-row-properties style:row-height="1.131cm" fo:break-before="auto" style:use-optimal-row-height="true"/>
    </style:style>
    <style:style style:name="ro24" style:family="table-row">
      <style:table-row-properties style:row-height="2.588cm" fo:break-before="auto" style:use-optimal-row-height="true"/>
    </style:style>
    <style:style style:name="ro25" style:family="table-row">
      <style:table-row-properties style:row-height="0.651cm" fo:break-before="auto" style:use-optimal-row-height="true"/>
    </style:style>
    <style:style style:name="ro26" style:family="table-row">
      <style:table-row-properties style:row-height="0.958cm" fo:break-before="auto" style:use-optimal-row-height="true"/>
    </style:style>
    <style:style style:name="ro27" style:family="table-row">
      <style:table-row-properties style:row-height="0.487cm" fo:break-before="auto" style:use-optimal-row-height="true"/>
    </style:style>
    <style:style style:name="ro28" style:family="table-row">
      <style:table-row-properties style:row-height="0.263cm" fo:break-before="auto" style:use-optimal-row-height="false"/>
    </style:style>
    <style:style style:name="ro29" style:family="table-row">
      <style:table-row-properties style:row-height="0.526cm" fo:break-before="auto" style:use-optimal-row-height="false"/>
    </style:style>
    <style:style style:name="ro30" style:family="table-row">
      <style:table-row-properties style:row-height="0.467cm" fo:break-before="auto" style:use-optimal-row-height="true"/>
    </style:style>
    <style:style style:name="ro31" style:family="table-row">
      <style:table-row-properties style:row-height="0.342cm" fo:break-before="auto" style:use-optimal-row-height="false"/>
    </style:style>
    <style:style style:name="ro32" style:family="table-row">
      <style:table-row-properties style:row-height="0.552cm" fo:break-before="auto" style:use-optimal-row-height="false"/>
    </style:style>
    <style:style style:name="ro33" style:family="table-row">
      <style:table-row-properties style:row-height="0.499cm" fo:break-before="auto" style:use-optimal-row-height="false"/>
    </style:style>
    <style:style style:name="ro34" style:family="table-row">
      <style:table-row-properties style:row-height="0.471cm" fo:break-before="auto" style:use-optimal-row-height="true"/>
    </style:style>
    <style:style style:name="ro35" style:family="table-row">
      <style:table-row-properties style:row-height="0.684cm" fo:break-before="auto" style:use-optimal-row-height="true"/>
    </style:style>
    <style:style style:name="ro36" style:family="table-row">
      <style:table-row-properties style:row-height="0.466cm" fo:break-before="auto" style:use-optimal-row-height="true"/>
    </style:style>
    <style:style style:name="ro37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62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365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66" style:family="table-cell" style:parent-style-name="Default">
      <style:text-properties style:font-name="DejaVu Serif" fo:font-size="9pt" fo:font-style="normal"/>
    </style:style>
    <style:style style:name="ce1367" style:family="table-cell" style:parent-style-name="Default">
      <style:text-properties style:font-name="DejaVu Serif" fo:font-size="9pt"/>
    </style:style>
    <style:style style:name="ce1368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69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70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371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72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374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75" style:family="table-cell" style:parent-style-name="Default">
      <style:table-cell-properties fo:wrap-option="wrap"/>
      <style:text-properties style:font-name="DejaVu Serif" fo:font-size="9pt" fo:font-style="normal"/>
    </style:style>
    <style:style style:name="ce1376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77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378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379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80" style:family="table-cell" style:parent-style-name="Default">
      <style:text-properties style:font-name="DejaVu Serif" fo:font-size="9pt" fo:font-style="normal" fo:font-weight="bold"/>
    </style:style>
    <style:style style:name="ce654" style:family="table-cell" style:parent-style-name="Default">
      <style:table-cell-properties fo:wrap-option="wrap"/>
    </style:style>
    <style:style style:name="ce1204" style:family="table-cell" style:parent-style-name="Default">
      <style:text-properties fo:font-weight="bold" style:font-weight-asian="bold" style:font-weight-complex="bold"/>
    </style:style>
    <style:style style:name="ce1381" style:family="table-cell" style:parent-style-name="Default" style:data-style-name="N100">
      <style:table-cell-properties fo:wrap-option="wrap"/>
      <style:text-properties fo:font-weight="bold"/>
    </style:style>
    <style:style style:name="ce1382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383" style:family="table-cell" style:parent-style-name="Default" style:data-style-name="N100">
      <style:text-properties fo:font-weight="normal" style:font-weight-asian="normal" style:font-weight-complex="normal"/>
    </style:style>
    <style:style style:name="ce1384" style:family="table-cell" style:parent-style-name="Default" style:data-style-name="N100">
      <style:text-properties fo:font-weight="bold"/>
    </style:style>
    <style:style style:name="ce1385" style:family="table-cell" style:parent-style-name="Default" style:data-style-name="N100">
      <style:text-properties fo:font-weight="bold" style:font-weight-asian="bold" style:font-weight-complex="bold"/>
    </style:style>
    <style:style style:name="ce1386" style:family="table-cell" style:parent-style-name="Default" style:data-style-name="N100">
      <style:text-properties fo:font-weight="normal"/>
    </style:style>
    <style:style style:name="ce1387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391" style:family="table-cell" style:parent-style-name="Default" style:data-style-name="N100">
      <style:text-properties fo:color="#ff0000" fo:font-weight="bold"/>
    </style:style>
    <style:style style:name="ce1393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398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399" style:family="table-cell" style:parent-style-name="Default">
      <style:text-properties fo:font-weight="normal"/>
    </style:style>
    <style:style style:name="ce1400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403" style:family="table-cell" style:parent-style-name="Default">
      <style:text-properties style:use-window-font-color="true" fo:font-weight="normal" style:font-weight-asian="normal" style:font-weight-complex="normal"/>
    </style:style>
    <style:style style:name="ce1404" style:family="table-cell" style:parent-style-name="Default">
      <style:text-properties fo:font-weight="bold"/>
    </style:style>
    <style:style style:name="ce1405" style:family="table-cell" style:parent-style-name="Default">
      <style:text-properties fo:color="#ff0000" fo:font-weight="normal"/>
    </style:style>
    <style:style style:name="ce115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7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408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409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411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41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415" style:family="table-cell" style:parent-style-name="Default">
      <style:table-cell-properties fo:wrap-option="wrap" style:vertical-align="middle"/>
    </style:style>
    <style:style style:name="ce14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1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1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5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8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4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44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4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6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45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7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2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47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7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8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8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4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0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50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8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9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5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23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524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23" style:family="table-cell" style:parent-style-name="Default">
      <style:table-cell-properties style:vertical-align="middle"/>
    </style:style>
    <style:style style:name="ce419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09" style:family="table-cell" style:parent-style-name="Default">
      <style:table-cell-properties fo:background-color="transparent" style:vertical-align="middle"/>
    </style:style>
    <style:style style:name="ce166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/>
      <style:map style:condition="is-true-formula([.$E13]&gt;[.$E$14])" style:apply-style-name="Warning_5f_primer_5f_túllépve" style:base-cell-address="Tulajdonságok_képzettségek.A9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/>
    </style:style>
    <style:style style:name="ce3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377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37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13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2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29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4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45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7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46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7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fo:font-weight="bold"/>
      <style:map style:condition="cell-content()&gt;[$KP_tablazat.$K$4]" style:apply-style-name="Warning_5f_szinttúlépés" style:base-cell-address="Tulajdonságok_képzettségek.D8"/>
      <style:map style:condition="cell-content()=0" style:apply-style-name="Accent" style:base-cell-address="Tulajdonságok_képzettségek.D8"/>
    </style:style>
    <style:style style:name="ce87" style:family="table-cell" style:parent-style-name="Default">
      <style:table-cell-properties style:cell-protect="none" style:print-content="true" fo:border="0.06pt solid #000000" style:vertical-align="middle"/>
    </style:style>
    <style:style style:name="ce4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85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4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103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9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504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505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19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1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1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54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0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55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55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5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fo:font-size="7pt" style:font-size-asian="7pt" style:font-size-complex="7pt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310" style:family="table-cell" style:parent-style-name="Default" style:data-style-name="N177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77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586" style:family="table-cell" style:parent-style-name="Default">
      <style:table-cell-properties fo:border="none" style:vertical-align="middle"/>
    </style:style>
    <style:style style:name="ce2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26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5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19" style:family="table-cell" style:parent-style-name="Default">
      <style:table-cell-properties fo:background-color="transparent" style:vertical-align="middle"/>
    </style:style>
    <style:style style:name="ce57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81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58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64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77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662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59" style:family="table-cell" style:parent-style-name="Default">
      <style:table-cell-properties fo:border="0.06pt solid #000000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4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715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72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72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728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30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5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49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524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0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0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size="8pt"/>
    </style:style>
    <style:style style:name="ce502" style:family="table-cell" style:parent-style-name="Default">
      <style:table-cell-properties fo:border-bottom="none" fo:border-left="2.24pt solid #000000" fo:border-right="none" fo:border-top="none" style:vertical-align="middle"/>
    </style:style>
    <style:style style:name="ce503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fo:font-size="8pt"/>
    </style:style>
    <style:style style:name="ce526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533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50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8pt"/>
    </style:style>
    <style:style style:name="ce53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538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539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5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9pt"/>
    </style:style>
    <style:style style:name="ce84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857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548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fo:font-size="8pt"/>
    </style:style>
    <style:style style:name="ce89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fo:font-size="8pt"/>
    </style:style>
    <style:style style:name="ce55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fo:font-size="8pt"/>
    </style:style>
    <style:style style:name="ce89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8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564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898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55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558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58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919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92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759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9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fo:font-size="8pt"/>
    </style:style>
    <style:style style:name="ce601" style:family="table-cell" style:parent-style-name="Default">
      <style:table-cell-properties fo:background-color="#ffffd7" fo:border="0.74pt solid #000000" style:vertical-align="middle"/>
      <style:text-properties fo:font-size="8pt"/>
    </style:style>
    <style:style style:name="ce613" style:family="table-cell" style:parent-style-name="Default">
      <style:table-cell-properties fo:border="0.74pt solid #000000" style:vertical-align="middle"/>
    </style:style>
    <style:style style:name="ce596" style:family="table-cell" style:parent-style-name="Default">
      <style:table-cell-properties fo:border-bottom="2.24pt solid #000000" fo:border-left="none" fo:border-right="none" fo:border-top="none" style:vertical-align="middle"/>
      <style:text-properties fo:font-size="8pt"/>
    </style:style>
    <style:style style:name="ce593" style:family="table-cell" style:parent-style-name="Default">
      <style:table-cell-properties style:vertical-align="middle"/>
      <style:text-properties style:font-name="Arial" fo:font-size="8pt"/>
    </style:style>
    <style:style style:name="ce947" style:family="table-cell" style:parent-style-name="Default">
      <style:table-cell-properties style:vertical-align="middle"/>
      <style:text-properties style:font-name="Arial" fo:font-size="9pt"/>
    </style:style>
    <style:style style:name="ce9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61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/>
    </style:style>
    <style:style style:name="ce6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/>
    </style:style>
    <style:style style:name="ce620" style:family="table-cell" style:parent-style-name="Default">
      <style:table-cell-properties fo:border-bottom="2.24pt solid #000000" fo:border-left="none" fo:border-right="none" fo:border-top="none" style:vertical-align="middle"/>
    </style:style>
    <style:style style:name="ce636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4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63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rial" fo:font-size="8pt" fo:font-weight="normal" style:font-weight-asian="normal" style:font-weight-complex="normal"/>
    </style:style>
    <style:style style:name="ce65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98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672" style:family="table-cell" style:parent-style-name="Default">
      <style:table-cell-properties fo:border-bottom="2.49pt solid #000000" fo:border-left="none" fo:border-right="none" fo:border-top="2.49pt solid #000000"/>
    </style:style>
    <style:style style:name="ce64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678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fo:font-weight="bold" style:font-weight-asian="bold" style:font-weight-complex="bold"/>
    </style:style>
    <style:style style:name="ce60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font-size="8pt"/>
    </style:style>
    <style:style style:name="ce101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8pt"/>
    </style:style>
    <style:style style:name="ce683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0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7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rial" fo:font-size="8pt"/>
    </style:style>
    <style:style style:name="ce704" style:family="table-cell" style:parent-style-name="Default" style:data-style-name="N231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706" style:family="table-cell" style:parent-style-name="Default">
      <style:table-cell-properties style:vertical-align="middle"/>
      <style:text-properties fo:font-size="7pt"/>
    </style:style>
    <style:style style:name="ce70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6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67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font-size="10pt" fo:font-weight="bold"/>
    </style:style>
    <style:style style:name="ce6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fo:font-weight="bold" style:font-weight-asian="bold" style:font-weight-complex="bold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72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738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74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74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7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7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74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749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103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720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80" style:family="table-cell" style:parent-style-name="Default" style:data-style-name="N21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104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10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8pt" fo:font-weight="bold" style:font-weight-asian="bold" style:font-weight-complex="bold"/>
    </style:style>
    <style:style style:name="ce71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726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77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7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727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79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7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9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8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8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80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81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064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fo:font-size="7pt" style:font-size-asian="7pt" style:font-size-complex="7pt"/>
    </style:style>
    <style:style style:name="ce630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106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71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853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85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8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87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88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88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89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89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89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1085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92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90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font-weight="bold"/>
    </style:style>
    <style:style style:name="ce901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font-size="8pt" fo:font-weight="bold" style:font-weight-asian="bold" style:font-weight-complex="bold"/>
    </style:style>
    <style:style style:name="ce90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font-size="8pt"/>
    </style:style>
    <style:style style:name="ce90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font-size="8pt"/>
    </style:style>
    <style:style style:name="ce904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8pt"/>
      <style:map style:condition="cell-content()&gt;2" style:apply-style-name="Warning_5f_szinttúlépés" style:base-cell-address="Harcértékek.I57"/>
    </style:style>
    <style:style style:name="ce94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</style:style>
    <style:style style:name="ce94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4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4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946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12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9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94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5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95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9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fo:font-size="8pt"/>
      <style:map style:condition="is-true-formula(([$Harcértékek.$I$57]=[$KP_tablazat.$K$68])    AND ([$Tulajdonságok_képzettségek.C18]&lt;[$KP_tablazat.K69]))" style:apply-style-name="Warning_5f_2penge_5f_ero" style:base-cell-address="Harcértékek.J57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871" style:family="table-cell" style:parent-style-name="Default">
      <style:text-properties fo:font-size="8pt" style:font-weight-asian="bold" style:font-weight-complex="bold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135" style:family="table-cell" style:parent-style-name="Default">
      <style:text-properties fo:font-weight="bold" style:font-weight-asian="bold" style:font-weight-complex="bold"/>
    </style:style>
    <style:style style:name="ce970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97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972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973" style:family="table-cell" style:parent-style-name="Default">
      <style:table-cell-properties fo:border-bottom="none" fo:border-left="0.74pt solid #000000" fo:border-right="none" fo:border-top="none" style:vertical-align="middle"/>
      <style:text-properties fo:font-size="8pt" style:font-size-asian="8pt" style:font-size-complex="8pt"/>
    </style:style>
    <style:style style:name="ce97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97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979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8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9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weight-asian="bold" style:font-size-complex="10pt" style:font-weight-complex="bold"/>
    </style:style>
    <style:style style:name="ce985" style:family="table-cell" style:parent-style-name="Default">
      <style:table-cell-properties fo:border-bottom="none" fo:border-left="none" fo:border-right="none" fo:border-top="0.74pt solid #000000" style:vertical-align="middle"/>
      <style:text-properties fo:font-size="8pt" style:font-size-asian="8pt" style:font-size-complex="8pt"/>
    </style:style>
    <style:style style:name="ce98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987" style:family="table-cell" style:parent-style-name="Default">
      <style:table-cell-properties fo:background-color="#dddddd" style:vertical-align="middle"/>
      <style:text-properties fo:font-size="8pt" style:font-size-asian="8pt" style:font-size-complex="8pt"/>
    </style:style>
    <style:style style:name="ce9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15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99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99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99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995" style:family="table-cell" style:parent-style-name="Default">
      <style:table-cell-properties fo:border="none" style:vertical-align="middle"/>
      <style:text-properties fo:font-size="8pt" style:font-size-asian="8pt" style:font-size-complex="8pt"/>
    </style:style>
    <style:style style:name="ce996" style:family="table-cell" style:parent-style-name="Default">
      <style:table-cell-properties fo:background-color="#dddddd" fo:border="none" style:vertical-align="middle"/>
      <style:text-properties fo:font-size="8pt" style:font-size-asian="8pt" style:font-size-complex="8pt"/>
    </style:style>
    <style:style style:name="ce99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90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</style:style>
    <style:style style:name="ce99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00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9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9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9pt"/>
    </style:style>
    <style:style style:name="ce91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size="10pt" style:font-size-asian="10pt" style:font-size-complex="10pt"/>
    </style:style>
    <style:style style:name="ce100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09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weight-asian="bold" style:font-size-complex="8pt" style:font-weight-complex="bold"/>
    </style:style>
    <style:style style:name="ce1010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011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00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00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78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1179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119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1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22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223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24" style:family="table-cell" style:parent-style-name="Default">
      <style:text-properties style:font-name="DejaVu Serif" fo:font-size="9pt" fo:font-style="normal"/>
    </style:style>
    <style:style style:name="ce1225" style:family="table-cell" style:parent-style-name="Default">
      <style:text-properties style:font-name="DejaVu Serif" fo:font-size="9pt"/>
    </style:style>
    <style:style style:name="ce1226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27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28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229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0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231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2" style:family="table-cell" style:parent-style-name="Default">
      <style:table-cell-properties fo:wrap-option="wrap"/>
      <style:text-properties style:font-name="DejaVu Serif" fo:font-size="9pt" fo:font-style="normal"/>
    </style:style>
    <style:style style:name="ce1233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4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235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236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7" style:family="table-cell" style:parent-style-name="Default">
      <style:text-properties style:font-name="DejaVu Serif" fo:font-size="9pt" fo:font-style="normal" fo:font-weight="bold"/>
    </style:style>
    <style:style style:name="ce1238" style:family="table-cell" style:parent-style-name="Default" style:data-style-name="N100">
      <style:table-cell-properties fo:wrap-option="wrap"/>
      <style:text-properties fo:font-weight="bold"/>
    </style:style>
    <style:style style:name="ce1239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240" style:family="table-cell" style:parent-style-name="Default" style:data-style-name="N100">
      <style:text-properties fo:font-weight="normal" style:font-weight-asian="normal" style:font-weight-complex="normal"/>
    </style:style>
    <style:style style:name="ce1241" style:family="table-cell" style:parent-style-name="Default" style:data-style-name="N100">
      <style:text-properties fo:font-weight="bold"/>
    </style:style>
    <style:style style:name="ce1242" style:family="table-cell" style:parent-style-name="Default" style:data-style-name="N100">
      <style:text-properties fo:font-weight="bold" style:font-weight-asian="bold" style:font-weight-complex="bold"/>
    </style:style>
    <style:style style:name="ce1243" style:family="table-cell" style:parent-style-name="Default" style:data-style-name="N100">
      <style:text-properties fo:font-weight="normal"/>
    </style:style>
    <style:style style:name="ce1244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245" style:family="table-cell" style:parent-style-name="Default" style:data-style-name="N100">
      <style:text-properties fo:color="#ff0000" fo:font-weight="bold"/>
    </style:style>
    <style:style style:name="ce1246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247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248" style:family="table-cell" style:parent-style-name="Default">
      <style:text-properties fo:font-weight="normal"/>
    </style:style>
    <style:style style:name="ce124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251" style:family="table-cell" style:parent-style-name="Default">
      <style:text-properties style:use-window-font-color="true" fo:font-weight="normal" style:font-weight-asian="normal" style:font-weight-complex="normal"/>
    </style:style>
    <style:style style:name="ce1252" style:family="table-cell" style:parent-style-name="Default">
      <style:text-properties fo:font-weight="bold"/>
    </style:style>
    <style:style style:name="ce1253" style:family="table-cell" style:parent-style-name="Default">
      <style:text-properties fo:color="#ff0000" fo:font-weight="normal"/>
    </style:style>
    <style:style style:name="ce1254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255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256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257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25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259" style:family="table-cell" style:parent-style-name="Default">
      <style:table-cell-properties fo:wrap-option="wrap" style:vertical-align="middle"/>
    </style:style>
    <style:style style:name="ce12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6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4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2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28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2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29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9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2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6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29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9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3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0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1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3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1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1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2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3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3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3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35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5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5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56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5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5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61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94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401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0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41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41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2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3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34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535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32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  <style:map style:condition="cell-content()&gt;([$Harcértékek.$I$4]*5)/8" style:apply-style-name="Warning_5f_HM" style:base-cell-address="Harcértékek.B4"/>
    </style:style>
    <style:style style:name="ce132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1327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132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  <style:map style:condition="cell-content()&gt;[$Harcértékek.$I$8]" style:apply-style-name="Warning_5f_HM" style:base-cell-address="Harcértékek.B8"/>
    </style:style>
    <style:style style:name="ce1329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  <style:map style:condition="cell-content()&lt;0" style:apply-style-name="Warning_5f_maradt" style:base-cell-address="Harcértékek.B10"/>
    </style:style>
    <style:style style:name="ce155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55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55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5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3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3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6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156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134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348" style:family="table-cell" style:parent-style-name="Default">
      <style:table-cell-properties fo:background-color="#dddddd"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34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57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67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3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5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3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584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19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363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</style:style>
    <style:style style:name="ce136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8pt"/>
    </style:style>
    <style:style style:name="ce158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58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1594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221">
      <style:table-cell-properties style:text-align-source="fix" style:repeat-content="false" fo:border="0.06pt solid #000000"/>
      <style:paragraph-properties fo:text-align="center" fo:margin-left="0cm"/>
    </style:style>
    <style:style style:name="ce137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159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67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601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44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  <style:map style:condition="is-true-formula([$Harcértékek.$G$66]&lt;5)" style:apply-style-name="Szürke_5f_háttér" style:base-cell-address="Harcértékek.F69"/>
    </style:style>
    <style:style style:name="ce1604" style:family="table-cell" style:parent-style-name="Default">
      <style:map style:condition="is-true-formula([$Harcértékek.$G$66]&lt;9)" style:apply-style-name="Szürke_5f_háttér" style:base-cell-address="Harcértékek.F70"/>
    </style:style>
    <style:style style:name="ce1605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  <style:map style:condition="is-true-formula([$Harcértékek.$G$66]&lt;13)" style:apply-style-name="Szürke_5f_háttér" style:base-cell-address="Harcértékek.F71"/>
    </style:style>
    <style:style style:name="ce1606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  <style:map style:condition="is-true-formula([$Harcértékek.$G$66]&lt;17)" style:apply-style-name="Szürke_5f_háttér" style:base-cell-address="Harcértékek.F72"/>
    </style:style>
    <style:style style:name="ce160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G$66]&lt;21)" style:apply-style-name="Szürke_5f_háttér" style:base-cell-address="Harcértékek.F73"/>
    </style:style>
    <style:style style:name="ce144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61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/>
    </style:style>
    <style:style style:name="ce1447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[$Harcértékek.$G$66]&lt;6)" style:apply-style-name="Szürke_5f_háttér" style:base-cell-address="Harcértékek.G69"/>
    </style:style>
    <style:style style:name="ce1616" style:family="table-cell" style:parent-style-name="Default">
      <style:map style:condition="is-true-formula([$Harcértékek.$G$66]&lt;10)" style:apply-style-name="Szürke_5f_háttér" style:base-cell-address="Harcértékek.G70"/>
    </style:style>
    <style:style style:name="ce13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  <style:map style:condition="is-true-formula([$Harcértékek.$G$66]&lt;14)" style:apply-style-name="Szürke_5f_háttér" style:base-cell-address="Harcértékek.G71"/>
    </style:style>
    <style:style style:name="ce13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map style:condition="is-true-formula([$Harcértékek.$G$66]&lt;18)" style:apply-style-name="Szürke_5f_háttér" style:base-cell-address="Harcértékek.G72"/>
    </style:style>
    <style:style style:name="ce16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map style:condition="is-true-formula([$Harcértékek.$G$66]&lt;22)" style:apply-style-name="Szürke_5f_háttér" style:base-cell-address="Harcértékek.G73"/>
    </style:style>
    <style:style style:name="ce1390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1622" style:family="table-cell" style:parent-style-name="Default">
      <style:map style:condition="is-true-formula([$Harcértékek.$G$66]&lt;3)" style:apply-style-name="Szürke_5f_háttér" style:base-cell-address="Harcértékek.H68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[$Harcértékek.$G$66]&lt;7)" style:apply-style-name="Szürke_5f_háttér" style:base-cell-address="Harcértékek.H69"/>
    </style:style>
    <style:style style:name="ce1624" style:family="table-cell" style:parent-style-name="Default">
      <style:map style:condition="is-true-formula([$Harcértékek.$G$66]&lt;11)" style:apply-style-name="Szürke_5f_háttér" style:base-cell-address="Harcértékek.H70"/>
    </style:style>
    <style:style style:name="ce1625" style:family="table-cell" style:parent-style-name="Default">
      <style:table-cell-properties fo:background-color="#dddddd" fo:border="0.74pt solid #000000"/>
      <style:map style:condition="is-true-formula([$Harcértékek.$G$66]&lt;15)" style:apply-style-name="Szürke_5f_háttér" style:base-cell-address="Harcértékek.H71"/>
    </style:style>
    <style:style style:name="ce1626" style:family="table-cell" style:parent-style-name="Default">
      <style:table-cell-properties fo:background-color="#dddddd" fo:border="0.74pt solid #000000"/>
      <style:map style:condition="is-true-formula([$Harcértékek.$G$66]&lt;19)" style:apply-style-name="Szürke_5f_háttér" style:base-cell-address="Harcértékek.H72"/>
    </style:style>
    <style:style style:name="ce1627" style:family="table-cell" style:parent-style-name="Default">
      <style:table-cell-properties fo:border="0.74pt solid #000000"/>
      <style:map style:condition="is-true-formula([$Harcértékek.$G$66]&lt;23)" style:apply-style-name="Szürke_5f_háttér" style:base-cell-address="Harcértékek.H73"/>
    </style:style>
    <style:style style:name="ce1628" style:family="table-cell" style:parent-style-name="Default">
      <style:table-cell-properties fo:border="0.74pt solid #000000"/>
    </style:style>
    <style:style style:name="ce1395" style:family="table-cell" style:parent-style-name="Default">
      <style:table-cell-properties fo:background-color="#ff0000" fo:border="0.74pt solid #000000"/>
    </style:style>
    <style:style style:name="ce139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  <style:map style:condition="cell-content()&gt;[$Harcértékek.$I$4]" style:apply-style-name="Warning_5f_HM" style:base-cell-address="Harcértékek.I3"/>
    </style:style>
    <style:style style:name="ce139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  <style:map style:condition="cell-content()&gt;[$Harcértékek.$I$8]" style:apply-style-name="Warning_5f_HM" style:base-cell-address="Harcértékek.I7"/>
    </style:style>
    <style:style style:name="ce1610" style:family="table-cell" style:parent-style-name="Default">
      <style:map style:condition="cell-content()&gt;2" style:apply-style-name="Warning_5f_szinttúlépés" style:base-cell-address="Harcértékek.I57"/>
    </style:style>
    <style:style style:name="ce1460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[$Harcértékek.$G$66]&lt;4)" style:apply-style-name="Szürke_5f_háttér" style:base-cell-address="Harcértékek.I68"/>
    </style:style>
    <style:style style:name="ce1461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[$Harcértékek.$G$66]&lt;8)" style:apply-style-name="Szürke_5f_háttér" style:base-cell-address="Harcértékek.I69"/>
    </style:style>
    <style:style style:name="ce1635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[$Harcértékek.$G$66]&lt;12)" style:apply-style-name="Szürke_5f_háttér" style:base-cell-address="Harcértékek.I70"/>
    </style:style>
    <style:style style:name="ce1636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[$Harcértékek.$G$66]&lt;16)" style:apply-style-name="Szürke_5f_háttér" style:base-cell-address="Harcértékek.I71"/>
    </style:style>
    <style:style style:name="ce1637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[$Harcértékek.$G$66]&lt;20)" style:apply-style-name="Szürke_5f_háttér" style:base-cell-address="Harcértékek.I72"/>
    </style:style>
    <style:style style:name="ce1638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[$Harcértékek.$G$66]&lt;24)" style:apply-style-name="Szürke_5f_háttér" style:base-cell-address="Harcértékek.I73"/>
    </style:style>
    <style:style style:name="ce129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406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1647" style:family="table-cell" style:parent-style-name="Default"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1648" style:family="table-cell" style:parent-style-name="Default"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1412" style:family="table-cell" style:parent-style-name="Default">
      <style:text-properties fo:font-size="9pt" style:font-size-asian="9pt" style:font-size-complex="9pt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414" style:family="table-cell" style:parent-style-name="Default"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165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323" style:family="table-cell" style:parent-style-name="Default">
      <style:map style:condition="is-true-formula([$Harcértékek.$I$57]=[$KP_tablazat.$K$68])" style:apply-style-name="Warning_5f_2penge_5f_ero" style:base-cell-address="Harcértékek.J57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98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33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8pt" style:font-size-asian="8pt" style:font-size-complex="8pt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63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206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95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63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89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202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63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0" style:family="table-cell" style:parent-style-name="Default" style:data-style-name="N201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 style:data-style-name="N226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43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1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</style:style>
    <style:style style:name="ce1215" style:family="table-cell" style:parent-style-name="Default" style:data-style-name="N201">
      <style:table-cell-properties style:text-align-source="fix" style:repeat-content="false" fo:border="0.74pt solid #000000"/>
      <style:paragraph-properties fo:text-align="center" fo:margin-left="0cm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498" style:family="table-cell" style:parent-style-name="Default">
      <style:table-cell-properties fo:border="none"/>
    </style:style>
    <style:style style:name="ce11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1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6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68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8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fo:font-style="normal" style:font-style-asian="normal" style:font-style-complex="normal"/>
    </style:style>
    <style:style style:name="ce905" style:family="table-cell" style:parent-style-name="Default">
      <style:table-cell-properties fo:border="none"/>
    </style:style>
    <style:style style:name="ce1182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</style:style>
    <style:style style:name="ce1183" style:family="table-cell" style:parent-style-name="Default" style:data-style-name="N0">
      <style:table-cell-properties fo:border="none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45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69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7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8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9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0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21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22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23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4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5" style:family="text">
      <style:text-properties fo:color="#000000" loext:opacity="100%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6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7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8" style:family="text">
      <style:text-properties fo:color="#bf0041" loext:opacity="100%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ff0000" loext:opacity="100%" fo:font-weight="bold" style:font-weight-asian="bold" style:font-weight-complex="bold"/>
    </style:style>
    <style:style style:name="T32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3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6" style:family="text">
      <style:text-properties style:use-window-font-color="true" loext:opacity="0%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37" style:family="text">
      <style:text-properties style:use-window-font-color="true" loext:opacity="0%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34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35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38" style:family="text">
      <style:text-properties style:use-window-font-color="true" loext:opacity="0%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39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8pt" style:font-size-asian="8pt" style:font-size-complex="8pt"/>
    </style:style>
    <style:style style:name="T44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46" style:family="text">
      <style:text-properties fo:color="#ff0000" fo:font-style="italic" style:font-style-asian="italic" style:font-style-complex="italic"/>
    </style:style>
    <style:style style:name="T47" style:family="text">
      <style:text-properties fo:color="#000000"/>
    </style:style>
    <style:style style:name="T48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50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000000" fo:font-style="normal" style:font-style-asian="normal" style:font-style-complex="normal"/>
    </style:style>
    <style:style style:name="T51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53" style:family="text">
      <style:text-properties fo:font-size="7pt"/>
    </style:style>
    <style:style style:name="T54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56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57" style:family="text">
      <style:text-properties style:font-name="Arial"/>
    </style:style>
    <style:style style:name="T58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9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0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1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62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63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6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5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6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67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69" style:family="text">
      <style:text-properties fo:color="#bf0041"/>
    </style:style>
    <style:style style:name="T70" style:family="text">
      <style:text-properties fo:color="#ff0000" fo:font-weight="bold" style:font-weight-asian="bold" style:font-weight-complex="bold"/>
    </style:style>
    <style:style style:name="T7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2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7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75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6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7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7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8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7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7)" table:allow-empty-cell="true" table:base-cell-address="Tulajdonságok_képzettség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Tulajdonságok_képzettség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Tulajdonságok_képzettség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Tulajdonságok_képzettség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Tulajdonságok_képzettség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2" table:condition="of:cell-content-is-whole-number() and cell-content()=4" table:allow-empty-cell="true" table:base-cell-address="Tulajdonságok_képzettség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3" table:condition="of:cell-content-is-whole-number() and cell-content()=1" table:allow-empty-cell="true" table:base-cell-address="Tulajdonságok_képzettség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2" table:allow-empty-cell="true" table:base-cell-address="Tulajdonságok_képzettség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false" table:base-cell-address="Tulajdonságok_képzettség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base-cell-address="Tulajdonságok_képzettség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7" table:condition="of:cell-content-is-whole-number() and cell-content()&gt;0" table:allow-empty-cell="true" table:base-cell-address="Tulajdonságok_képzettség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8" table:condition="of:cell-content-is-whole-number() and cell-content()&gt;0" table:allow-empty-cell="true" table:base-cell-address="Tartalék.D32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Tartalék.C38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SUM([Tradició_Mágia_Pszi_Háttér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1" table:condition="of:cell-content-is-whole-number() and cell-content-is-between(1,3)" table:allow-empty-cell="true" table:base-cell-address="Tartalék.C42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2" table:condition="of:cell-content-is-whole-number() and cell-content-is-between(1,3)" table:allow-empty-cell="true" table:base-cell-address="Tulajdonságok_képzettség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4)" table:allow-empty-cell="true" table:base-cell-address="Tulajdonságok_képzettségek.D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7"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1)" table:allow-empty-cell="true" table:base-cell-address="Tulajdonságok_képzettségek.D38">
          <table:help-message table:title="Kétkezesség" table:display="true">
            <text:p>Kétkezes harcban +1 Harcmodot Sebesség értéke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Tulajdonságok_képzettség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decimal-number() and cell-content-is-between(0,3)" table:allow-empty-cell="false" table:base-cell-address="Tartalék.D33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1" table:base-cell-address="Tartalék.D33">
          <table:help-message table:title="Ne módosítsd!" table:display="true">
            <text:p>A program számolja.</text:p>
          </table:help-message>
        </table:content-validation>
        <table:content-validation table:name="val42" table:base-cell-address="Tulajdonságok_képzettség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3" table:base-cell-address="Tulajdonságok_képzettségek.D6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4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5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6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7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8" table:base-cell-address="Tartalék.E35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condition="of:cell-content-is-whole-number() and cell-content-is-between(1,10)" table:allow-empty-cell="true" table:base-cell-address="Tulajdonságok_képzettség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0" table:base-cell-address="Tartalék.H3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1" table:base-cell-address="Tartalék.H3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2" table:base-cell-address="Tartalék.H3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3" table:base-cell-address="Tulajdonságok_képzettségek.G63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4" table:base-cell-address="Tulajdonságok_képzettségek.G64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5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6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0,12)" table:allow-empty-cell="true" table:base-cell-address="Tulajdonságok_képzettségek.H60">
          <table:help-message table:title="Történelemismeret - saját régió" table:display="true">
            <text:p>A piros 'saját régió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9" table:condition="of:cell-content-is-whole-number() and cell-content-is-between(0,12)" table:allow-empty-cell="true" table:base-cell-address="Tartalék.H40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0" table:condition="of:cell-content-is-whole-number() and cell-content-is-between(0,5)" table:allow-empty-cell="true" table:base-cell-address="Tartalék.H38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1" table:condition="of:cell-content-is-decimal-number() and cell-content-is-between(0,9)" table:allow-empty-cell="true" table:base-cell-address="Tulajdonságok_képzettségek.H64">
          <table:help-message table:title="Nyelvismeret - elsődleges" table:display="true">
            <text:p>A piros 'saját nyelv' szöveg helyére írd be karaktered</text:p>
            <text:p>anyanyelvét. Erre alapból +6 bónusz szintet kap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2" table:condition="of:cell-content-is-decimal-number() and cell-content-is-between(0,12)" table:allow-empty-cell="true" table:base-cell-address="Tulajdonságok_képzettségek.H65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5" table:base-cell-address="Tulajdonságok_képzettség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6" table:base-cell-address="Tartalék.A24">
          <table:error-message table:message-type="stop" table:display="true"/>
        </table:content-validation>
        <table:content-validation table:name="val67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8" table:base-cell-address="Tulajdonságok_képzettség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9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0" table:condition="of:cell-content-is-whole-number() and cell-content()=1" table:allow-empty-cell="false" table:base-cell-address="Tulajdonságok_képzettségek.C51"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()&gt;0" table:allow-empty-cell="true" table:base-cell-address="Tulajdonságok_képzettség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Tulajdonságok_képzettség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5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7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8" table:base-cell-address="Tartalék.A29">
          <table:help-message table:display="true"/>
          <table:error-message table:message-type="stop" table:display="true"/>
        </table:content-validation>
        <table:content-validation table:name="val79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0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1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2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3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4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85" table:base-cell-address="Tartalék.E33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86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7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9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0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2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93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4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5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modor Sebesség értéket ad.</text:p>
            <text:p>DE CSAK, ha legalább 1.fokon megvan a Kétkezes Harc!</text:p>
          </table:help-message>
          <table:error-message table:message-type="stop" table:display="true"/>
        </table:content-validation>
        <table:content-validation table:name="val96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9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9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9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0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1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2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3" table:base-cell-address="Tartalék.C38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04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05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6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07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08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09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0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1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2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3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14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5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6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7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8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19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0" table:base-cell-address="Tartalék.E31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1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2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23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4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5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26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27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8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9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0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1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2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3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34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35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36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37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38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39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0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1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42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43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44" table:base-cell-address="KP_tablazat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45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3" table:default-cell-style-name="ce33"/>
        <table:table-column table:style-name="co14" table:default-cell-style-name="ce33"/>
        <table:table-column table:style-name="co16" table:number-columns-repeated="2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number-columns-repeated="2" table:default-cell-style-name="ce33"/>
        <table:table-column table:style-name="co21" table:default-cell-style-name="ce33"/>
        <table:table-column table:style-name="co17" table:default-cell-style-name="ce33"/>
        <table:table-column table:style-name="co22" table:default-cell-style-name="ce612"/>
        <table:table-column table:style-name="co23" table:default-cell-style-name="ce33"/>
        <table:table-column table:style-name="co24" table:default-cell-style-name="ce33"/>
        <table:table-column table:style-name="co12" table:default-cell-style-name="ce33"/>
        <table:table-column table:style-name="co25" table:default-cell-style-name="ce33"/>
        <table:table-column table:style-name="co12" table:default-cell-style-name="ce33"/>
        <table:table-column table:style-name="co26" table:default-cell-style-name="ce33"/>
        <table:table-column table:style-name="co12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619" table:number-columns-repeated="4"/>
          <table:table-cell table:style-name="ce413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43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7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13"/>
          <table:covered-table-cell table:style-name="ce491"/>
          <table:covered-table-cell table:style-name="ce377"/>
          <table:covered-table-cell table:number-columns-repeated="4" table:style-name="ce413"/>
          <table:covered-table-cell table:style-name="ce267"/>
          <table:table-cell/>
          <table:table-cell table:style-name="Default"/>
          <table:table-cell table:number-columns-repeated="3"/>
          <table:table-cell table:style-name="ce413" table:number-columns-repeated="240"/>
        </table:table-row>
        <table:table-row table:style-name="ro28">
          <table:table-cell table:style-name="ce109" table:number-columns-spanned="11" table:number-rows-spanned="1"/>
          <table:covered-table-cell table:number-columns-repeated="9" table:style-name="ce377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377"/>
          <table:covered-table-cell table:style-name="ce146"/>
          <table:table-cell table:style-name="ce88" office:value-type="float" office:value="5" calcext:value-type="float" table:number-columns-spanned="2" table:number-rows-spanned="1">
            <text:p>5</text:p>
          </table:table-cell>
          <table:covered-table-cell table:style-name="ce377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4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8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44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03" table:content-validation-name="val44" table:formula="of:=[.$E$11]-([.$K$11]+[.$D$55]+[Harcértékek.E10]+[Tradició_Mágia_Pszi_Háttér.E3])" office:value-type="float" office:value="850" calcext:value-type="float">
            <text:p>850</text:p>
          </table:table-cell>
          <table:table-cell/>
          <table:table-cell table:style-name="ce193" table:number-columns-spanned="5" table:number-rows-spanned="1"/>
          <table:covered-table-cell table:number-columns-repeated="4" table:style-name="Default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22"/>
          <table:table-cell table:style-name="ce509" table:content-validation-name="val45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4" table:formula="of:=SUM([.$K$16:.$K$23])+SUM([.$K$27:.$K$34])+SUM([.$K$37:.$K$57])+SUM([.K60:.K64])+SUM([Tartalék.L5:.L10])+SUM([Tartalék.L13:.L17])+SUM([Tartalék.L20:.L29]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style-name="ce10" table:number-columns-spanned="5" table:number-rows-spanned="1"/>
          <table:covered-table-cell table:number-columns-repeated="4" table:style-name="Default"/>
          <table:table-cell/>
          <table:table-cell table:style-name="ce193" table:number-columns-spanned="5" table:number-rows-spanned="1"/>
          <table:covered-table-cell table:number-columns-repeated="4" table:style-name="ce377"/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27">
          <table:table-cell table:style-name="ce365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365"/>
          <table:table-cell table:style-name="ce97" table:content-validation-name="val2" table:formula="of:=SUM([.$K16:.$K23])+SUM([.$K27:.$K28])+SUM([.$E33:.$E42])+[.$E$53]+SUM([.K37:.K40])+[Harcértékek.$E$10]+[Tradició_Mágia_Pszi_Háttér.$E$3]+[$Tartalék.$L$5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365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365" table:content-validation-name="val9"/>
          <table:table-cell table:style-name="ce92" table:content-validation-name="val46" table:formula="of:=([$KP_tablazat.$K$7]+([.$D$8]*((2*[.$C22])+[$KP_tablazat.$K8])))" office:value-type="float" office:value="650" calcext:value-type="float">
            <text:p>65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44">Harcmodor képzettségek (Átfogó) </text:span><text:span text:style-name="T45">🅿️</text:span></text:p>
          </table:table-cell>
          <table:covered-table-cell table:style-name="ce237"/>
          <table:covered-table-cell table:style-name="ce247"/>
          <table:covered-table-cell table:style-name="ce586"/>
          <table:covered-table-cell table:style-name="ce504"/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377"/>
          <table:table-cell/>
          <table:table-cell table:style-name="ce176" office:value-type="string" calcext:value-type="string" table:number-columns-spanned="2" table:number-rows-spanned="1">
            <text:p>Név</text:p>
          </table:table-cell>
          <table:covered-table-cell table:style-name="ce553"/>
          <table:table-cell table:style-name="ce166" office:value-type="string" calcext:value-type="string">
            <text:p>MP</text:p>
          </table:table-cell>
          <table:table-cell table:style-name="ce553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27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177" office:value-type="string" calcext:value-type="string" table:number-columns-spanned="2" table:number-rows-spanned="1">
            <text:p>Közelharc</text:p>
          </table:table-cell>
          <table:covered-table-cell table:style-name="ce554" table:content-validation-name="val55"/>
          <table:table-cell table:style-name="ce233" table:content-validation-name="val63" table:formula="of:=[.$J16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6]&gt;0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177" office:value-type="string" calcext:value-type="string" table:number-columns-spanned="2" table:number-rows-spanned="1">
            <text:p>Kardvívás</text:p>
          </table:table-cell>
          <table:covered-table-cell table:style-name="ce554" table:content-validation-name="val55"/>
          <table:table-cell table:style-name="ce233" table:content-validation-name="val63" table:formula="of:=[.$J17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612"/>
          <table:table-cell table:style-name="ce515"/>
          <table:table-cell table:style-name="Default" table:number-columns-repeated="2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447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18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Pusztítás</text:p>
          </table:table-cell>
          <table:covered-table-cell table:style-name="ce554" table:content-validation-name="val55"/>
          <table:table-cell table:style-name="ce233" table:content-validation-name="val63" table:formula="of:=[.$J18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8]&gt;0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447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19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ándzsavívás</text:p>
          </table:table-cell>
          <table:covered-table-cell table:style-name="ce554" table:content-validation-name="val55"/>
          <table:table-cell table:style-name="ce233" table:content-validation-name="val63" table:formula="of:=[.$J19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447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0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Hajítás</text:p>
          </table:table-cell>
          <table:covered-table-cell table:style-name="ce554" table:content-validation-name="val56"/>
          <table:table-cell table:style-name="ce233" table:content-validation-name="val63" table:formula="of:=[.$J20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447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1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Íjászat</text:p>
          </table:table-cell>
          <table:covered-table-cell table:style-name="ce554" table:content-validation-name="val56"/>
          <table:table-cell table:style-name="ce233" table:content-validation-name="val63" table:formula="of:=[.$J21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574" office:value-type="string" calcext:value-type="string">
            <text:p>Primer Tétel</text:p>
          </table:table-cell>
          <table:table-cell table:style-name="ce579" office:value-type="string" calcext:value-type="string">
            <text:p>KP</text:p>
          </table:table-cell>
          <table:table-cell table:style-name="ce579" office:value-type="string" calcext:value-type="string">
            <text:p>Primer %</text:p>
          </table:table-cell>
          <table:table-cell table:style-name="Default" table:number-columns-repeated="2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447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2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övészet</text:p>
          </table:table-cell>
          <table:covered-table-cell table:style-name="ce554" table:content-validation-name="val56"/>
          <table:table-cell table:style-name="ce233" table:content-validation-name="val63" table:formula="of:=[.$J22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281" office:value-type="string" calcext:value-type="string">
            <text:p>HM</text:p>
          </table:table-cell>
          <table:table-cell table:style-name="ce580" table:formula="of:=[$Harcértékek.$E$10]" office:value-type="float" office:value="0" calcext:value-type="float">
            <text:p>0</text:p>
          </table:table-cell>
          <table:table-cell table:style-name="ce281" table:formula="of:=([.$M22]/[.$E$13])*100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447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3];tulajdonsagok;2)" office:value-type="float" office:value="5" calcext:value-type="float">
            <text:p>5</text:p>
          </table:table-cell>
          <table:table-cell/>
          <table:table-cell table:style-name="ce181" office:value-type="string" calcext:value-type="string" table:number-columns-spanned="2" table:number-rows-spanned="1">
            <text:p>Mágikus célzás</text:p>
          </table:table-cell>
          <table:covered-table-cell table:style-name="ce554" table:content-validation-name="val56"/>
          <table:table-cell table:style-name="ce233" table:content-validation-name="val63" table:formula="of:=[.$J23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3]&gt;0;VLOOKUP([.$J23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Össz harcmodor</text:p>
          </table:table-cell>
          <table:table-cell table:style-name="ce612" table:formula="of:=SUM([.K16:.K23])" office:value-type="float" office:value="0" calcext:value-type="float">
            <text:p>0</text:p>
          </table:table-cell>
          <table:table-cell table:style-name="ce281" table:formula="of:=([.$M23]/[.$E$13])*100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279"/>
          <table:table-cell table:style-name="ce619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447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377"/>
          <table:covered-table-cell table:style-name="ce504"/>
          <table:table-cell table:content-validation-name="val65" office:value-type="string" calcext:value-type="string">
            <text:p>Primer képzettség</text:p>
          </table:table-cell>
          <table:table-cell table:style-name="ce281" table:formula="of:=SUM([.K27:.K28])+SUM([.K37:.K40])" office:value-type="float" office:value="0" calcext:value-type="float">
            <text:p>0</text:p>
          </table:table-cell>
          <table:table-cell table:style-name="ce281" table:formula="of:=([.$M24]/[.$E$13])*100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447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office:value-type="string" calcext:value-type="string">
            <text:p>Mesterfegyver</text:p>
          </table:table-cell>
          <table:table-cell table:style-name="ce281" table:formula="of:=[.E53]" office:value-type="float" office:value="0" calcext:value-type="float">
            <text:p>0</text:p>
          </table:table-cell>
          <table:table-cell table:style-name="ce281" table:formula="of:=([.$M25]/[.$E$13])*100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377"/>
          <table:table-cell table:style-name="ce504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53"/>
          <table:covered-table-cell table:style-name="ce248"/>
          <table:table-cell table:style-name="ce553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office:value-type="string" calcext:value-type="string">
            <text:p>Primer Fortélyok</text:p>
          </table:table-cell>
          <table:table-cell table:style-name="ce281" table:formula="of:=SUM([.E33:.E42])" office:value-type="float" office:value="0" calcext:value-type="float">
            <text:p>0</text:p>
          </table:table-cell>
          <table:table-cell table:style-name="ce281" table:formula="of:=([.$M26]/[.$E$13])*100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504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56" table:content-validation-name="val56"/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7]&gt;0;VLOOKUP([.$J27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Pszí + Mágia</text:p>
          </table:table-cell>
          <table:table-cell table:style-name="ce281" table:formula="of:=[$Tradició_Mágia_Pszi_Háttér.E3]" office:value-type="float" office:value="0" calcext:value-type="float">
            <text:p>0</text:p>
          </table:table-cell>
          <table:table-cell table:style-name="ce281" table:formula="of:=([.$M27]/[.$E$13])*100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29"/>
          <table:table-cell table:style-name="ce60" table:content-validation-name="val20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29" table:content-validation-name="val20"/>
          <table:table-cell table:style-name="ce505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56" table:content-validation-name="val56"/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576"/>
          <table:table-cell table:style-name="ce581" table:number-columns-repeated="2"/>
          <table:table-cell table:number-columns-repeated="242"/>
        </table:table-row>
        <table:table-row table:style-name="ro1">
          <table:table-cell table:style-name="ce377" table:number-columns-spanned="5" table:number-rows-spanned="1"/>
          <table:covered-table-cell table:number-columns-repeated="4" table:style-name="ce377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77" office:value-type="string" calcext:value-type="string">
            <text:p>SUM</text:p>
          </table:table-cell>
          <table:table-cell table:style-name="ce582" table:formula="of:=SUM([.M22:.M28])" office:value-type="float" office:value="0" calcext:value-type="float">
            <text:p>0</text:p>
          </table:table-cell>
          <table:table-cell table:style-name="ce577" table:formula="of:=SUM([.N22:.N28])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27">
          <table:table-cell table:style-name="ce123" office:value-type="string" calcext:value-type="string" table:number-columns-spanned="5" table:number-rows-spanned="1">
            <text:p>Primer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619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3" table:number-columns-repeated="3"/>
          <table:table-cell table:style-name="ce491" table:number-columns-repeated="2"/>
          <table:table-cell table:style-name="ce283" table:number-columns-repeated="238"/>
        </table:table-row>
        <table:table-row table:style-name="ro1">
          <table:table-cell table:style-name="ce379" office:value-type="string" calcext:value-type="string" table:number-columns-spanned="2" table:number-rows-spanned="1">
            <text:p>Vértviselet</text:p>
          </table:table-cell>
          <table:covered-table-cell table:style-name="ce151"/>
          <table:table-cell table:style-name="ce455" table:content-validation-name="val21" office:value-type="float" office:value="3" calcext:value-type="float">
            <text:p>3</text:p>
          </table:table-cell>
          <table:table-cell table:style-name="ce483" table:content-validation-name="val32"/>
          <table:table-cell table:style-name="ce101" table:content-validation-name="val44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455" table:content-validation-name="val22" office:value-type="float" office:value="4" calcext:value-type="float">
            <text:p>4</text:p>
          </table:table-cell>
          <table:table-cell table:style-name="ce483" table:content-validation-name="val33"/>
          <table:table-cell table:style-name="ce101" table:content-validation-name="val44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455" table:content-validation-name="val23" office:value-type="float" office:value="1" calcext:value-type="float">
            <text:p>1</text:p>
          </table:table-cell>
          <table:table-cell table:style-name="ce483" table:content-validation-name="val34"/>
          <table:table-cell table:style-name="ce101" table:content-validation-name="val44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455" table:content-validation-name="val24" office:value-type="float" office:value="2" calcext:value-type="float">
            <text:p>2</text:p>
          </table:table-cell>
          <table:table-cell table:style-name="ce483" table:content-validation-name="val35"/>
          <table:table-cell table:style-name="ce101" table:content-validation-name="val44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455" table:content-validation-name="val25" office:value-type="float" office:value="2" calcext:value-type="float">
            <text:p>2</text:p>
          </table:table-cell>
          <table:table-cell table:style-name="ce483" table:content-validation-name="val36"/>
          <table:table-cell table:style-name="ce101" table:content-validation-name="val44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53"/>
          <table:covered-table-cell table:style-name="ce248"/>
          <table:table-cell table:style-name="ce553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office:value-type="string" calcext:value-type="string" table:number-columns-spanned="2" table:number-rows-spanned="1">
            <text:p>Kétkezes harc</text:p>
          </table:table-cell>
          <table:covered-table-cell table:style-name="ce151"/>
          <table:table-cell table:style-name="ce455" table:content-validation-name="val26" office:value-type="float" office:value="3" calcext:value-type="float">
            <text:p>3</text:p>
          </table:table-cell>
          <table:table-cell table:style-name="ce90" table:content-validation-name="val37"/>
          <table:table-cell table:style-name="ce101" table:content-validation-name="val44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37]&gt;0;VLOOKUP([.$J3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office:value-type="string" calcext:value-type="string" table:number-columns-spanned="2" table:number-rows-spanned="1">
            <text:p>Kétkezesség</text:p>
          </table:table-cell>
          <table:covered-table-cell table:style-name="ce151"/>
          <table:table-cell table:style-name="ce455" table:content-validation-name="val27" office:value-type="float" office:value="1" calcext:value-type="float">
            <text:p>1</text:p>
          </table:table-cell>
          <table:table-cell table:style-name="ce483" table:content-validation-name="val38"/>
          <table:table-cell table:style-name="ce101" table:content-validation-name="val44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38]&gt;0;VLOOKUP([.$J38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number-columns-spanned="2" table:number-rows-spanned="1"/>
          <table:covered-table-cell table:style-name="ce151"/>
          <table:table-cell table:style-name="ce72" table:content-validation-name="val28"/>
          <table:table-cell table:style-name="ce483" table:content-validation-name="val28"/>
          <table:table-cell table:style-name="ce101" table:content-validation-name="val44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number-columns-spanned="2" table:number-rows-spanned="1"/>
          <table:covered-table-cell table:style-name="ce151"/>
          <table:table-cell table:style-name="ce72" table:content-validation-name="val28"/>
          <table:table-cell table:style-name="ce483" table:content-validation-name="val28"/>
          <table:table-cell table:style-name="ce101" table:content-validation-name="val44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2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number-columns-spanned="2" table:number-rows-spanned="1"/>
          <table:covered-table-cell table:style-name="ce151"/>
          <table:table-cell table:style-name="ce72" table:content-validation-name="val28"/>
          <table:table-cell table:style-name="ce483" table:content-validation-name="val28"/>
          <table:table-cell table:style-name="ce101" table:content-validation-name="val44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1]&gt;0;VLOOKUP([.$J4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3" table:number-columns-repeated="5"/>
          <table:table-cell table:style-name="ce619" table:number-columns-repeated="238"/>
        </table:table-row>
        <table:table-row table:style-name="ro1">
          <table:table-cell table:style-name="ce379" table:number-columns-spanned="2" table:number-rows-spanned="1"/>
          <table:covered-table-cell table:style-name="ce151"/>
          <table:table-cell table:style-name="ce72" table:content-validation-name="val28"/>
          <table:table-cell table:style-name="ce483" table:content-validation-name="val28"/>
          <table:table-cell table:style-name="ce101" table:content-validation-name="val44" table:formula="of:=[.$D42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2]&gt;0;VLOOKUP([.$J4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3" table:number-columns-repeated="3"/>
          <table:table-cell table:style-name="ce491" table:number-columns-repeated="2"/>
          <table:table-cell table:style-name="ce283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Szekunder fortélyok</text:p>
          </table:table-cell>
          <table:covered-table-cell table:number-columns-repeated="3" table:style-name="Default"/>
          <table:covered-table-cell table:style-name="Default" table:formula="of:=[.$D43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3]&gt;0;VLOOKUP([.$J4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74" table:content-validation-name="val29" office:value-type="float" office:value="1" calcext:value-type="float">
            <text:p>1</text:p>
          </table:table-cell>
          <table:table-cell table:style-name="ce483" table:content-validation-name="val39"/>
          <table:table-cell table:style-name="ce101" table:content-validation-name="val44" table:formula="of:=IF(([Tradició_Mágia_Pszi_Háttér.E7]&gt;2);0;[.$D44]*[$KP_tablazat.$K$14])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number-columns-spanned="2" table:number-rows-spanned="1"/>
          <table:covered-table-cell table:style-name="ce150"/>
          <table:table-cell table:style-name="ce168" table:content-validation-name="val28"/>
          <table:table-cell table:style-name="ce483" table:content-validation-name="val28"/>
          <table:table-cell table:style-name="ce101" table:content-validation-name="val44" table:formula="of:=[.$D45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number-columns-spanned="2" table:number-rows-spanned="1"/>
          <table:covered-table-cell table:style-name="ce151"/>
          <table:table-cell table:style-name="ce168" table:content-validation-name="val28"/>
          <table:table-cell table:style-name="ce483" table:content-validation-name="val28"/>
          <table:table-cell table:style-name="ce101" table:content-validation-name="val44" table:formula="of:=[.$D46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number-columns-spanned="2" table:number-rows-spanned="1"/>
          <table:covered-table-cell table:style-name="ce151"/>
          <table:table-cell table:style-name="ce168" table:content-validation-name="val28"/>
          <table:table-cell table:style-name="ce483" table:content-validation-name="val28"/>
          <table:table-cell table:style-name="ce101" table:content-validation-name="val44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number-columns-spanned="2" table:number-rows-spanned="1"/>
          <table:covered-table-cell table:style-name="ce150"/>
          <table:table-cell table:style-name="ce168" table:content-validation-name="val28"/>
          <table:table-cell table:style-name="ce483" table:content-validation-name="val28"/>
          <table:table-cell table:style-name="ce101" table:content-validation-name="val44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number-columns-spanned="2" table:number-rows-spanned="1"/>
          <table:covered-table-cell table:style-name="ce150"/>
          <table:table-cell table:style-name="ce168" table:content-validation-name="val28"/>
          <table:table-cell table:style-name="ce483" table:content-validation-name="val28"/>
          <table:table-cell table:style-name="ce101" table:content-validation-name="val44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number-columns-spanned="2" table:number-rows-spanned="1"/>
          <table:covered-table-cell table:style-name="ce150"/>
          <table:table-cell table:style-name="ce168" table:content-validation-name="val28"/>
          <table:table-cell table:style-name="ce483" table:content-validation-name="val28"/>
          <table:table-cell table:style-name="ce101" table:content-validation-name="val44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number-columns-spanned="2" table:number-rows-spanned="1"/>
          <table:covered-table-cell table:style-name="ce150"/>
          <table:table-cell table:style-name="ce168" table:content-validation-name="val28"/>
          <table:table-cell table:style-name="ce483" table:content-validation-name="val28"/>
          <table:table-cell table:style-name="ce101" table:content-validation-name="val44" table:formula="of:=[.$D51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0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40"/>
          <table:table-cell table:style-name="ce102" table:content-validation-name="val48" table:formula="of:=[.$C$53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377"/>
          <table:covered-table-cell table:style-name="ce50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1" table:formula="of:=SUM([.$E$33:.$E$42])+SUM([.E44:.E51])+SUM([.E53])+SUM([Tartalék.F9:.F29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22"/>
          <table:table-cell table:style-name="ce18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505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7]&gt;0;VLOOKUP([.$J5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42" table:formula="of:=(ROUNDDOWN(SUM([.J16:.J19])/[KP_tablazat.K16]))-SUM([.C60:.C65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 table:style-name="ce281"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469" table:content-validation-name="val31"/>
          <table:table-cell table:style-name="ce469" table:content-validation-name="val43"/>
          <table:table-cell table:style-name="ce148" table:content-validation-name="val49"/>
          <table:table-cell/>
          <table:table-cell table:style-name="ce543" table:content-validation-name="val50" office:value-type="string" calcext:value-type="string">
            <text:p>Történelemism:[<text:span text:style-name="T46">saját régió</text:span><text:span text:style-name="T47">]</text:span></text:p>
          </table:table-cell>
          <table:table-cell table:style-name="ce563" table:content-validation-name="val58" office:value-type="float" office:value="0" calcext:value-type="float">
            <text:p>0</text:p>
          </table:table-cell>
          <table:table-cell table:style-name="ce310" table:content-validation-name="val57" office:value-type="float" office:value="3" calcext:value-type="float">
            <text:p>+3</text:p>
          </table:table-cell>
          <table:table-cell table:style-name="ce261" table:content-validation-name="val44" table:formula="of:=[.H60]+[.I60]" office:value-type="float" office:value="3" calcext:value-type="float">
            <text:p>3</text:p>
          </table:table-cell>
          <table:table-cell table:style-name="ce271" table:content-validation-name="val44" table:formula="of:=-IF([.$I60]&gt;0;VLOOKUP([.$I60];KP_táblázat;MATCH(&quot;Átlagos&quot;;KP_fejléc;0);0);0)+IF([.$J60];VLOOKUP([.$J6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69" table:content-validation-name="val31"/>
          <table:table-cell table:style-name="ce469" table:content-validation-name="val43"/>
          <table:table-cell table:style-name="ce148" table:content-validation-name="val49"/>
          <table:table-cell/>
          <table:table-cell table:style-name="ce543" table:content-validation-name="val51" office:value-type="string" calcext:value-type="string">
            <text:p>Vallásism – [<text:span text:style-name="T46">saját pantheon</text:span><text:span text:style-name="T47">]</text:span></text:p>
          </table:table-cell>
          <table:table-cell table:style-name="ce563" table:content-validation-name="val59" office:value-type="float" office:value="0" calcext:value-type="float">
            <text:p>0</text:p>
          </table:table-cell>
          <table:table-cell table:style-name="ce310" table:content-validation-name="val57" office:value-type="float" office:value="3" calcext:value-type="float">
            <text:p>+3</text:p>
          </table:table-cell>
          <table:table-cell table:style-name="ce261" table:content-validation-name="val44" table:formula="of:=[.H61]+[.I61]" office:value-type="float" office:value="3" calcext:value-type="float">
            <text:p>3</text:p>
          </table:table-cell>
          <table:table-cell table:style-name="ce271" table:content-validation-name="val44" table:formula="of:=-IF([.$I61]&gt;0;VLOOKUP([.$I61];KP_táblázat;MATCH(&quot;Átlagos&quot;;KP_fejléc;0);0);0)+IF([.$J61];VLOOKUP([.$J6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69" table:content-validation-name="val31"/>
          <table:table-cell table:style-name="ce469" table:content-validation-name="val43"/>
          <table:table-cell table:style-name="ce148" table:content-validation-name="val49"/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69" table:content-validation-name="val31"/>
          <table:table-cell table:style-name="ce469" table:content-validation-name="val43"/>
          <table:table-cell table:style-name="ce148" table:content-validation-name="val49"/>
          <table:table-cell/>
          <table:table-cell table:style-name="ce543" table:content-validation-name="val52" office:value-type="string" calcext:value-type="string">
            <text:p>Helyismeret: [<text:span text:style-name="T46">saját város</text:span>]</text:p>
          </table:table-cell>
          <table:table-cell table:style-name="ce563" table:content-validation-name="val60" office:value-type="float" office:value="0" calcext:value-type="float">
            <text:p>0</text:p>
          </table:table-cell>
          <table:table-cell table:style-name="ce310" table:content-validation-name="val57" office:value-type="float" office:value="10" calcext:value-type="float">
            <text:p>+10</text:p>
          </table:table-cell>
          <table:table-cell table:style-name="ce261" table:content-validation-name="val44" table:formula="of:=[.H63]+[.I63]" office:value-type="float" office:value="10" calcext:value-type="float">
            <text:p>10</text:p>
          </table:table-cell>
          <table:table-cell table:style-name="ce271" table:content-validation-name="val44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69" table:content-validation-name="val31"/>
          <table:table-cell table:style-name="ce469" table:content-validation-name="val43"/>
          <table:table-cell table:style-name="ce148" table:content-validation-name="val49"/>
          <table:table-cell/>
          <table:table-cell table:style-name="ce543" table:content-validation-name="val53" office:value-type="string" calcext:value-type="string">
            <text:p>Nyelvismeret – [<text:span text:style-name="T46">1. nyelv</text:span><text:span text:style-name="T47">]</text:span></text:p>
          </table:table-cell>
          <table:table-cell table:style-name="ce563" table:content-validation-name="val61" office:value-type="float" office:value="0" calcext:value-type="float">
            <text:p>0</text:p>
          </table:table-cell>
          <table:table-cell table:style-name="ce310" table:content-validation-name="val57" office:value-type="float" office:value="6" calcext:value-type="float">
            <text:p>+6</text:p>
          </table:table-cell>
          <table:table-cell table:style-name="ce261" table:content-validation-name="val44" table:formula="of:=[.H64]+[.I64]" office:value-type="float" office:value="6" calcext:value-type="float">
            <text:p>6</text:p>
          </table:table-cell>
          <table:table-cell table:style-name="ce271" table:content-validation-name="val44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470" table:content-validation-name="val31"/>
          <table:table-cell table:style-name="ce470" table:content-validation-name="val43"/>
          <table:table-cell table:style-name="ce161" table:content-validation-name="val49"/>
          <table:table-cell/>
          <table:table-cell table:style-name="ce201" table:content-validation-name="val54" office:value-type="string" calcext:value-type="string">
            <text:p><text:span text:style-name="T48">Nyelvismeret – [</text:span><text:span text:style-name="T49">2. nyelv</text:span><text:span text:style-name="T50">]</text:span></text:p>
          </table:table-cell>
          <table:table-cell table:style-name="ce244" table:content-validation-name="val62" office:value-type="float" office:value="0" calcext:value-type="float">
            <text:p>0</text:p>
          </table:table-cell>
          <table:table-cell table:style-name="ce226" table:content-validation-name="val57" office:value-type="float" office:value="3" calcext:value-type="float">
            <text:p>+3</text:p>
          </table:table-cell>
          <table:table-cell table:style-name="ce251" table:content-validation-name="val44" table:formula="of:=[.H65]+[.I65]" office:value-type="float" office:value="3" calcext:value-type="float">
            <text:p>3</text:p>
          </table:table-cell>
          <table:table-cell table:style-name="ce312" table:content-validation-name="val44" table:formula="of:=-IF([.$I65]&gt;0;VLOOKUP([.$I65];KP_táblázat;MATCH(&quot;Spec.&quot;;KP_fejléc;0);0);0)+IF([.$J65];VLOOKUP([.$J65];KP_táblázat;MATCH(&quot;Spec.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D8:Tulajdonságok_képzettségek.D8">
            <calcext:condition calcext:apply-style-name="Warning_szinttúlépés" calcext:value="&gt;[$KP_tablazat.$K$4]" calcext:base-cell-address="Tulajdonságok_képzettségek.D8"/>
            <calcext:condition calcext:apply-style-name="Accent" calcext:value="=0" calcext:base-cell-address="Tulajdonságok_képzettségek.D8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A9:Tulajdonságok_képzettségek.A9">
            <calcext:condition calcext:apply-style-name="Warning_primer_túllépve" calcext:value="formula-is([.$E13]&gt;[.$E$14])" calcext:base-cell-address="Tulajdonságok_képzettségek.A9"/>
          </calcext:conditional-format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7">
            <calcext:condition calcext:apply-style-name="Warning_szinttúlépés" calcext:value="&gt;[$Tulajdonságok_képzettségek.$J$8]" calcext:base-cell-address="Tulajdonságok_képzettségek.J29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7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2" table:number-columns-repeated="244" table:default-cell-style-name="Default"/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4" table:formula="of:=[Tulajdonságok_képzettségek.K11]" office:value-type="float" office:value="0" calcext:value-type="float">
            <text:p>0</text:p>
          </table:table-cell>
          <table:table-cell table:style-name="ce662" table:content-validation-name="val66"/>
          <table:table-cell table:style-name="ce460" table:content-validation-name="val66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6"/>
          <table:covered-table-cell table:style-name="ce272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66"/>
          <table:table-cell table:style-name="ce176" table:content-validation-name="val66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6"/>
          <table:covered-table-cell table:style-name="ce248" table:content-validation-name="val66"/>
          <table:table-cell table:style-name="ce238" table:content-validation-name="val66" office:value-type="string" calcext:value-type="string">
            <text:p>Szint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629" table:content-validation-name="val6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6"/>
          <table:covered-table-cell table:style-name="ce637"/>
          <table:covered-table-cell/>
          <table:table-cell table:style-name="ce642" table:content-validation-name="val74" table:formula="of:=[Tulajdonságok_képzettségek.D55]" office:value-type="float" office:value="0" calcext:value-type="float">
            <text:p>0</text:p>
          </table:table-cell>
          <table:table-cell table:style-name="ce230" table:content-validation-name="val66"/>
          <table:table-cell table:style-name="ce347" table:content-validation-name="val66" office:value-type="string" calcext:value-type="string" table:number-columns-spanned="3" table:number-rows-spanned="1">
            <text:p><text:span text:style-name="T51">Ostromlövészet </text:span><text:span text:style-name="T52">🅿️</text:span></text:p>
          </table:table-cell>
          <table:covered-table-cell table:number-columns-repeated="2" table:style-name="ce256" table:content-validation-name="val66"/>
          <table:table-cell table:style-name="ce471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27">
          <table:table-cell table:style-name="ce123" table:content-validation-name="val66" office:value-type="string" calcext:value-type="string" table:number-columns-spanned="6" table:number-rows-spanned="1">
            <text:p>Szekunder Fortélyok</text:p>
          </table:table-cell>
          <table:covered-table-cell table:style-name="ce149" table:content-validation-name="val66"/>
          <table:covered-table-cell table:style-name="ce165" table:content-validation-name="val66"/>
          <table:covered-table-cell table:style-name="ce149" table:content-validation-name="val66"/>
          <table:covered-table-cell table:style-name="ce195" table:content-validation-name="val66"/>
          <table:covered-table-cell/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117" table:content-validation-name="val66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66"/>
          <table:covered-table-cell/>
          <table:table-cell table:style-name="ce166" table:content-validation-name="val66" office:value-type="string" calcext:value-type="string">
            <text:p>Max</text:p>
          </table:table-cell>
          <table:table-cell table:style-name="ce166" table:content-validation-name="val66" office:value-type="string" calcext:value-type="string">
            <text:p>Fok</text:p>
          </table:table-cell>
          <table:table-cell table:style-name="ce196" table:content-validation-name="val66" office:value-type="string" calcext:value-type="string">
            <text:p>KP</text:p>
          </table:table-cell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3" table:content-validation-name="val66"/>
          <table:table-cell table:style-name="ce695" table:content-validation-name="val44" table:formula="of:=[.$E9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3" table:content-validation-name="val66"/>
          <table:table-cell table:style-name="ce695" table:content-validation-name="val44" table:formula="of:=[.$E10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3" table:content-validation-name="val66"/>
          <table:table-cell table:style-name="ce695" table:content-validation-name="val44" table:formula="of:=[.$E11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27" table:content-validation-name="val66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6"/>
          <table:covered-table-cell table:style-name="ce274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3" table:content-validation-name="val66"/>
          <table:table-cell table:style-name="ce695" table:content-validation-name="val44" table:formula="of:=[.$E12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176" table:content-validation-name="val66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6"/>
          <table:covered-table-cell table:style-name="ce248" table:content-validation-name="val66"/>
          <table:table-cell table:style-name="ce238" table:content-validation-name="val66" office:value-type="string" calcext:value-type="string">
            <text:p>Szint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3" table:content-validation-name="val66"/>
          <table:table-cell table:style-name="ce695" table:content-validation-name="val44" table:formula="of:=[.$E13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3" table:content-validation-name="val66"/>
          <table:table-cell table:style-name="ce695" table:content-validation-name="val44" table:formula="of:=[.$E14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3" table:content-validation-name="val66"/>
          <table:table-cell table:style-name="ce695" table:content-validation-name="val44" table:formula="of:=[.$E15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3" table:content-validation-name="val66"/>
          <table:table-cell table:style-name="ce695" table:content-validation-name="val44" table:formula="of:=[.$E16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3" table:content-validation-name="val66"/>
          <table:table-cell table:style-name="ce695" table:content-validation-name="val44" table:formula="of:=[.$E17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3" table:content-validation-name="val66"/>
          <table:table-cell table:style-name="ce695" table:content-validation-name="val44" table:formula="of:=[.$E18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27" table:content-validation-name="val66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66"/>
          <table:covered-table-cell table:style-name="ce474" table:content-validation-name="val66"/>
          <table:covered-table-cell table:style-name="ce276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3" table:content-validation-name="val66"/>
          <table:table-cell table:style-name="ce695" table:content-validation-name="val44" table:formula="of:=[.$E19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31" table:content-validation-name="val66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66"/>
          <table:covered-table-cell table:style-name="ce754" table:content-validation-name="val66"/>
          <table:table-cell table:style-name="ce478" table:content-validation-name="val66" office:value-type="string" calcext:value-type="string">
            <text:p>Szint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483" table:content-validation-name="val66"/>
          <table:table-cell table:style-name="ce695" table:content-validation-name="val44" table:formula="of:=[.$E20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543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483" table:content-validation-name="val66"/>
          <table:table-cell table:style-name="ce695" table:content-validation-name="val44" table:formula="of:=[.$E21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543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483" table:content-validation-name="val66"/>
          <table:table-cell table:style-name="ce695" table:content-validation-name="val44" table:formula="of:=[.$E22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543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2]+[.J22]" office:value-type="float" office:value="0" calcext:value-type="float">
            <text:p>0</text:p>
          </table:table-cell>
          <table:table-cell table:style-name="ce271" table:content-validation-name="val75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483" table:content-validation-name="val66"/>
          <table:table-cell table:style-name="ce695" table:content-validation-name="val44" table:formula="of:=[.$E23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543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3]+[.J23]" office:value-type="float" office:value="0" calcext:value-type="float">
            <text:p>0</text:p>
          </table:table-cell>
          <table:table-cell table:style-name="ce271" table:content-validation-name="val75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483" table:content-validation-name="val66"/>
          <table:table-cell table:style-name="ce695" table:content-validation-name="val44" table:formula="of:=[.$E24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543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4]+[.J24]" office:value-type="float" office:value="0" calcext:value-type="float">
            <text:p>0</text:p>
          </table:table-cell>
          <table:table-cell table:style-name="ce271" table:content-validation-name="val75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483" table:content-validation-name="val66"/>
          <table:table-cell table:style-name="ce695" table:content-validation-name="val44" table:formula="of:=[.$E25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543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5]+[.J25]" office:value-type="float" office:value="0" calcext:value-type="float">
            <text:p>0</text:p>
          </table:table-cell>
          <table:table-cell table:style-name="ce271" table:content-validation-name="val75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483" table:content-validation-name="val66"/>
          <table:table-cell table:style-name="ce695" table:content-validation-name="val44" table:formula="of:=[.$E26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543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6]+[.J26]" office:value-type="float" office:value="0" calcext:value-type="float">
            <text:p>0</text:p>
          </table:table-cell>
          <table:table-cell table:style-name="ce271" table:content-validation-name="val75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644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168" table:content-validation-name="val28" office:value-type="float" office:value="5" calcext:value-type="float">
            <text:p>5</text:p>
          </table:table-cell>
          <table:table-cell table:style-name="ce483" table:content-validation-name="val71"/>
          <table:table-cell table:style-name="ce458" table:content-validation-name="val44" table:formula="of:=-[.$E27]*[$KP_tablazat.$K$30]" office:value-type="float" office:value="-0" calcext:value-type="float">
            <text:p>0</text:p>
          </table:table-cell>
          <table:table-cell table:style-name="ce230" table:content-validation-name="val66"/>
          <table:table-cell table:style-name="ce543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7]+[.J27]" office:value-type="float" office:value="0" calcext:value-type="float">
            <text:p>0</text:p>
          </table:table-cell>
          <table:table-cell table:style-name="ce271" table:content-validation-name="val75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644" table:content-validation-name="val67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9"/>
          <table:covered-table-cell/>
          <table:table-cell table:style-name="ce168" table:content-validation-name="val70" office:value-type="float" office:value="1" calcext:value-type="float">
            <text:p>1</text:p>
          </table:table-cell>
          <table:table-cell table:style-name="ce483" table:content-validation-name="val72"/>
          <table:table-cell table:style-name="ce458" table:content-validation-name="val44" table:formula="of:=-[.$E28]*[$KP_tablazat.$K$28]" office:value-type="float" office:value="-0" calcext:value-type="float">
            <text:p>0</text:p>
          </table:table-cell>
          <table:table-cell table:style-name="ce230" table:content-validation-name="val66"/>
          <table:table-cell table:style-name="ce543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8]+[.J28]" office:value-type="float" office:value="0" calcext:value-type="float">
            <text:p>0</text:p>
          </table:table-cell>
          <table:table-cell table:style-name="ce271" table:content-validation-name="val75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644" table:content-validation-name="val68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9"/>
          <table:covered-table-cell/>
          <table:table-cell table:style-name="ce168" table:content-validation-name="val70" office:value-type="float" office:value="1" calcext:value-type="float">
            <text:p>1</text:p>
          </table:table-cell>
          <table:table-cell table:style-name="ce483" table:content-validation-name="val73"/>
          <table:table-cell table:style-name="ce458" table:content-validation-name="val44" table:formula="of:=-[.$E29]*[$KP_tablazat.$K$29]" office:value-type="float" office:value="-0" calcext:value-type="float">
            <text:p>0</text:p>
          </table:table-cell>
          <table:table-cell table:style-name="ce230" table:content-validation-name="val66"/>
          <table:table-cell table:style-name="ce462" table:content-validation-name="val66" table:number-columns-spanned="3" table:number-rows-spanned="1"/>
          <table:covered-table-cell table:number-columns-repeated="2" table:style-name="ce757" table:content-validation-name="val66"/>
          <table:table-cell table:style-name="ce481" table:content-validation-name="val64" office:value-type="float" office:value="0" calcext:value-type="float">
            <text:p>0</text:p>
          </table:table-cell>
          <table:table-cell table:style-name="ce278" table:content-validation-name="val75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content-validation-name="val66" table:number-columns-repeated="238"/>
        </table:table-row>
        <table:table-row table:style-name="ro1">
          <table:table-cell table:content-validation-name="val66" table:number-columns-spanned="6" table:number-rows-spanned="1"/>
          <table:covered-table-cell table:style-name="ce543" table:content-validation-name="val66"/>
          <table:covered-table-cell table:style-name="ce448" table:content-validation-name="val66"/>
          <table:covered-table-cell table:style-name="ce454" table:content-validation-name="val66"/>
          <table:covered-table-cell table:style-name="ce543" table:content-validation-name="val66"/>
          <table:covered-table-cell table:style-name="ce448" table:content-validation-name="val66"/>
          <table:table-cell table:number-columns-repeated="12"/>
          <table:table-cell table:content-validation-name="val66" table:number-columns-repeated="238"/>
        </table:table-row>
        <table:table-row table:style-name="ro1">
          <table:table-cell table:style-name="ce431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432" office:value-type="string" calcext:value-type="string" table:number-columns-spanned="12" table:number-rows-spanned="1">
            <text:p>Típusok: 1.Faj, <text:s/>2.Bónusz, 3.Karma, 4.Nüansz/művészeti, <text:s/>5.Származás/Jellem/Küllem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647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647"/>
          <table:table-cell table:style-name="ce647" office:value-type="string" calcext:value-type="string" table:number-columns-spanned="3" table:number-rows-spanned="1">
            <text:p>Típusa</text:p>
          </table:table-cell>
          <table:covered-table-cell table:number-columns-repeated="2" table:style-name="ce647"/>
          <table:table-cell table:style-name="ce647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64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content-validation-name="val66" table:number-columns-repeated="12"/>
          <table:table-cell table:number-columns-repeated="2"/>
          <table:table-cell table:content-validation-name="val66" table:number-columns-repeated="242"/>
        </table:table-row>
        <table:table-row table:style-name="ro1" table:number-rows-repeated="65463">
          <table:table-cell table:content-validation-name="val66" table:number-columns-repeated="256"/>
        </table:table-row>
        <table:table-row table:style-name="ro1">
          <table:table-cell table:content-validation-name="val66" table:number-columns-repeated="13"/>
          <table:table-cell table:number-columns-repeated="5"/>
          <table:table-cell table:content-validation-name="val66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-ranges="Harcértékek.D54:Harcértékek.D54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2" table:default-cell-style-name="Default"/>
        <table:table-column table:style-name="co41" table:number-columns-repeated="3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ce281"/>
        <table:table-column table:style-name="co47" table:default-cell-style-name="ce1008"/>
        <table:table-column table:style-name="co12" table:number-columns-repeated="239" table:default-cell-style-name="Default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 table:style-name="ce377"/>
          <table:covered-table-cell table:number-columns-repeated="5" table:style-name="ce612"/>
          <table:covered-table-cell table:number-columns-repeated="2" table:style-name="ce377"/>
          <table:table-cell table:style-name="ce377" table:number-columns-repeated="6"/>
          <table:table-cell table:style-name="ce612"/>
          <table:table-cell table:style-name="ce855"/>
          <table:table-cell table:style-name="ce377" table:number-columns-repeated="239"/>
        </table:table-row>
        <table:table-row table:style-name="ro28">
          <table:table-cell table:style-name="ce377"/>
          <table:table-cell table:style-name="ce377" table:number-columns-spanned="6" table:number-rows-spanned="1"/>
          <table:covered-table-cell table:number-columns-repeated="5" table:style-name="ce377"/>
          <table:table-cell table:style-name="ce377" table:number-columns-repeated="8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285"/>
          <table:table-cell table:style-name="ce841" table:content-validation-name="val86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841" table:content-validation-name="val106" office:value-type="string" calcext:value-type="string">
            <text:p>Módosítók</text:p>
          </table:table-cell>
          <table:table-cell table:style-name="ce841" table:content-validation-name="val113" office:value-type="string" calcext:value-type="string">
            <text:p>Összesen</text:p>
          </table:table-cell>
          <table:table-cell table:style-name="ce377"/>
          <table:table-cell table:style-name="ce955" office:value-type="string" calcext:value-type="string" table:number-columns-spanned="2" table:number-rows-spanned="1">
            <text:p>Összesen felvett HM:</text:p>
          </table:table-cell>
          <table:covered-table-cell table:style-name="ce377"/>
          <table:table-cell table:style-name="ce404" table:content-validation-name="val133" table:formula="of:=SUM([.B5:.B6])" office:value-type="float" office:value="0" calcext:value-type="float">
            <text:p>0 HM</text:p>
          </table:table-cell>
          <table:table-cell table:style-name="ce377" table:number-columns-repeated="6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918" table:content-validation-name="val97" office:value-type="float" office:value="10" calcext:value-type="float">
            <text:p>10</text:p>
          </table:table-cell>
          <table:table-cell table:style-name="ce918" table:content-validation-name="val107" table:formula="of:=([Tulajdonságok_képzettségek.C21])+([Tulajdonságok_képzettségek.C22])+[Tulajdonságok_képzettségek.$D$8]+(4*[Tulajdonságok_képzettségek.D34])" office:value-type="float" office:value="5" calcext:value-type="float">
            <text:p>5</text:p>
          </table:table-cell>
          <table:table-cell table:style-name="ce988" table:content-validation-name="val114" table:formula="of:=[.C4]+[.D4]" office:value-type="float" office:value="15" calcext:value-type="float">
            <text:p>15</text:p>
          </table:table-cell>
          <table:table-cell table:style-name="ce377"/>
          <table:table-cell table:style-name="ce955" office:value-type="string" calcext:value-type="string" table:number-columns-spanned="2" table:number-rows-spanned="1">
            <text:p>Max felvehető HM:</text:p>
          </table:table-cell>
          <table:covered-table-cell table:style-name="ce377"/>
          <table:table-cell table:style-name="ce1085" table:content-validation-name="val134" table:formula="of:=[KP_tablazat.K20]*[Tulajdonságok_képzettségek.D8]" office:value-type="float" office:value="30" calcext:value-type="float">
            <text:p>30 HM</text:p>
          </table:table-cell>
          <table:table-cell table:style-name="ce377" table:number-columns-repeated="6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7" office:value-type="float" office:value="0" calcext:value-type="float">
            <text:p>0</text:p>
          </table:table-cell>
          <table:table-cell table:style-name="ce918" table:content-validation-name="val97" office:value-type="float" office:value="20" calcext:value-type="float">
            <text:p>20</text:p>
          </table:table-cell>
          <table:table-cell table:style-name="ce918" table:content-validation-name="val108" table:formula="of:=2*([Tulajdonságok_képzettségek.$C$18]+[Tulajdonságok_képzettségek.$C$20]+[Tulajdonságok_képzettségek.$C$21])" office:value-type="float" office:value="0" calcext:value-type="float">
            <text:p>0</text:p>
          </table:table-cell>
          <table:table-cell table:style-name="ce988" table:content-validation-name="val115" table:formula="of:=[.C5]+[.B5]+[.D5]" office:value-type="float" office:value="20" calcext:value-type="float">
            <text:p>20</text:p>
          </table:table-cell>
          <table:table-cell table:style-name="ce377" table:number-columns-repeated="5"/>
          <table:table-cell/>
          <table:table-cell table:style-name="ce377" table:number-columns-repeated="4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7" office:value-type="float" office:value="0" calcext:value-type="float">
            <text:p>0</text:p>
          </table:table-cell>
          <table:table-cell table:style-name="ce918" table:content-validation-name="val97" office:value-type="float" office:value="120" calcext:value-type="float">
            <text:p>120</text:p>
          </table:table-cell>
          <table:table-cell table:style-name="ce918" table:content-validation-name="val109" table:formula="of:=2*([Tulajdonságok_képzettségek.$C$20]+[Tulajdonságok_képzettségek.$C$21])" office:value-type="float" office:value="0" calcext:value-type="float">
            <text:p>0</text:p>
          </table:table-cell>
          <table:table-cell table:style-name="ce988" table:content-validation-name="val116" table:formula="of:=[.C6]+[.B6]+[.D6]" office:value-type="float" office:value="120" calcext:value-type="float">
            <text:p>120</text:p>
          </table:table-cell>
          <table:table-cell table:style-name="ce377" table:number-columns-repeated="5"/>
          <table:table-cell/>
          <table:table-cell table:style-name="ce377" table:number-columns-repeated="4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377" table:number-columns-repeated="6"/>
          <table:table-cell table:style-name="ce955" office:value-type="string" calcext:value-type="string" table:number-columns-spanned="2" table:number-rows-spanned="1">
            <text:p>Össz felvett CM:</text:p>
          </table:table-cell>
          <table:covered-table-cell table:style-name="ce377"/>
          <table:table-cell table:style-name="ce406" table:content-validation-name="val41" table:formula="of:=[.B8]" office:value-type="float" office:value="0" calcext:value-type="float">
            <text:p>0 HM</text:p>
          </table:table-cell>
          <table:table-cell table:style-name="ce377"/>
          <table:table-cell/>
          <table:table-cell table:style-name="ce377" table:number-columns-repeated="4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8" office:value-type="float" office:value="0" calcext:value-type="float">
            <text:p>0</text:p>
          </table:table-cell>
          <table:table-cell table:style-name="ce918" table:content-validation-name="val98" table:formula="of:=[KP_tablazat.K17]" office:value-type="float" office:value="-30" calcext:value-type="float">
            <text:p>-30</text:p>
          </table:table-cell>
          <table:table-cell table:style-name="ce235" table:content-validation-name="val110" table:formula="of:=2*[Tulajdonságok_képzettségek.C24]" office:value-type="float" office:value="0" calcext:value-type="float">
            <text:p>0</text:p>
          </table:table-cell>
          <table:table-cell table:style-name="ce988" table:content-validation-name="val117" table:formula="of:=[.C8]+[.B8]+[.D8]" office:value-type="float" office:value="-30" calcext:value-type="float">
            <text:p>-30</text:p>
          </table:table-cell>
          <table:table-cell table:style-name="ce377"/>
          <table:table-cell table:style-name="ce955" office:value-type="string" calcext:value-type="string" table:number-columns-spanned="2" table:number-rows-spanned="1">
            <text:p>Max felvehető CM:</text:p>
          </table:table-cell>
          <table:covered-table-cell table:style-name="ce377"/>
          <table:table-cell table:style-name="ce1085" table:content-validation-name="val135" table:formula="of:=[KP_tablazat.K23]*[Tulajdonságok_képzettségek.$D$8]" office:value-type="float" office:value="20" calcext:value-type="float">
            <text:p>20 HM</text:p>
          </table:table-cell>
          <table:table-cell table:style-name="ce377" table:number-columns-repeated="6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377" table:number-columns-spanned="9" table:number-rows-spanned="1"/>
          <table:covered-table-cell table:number-columns-repeated="5" table:style-name="ce612"/>
          <table:covered-table-cell table:number-columns-repeated="3" table:style-name="ce377"/>
          <table:table-cell table:style-name="ce377" table:number-columns-repeated="6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1" table:formula="of:=[Tulajdonságok_képzettségek.E10]" office:value-type="float" office:value="850" calcext:value-type="float">
            <text:p>850</text:p>
          </table:table-cell>
          <table:table-cell table:style-name="ce377"/>
          <table:table-cell table:style-name="ce955" office:value-type="string" calcext:value-type="string">
            <text:p>KP HM-re:</text:p>
          </table:table-cell>
          <table:table-cell table:style-name="ce361" table:content-validation-name="val118" table:formula="of:=[.I3]*[KP_tablazat.K19]+[.I7]*[KP_tablazat.K22]" office:value-type="float" office:value="0" calcext:value-type="float">
            <text:p>0 KP</text:p>
          </table:table-cell>
          <table:table-cell table:style-name="ce377"/>
          <table:table-cell table:style-name="ce955" office:value-type="string" calcext:value-type="string" table:number-columns-spanned="2" table:number-rows-spanned="1">
            <text:p>Átlag HM</text:p>
          </table:table-cell>
          <table:covered-table-cell table:style-name="ce377"/>
          <table:table-cell table:style-name="ce407" table:content-validation-name="val136" table:formula="of:=(([.I3]+[.I7])/[Tulajdonságok_képzettségek.D8])" office:value-type="float" office:value="0" calcext:value-type="float">
            <text:p>0 HM</text:p>
          </table:table-cell>
          <table:table-cell table:style-name="ce377" table:number-columns-repeated="6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715"/>
          <table:table-cell table:style-name="ce715" table:number-columns-spanned="6" table:number-rows-spanned="1"/>
          <table:covered-table-cell table:number-columns-repeated="5" table:style-name="ce715"/>
          <table:table-cell table:style-name="ce715" table:number-columns-repeated="8"/>
          <table:table-cell table:style-name="ce436"/>
          <table:table-cell table:style-name="ce855"/>
          <table:table-cell table:style-name="ce715" table:number-columns-repeated="239"/>
        </table:table-row>
        <table:table-row table:style-name="ro29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 table:style-name="ce377"/>
          <table:table-cell/>
          <table:table-cell table:style-name="ce377" table:number-columns-repeated="4"/>
          <table:table-cell table:style-name="ce612"/>
          <table:table-cell table:style-name="ce855"/>
          <table:table-cell table:style-name="ce377" table:number-columns-repeated="239"/>
        </table:table-row>
        <table:table-row table:style-name="ro30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919" table:content-validation-name="val99" office:value-type="string" calcext:value-type="string">
            <text:p>Szint</text:p>
          </table:table-cell>
          <table:table-cell table:style-name="ce919" office:value-type="string" calcext:value-type="string">
            <text:p>KÉ</text:p>
          </table:table-cell>
          <table:table-cell table:style-name="ce919" office:value-type="string" calcext:value-type="string">
            <text:p>TÉ/CÉ</text:p>
          </table:table-cell>
          <table:table-cell table:style-name="ce919" office:value-type="string" calcext:value-type="string">
            <text:p>VÉ</text:p>
          </table:table-cell>
          <table:table-cell table:style-name="ce919" table:content-validation-name="val122" office:value-type="string" calcext:value-type="string">
            <text:p>Sebesség</text:p>
          </table:table-cell>
          <table:table-cell table:style-name="ce919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6"/>
          <table:table-cell table:style-name="ce907"/>
          <table:table-cell table:style-name="ce916"/>
          <table:table-cell table:style-name="ce428" table:number-columns-repeated="238"/>
          <table:table-cell table:style-name="ce377"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99" table:formula="of:=[Tulajdonságok_képzettségek.$J16]" office:value-type="float" office:value="0" calcext:value-type="float">
            <text:p>0</text:p>
          </table:table-cell>
          <table:table-cell table:style-name="ce348" table:content-validation-name="val41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41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22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377" table:number-columns-repeated="6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99" table:formula="of:=[Tulajdonságok_képzettségek.$J17]" office:value-type="float" office:value="0" calcext:value-type="float">
            <text:p>0</text:p>
          </table:table-cell>
          <table:table-cell table:style-name="ce348" table:content-validation-name="val41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41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22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377" table:number-columns-repeated="6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99" table:formula="of:=[Tulajdonságok_képzettségek.$J18]" office:value-type="float" office:value="0" calcext:value-type="float">
            <text:p>0</text:p>
          </table:table-cell>
          <table:table-cell table:style-name="ce348" table:content-validation-name="val41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41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22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377" table:number-columns-repeated="6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99" table:formula="of:=[Tulajdonságok_képzettségek.$J19]" office:value-type="float" office:value="0" calcext:value-type="float">
            <text:p>0</text:p>
          </table:table-cell>
          <table:table-cell table:style-name="ce348" table:content-validation-name="val41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41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22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377" table:number-columns-repeated="6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99" table:formula="of:=[Tulajdonságok_képzettségek.$J20]" office:value-type="float" office:value="0" calcext:value-type="float">
            <text:p>0</text:p>
          </table:table-cell>
          <table:table-cell table:style-name="ce348" table:content-validation-name="val41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41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1"/>
          <table:table-cell table:style-name="ce377" table:number-columns-repeated="6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99" table:formula="of:=[Tulajdonságok_képzettségek.$J21]" office:value-type="float" office:value="0" calcext:value-type="float">
            <text:p>0</text:p>
          </table:table-cell>
          <table:table-cell table:style-name="ce348" table:content-validation-name="val41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41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1"/>
          <table:table-cell table:style-name="ce377" table:number-columns-repeated="6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99" table:formula="of:=[Tulajdonságok_képzettségek.$J22]" office:value-type="float" office:value="0" calcext:value-type="float">
            <text:p>0</text:p>
          </table:table-cell>
          <table:table-cell table:style-name="ce348" table:content-validation-name="val41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41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1"/>
          <table:table-cell table:style-name="ce377" table:number-columns-repeated="6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99" table:formula="of:=[Tulajdonságok_képzettségek.$J23]" office:value-type="float" office:value="0" calcext:value-type="float">
            <text:p>0</text:p>
          </table:table-cell>
          <table:table-cell table:style-name="ce348" table:content-validation-name="val41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41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1"/>
          <table:table-cell table:style-name="ce377" table:number-columns-repeated="2"/>
          <table:table-cell table:number-columns-repeated="2"/>
          <table:table-cell table:style-name="ce377" table:number-columns-repeated="2"/>
          <table:table-cell table:style-name="ce612"/>
          <table:table-cell table:style-name="ce855"/>
          <table:table-cell table:style-name="ce377" table:number-columns-repeated="239"/>
        </table:table-row>
        <table:table-row table:style-name="ro31">
          <table:table-cell table:style-name="ce715" table:number-columns-spanned="9" table:number-rows-spanned="1"/>
          <table:covered-table-cell table:number-columns-repeated="7" table:style-name="ce715"/>
          <table:covered-table-cell table:style-name="ce410"/>
          <table:table-cell table:style-name="ce715"/>
          <table:table-cell table:style-name="ce436"/>
          <table:table-cell table:number-columns-repeated="2"/>
          <table:table-cell table:style-name="ce436" table:number-columns-repeated="3"/>
          <table:table-cell table:style-name="ce855"/>
          <table:table-cell table:style-name="ce715" table:number-columns-repeated="239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857"/>
          <table:covered-table-cell table:number-columns-repeated="5" table:style-name="ce337"/>
          <table:covered-table-cell table:style-name="ce857"/>
          <table:covered-table-cell table:style-name="ce1039"/>
          <table:table-cell table:style-name="ce715"/>
          <table:table-cell table:style-name="ce436"/>
          <table:table-cell table:number-columns-repeated="2"/>
          <table:table-cell table:style-name="ce436"/>
          <table:table-cell table:style-name="ce612" table:number-columns-repeated="2"/>
          <table:table-cell table:style-name="ce855"/>
          <table:table-cell table:style-name="ce377" table:number-columns-repeated="239"/>
        </table:table-row>
        <table:table-row table:style-name="ro1">
          <table:table-cell table:style-name="ce722" table:content-validation-name="val66" office:value-type="string" calcext:value-type="string">
            <text:p>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10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1039" office:value-type="string" calcext:value-type="string">
            <text:p>SP</text:p>
          </table:table-cell>
          <table:table-cell table:style-name="ce1039" office:value-type="string" calcext:value-type="string" table:number-columns-spanned="2" table:number-rows-spanned="1">
            <text:p>Komment</text:p>
          </table:table-cell>
          <table:covered-table-cell table:style-name="ce377"/>
          <table:table-cell table:style-name="ce715"/>
          <table:table-cell table:style-name="ce436"/>
          <table:table-cell table:number-columns-repeated="2"/>
          <table:table-cell table:style-name="ce436"/>
          <table:table-cell table:style-name="ce612" table:number-columns-repeated="2"/>
          <table:table-cell table:style-name="ce855"/>
          <table:table-cell table:style-name="ce377" table:number-columns-repeated="239"/>
        </table:table-row>
        <table:table-row table:style-name="ro1">
          <table:table-cell table:style-name="ce293" table:content-validation-name="val76" office:value-type="string" calcext:value-type="string">
            <text:p>Puszta kéz</text:p>
          </table:table-cell>
          <table:table-cell table:style-name="ce318" table:content-validation-name="val89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927" table:content-validation-name="val41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927" table:content-validation-name="val41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927" table:content-validation-name="val41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927" table:content-validation-name="val123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668" office:value-type="float" office:value="1" calcext:value-type="float">
            <text:p>1</text:p>
          </table:table-cell>
          <table:table-cell/>
          <table:table-cell table:style-name="ce612" table:number-columns-repeated="5"/>
          <table:table-cell table:style-name="ce855"/>
          <table:table-cell table:style-name="ce377" table:number-columns-repeated="239"/>
        </table:table-row>
        <table:table-row table:style-name="ro1">
          <table:table-cell table:style-name="ce725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927" table:content-validation-name="val41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927" table:content-validation-name="val41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927" table:content-validation-name="val41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927" table:content-validation-name="val124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1064" table:content-validation-name="val66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412"/>
          <table:table-cell table:style-name="ce930" office:value-type="float" office:value="1" calcext:value-type="float" table:number-columns-spanned="3" table:number-rows-spanned="1">
            <text:p>1</text:p>
          </table:table-cell>
          <table:covered-table-cell table:style-name="ce662"/>
          <table:covered-table-cell/>
          <table:table-cell table:number-columns-repeated="2"/>
          <table:table-cell table:style-name="ce612" table:number-columns-repeated="2"/>
          <table:table-cell table:style-name="ce855"/>
          <table:table-cell table:style-name="ce377" table:number-columns-repeated="239"/>
        </table:table-row>
        <table:table-row table:style-name="ro1">
          <table:table-cell table:style-name="ce728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927" table:content-validation-name="val41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927" table:content-validation-name="val41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927" table:content-validation-name="val41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927" table:content-validation-name="val124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1064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2" table:number-columns-repeated="2"/>
          <table:table-cell table:style-name="ce855"/>
          <table:table-cell table:style-name="ce377" table:number-columns-repeated="239"/>
        </table:table-row>
        <table:table-row table:style-name="ro1">
          <table:table-cell table:style-name="ce725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927" table:content-validation-name="val41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927" table:content-validation-name="val41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927" table:content-validation-name="val41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927" table:content-validation-name="val124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1064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2" table:number-columns-repeated="2"/>
          <table:table-cell table:style-name="ce855"/>
          <table:table-cell table:style-name="ce377" table:number-columns-repeated="239"/>
        </table:table-row>
        <table:table-row table:style-name="ro1">
          <table:table-cell table:style-name="ce725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927" table:content-validation-name="val41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927" table:content-validation-name="val41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927" table:content-validation-name="val41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927" table:content-validation-name="val124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1064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2" table:number-columns-repeated="2"/>
          <table:table-cell table:style-name="ce855"/>
          <table:table-cell table:style-name="ce377" table:number-columns-repeated="239"/>
        </table:table-row>
        <table:table-row table:style-name="ro1">
          <table:table-cell table:style-name="ce725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927" table:content-validation-name="val41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927" table:content-validation-name="val41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927" table:content-validation-name="val41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927" table:content-validation-name="val124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1064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2" table:number-columns-repeated="2"/>
          <table:table-cell table:style-name="ce855"/>
          <table:table-cell table:style-name="ce377" table:number-columns-repeated="239"/>
        </table:table-row>
        <table:table-row table:style-name="ro1">
          <table:table-cell table:number-columns-repeated="5"/>
          <table:table-cell table:style-name="ce610" office:value-type="string" calcext:value-type="string">
            <text:p>Erőbónusz</text:p>
          </table:table-cell>
          <table:table-cell table:style-name="ce720" table:content-validation-name="val125" table:formula="of:=[$KP_tablazat.$K$36]" office:value-type="float" office:value="0" calcext:value-type="float">
            <text:p>0</text:p>
          </table:table-cell>
          <table:table-cell table:number-columns-spanned="2" table:number-rows-spanned="1"/>
          <table:covered-table-cell/>
          <table:table-cell table:style-name="ce669"/>
          <table:table-cell/>
          <table:table-cell table:style-name="ce439"/>
          <table:table-cell table:number-columns-repeated="2"/>
          <table:table-cell table:style-name="ce612" table:number-columns-repeated="2"/>
          <table:table-cell table:style-name="ce855"/>
          <table:table-cell table:style-name="ce377" table:number-columns-repeated="239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377"/>
          <table:table-cell table:style-name="ce715"/>
          <table:table-cell table:style-name="ce436"/>
          <table:table-cell table:style-name="ce377"/>
          <table:table-cell/>
          <table:table-cell table:style-name="ce436"/>
          <table:table-cell table:style-name="ce612" table:number-columns-repeated="2"/>
          <table:table-cell table:style-name="ce855"/>
          <table:table-cell table:style-name="ce377" table:number-columns-repeated="239"/>
        </table:table-row>
        <table:table-row table:style-name="ro1">
          <table:table-cell table:style-name="ce722" table:content-validation-name="val78" office:value-type="string" calcext:value-type="string">
            <text:p>Távolsági 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10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1039" office:value-type="string" calcext:value-type="string">
            <text:p>SP</text:p>
          </table:table-cell>
          <table:table-cell table:style-name="ce1039" office:value-type="string" calcext:value-type="string" table:number-columns-spanned="2" table:number-rows-spanned="1">
            <text:p>Hatótáv + Komment</text:p>
          </table:table-cell>
          <table:covered-table-cell table:style-name="ce377"/>
          <table:table-cell table:style-name="ce715"/>
          <table:table-cell table:style-name="ce436"/>
          <table:table-cell table:style-name="ce871"/>
          <table:table-cell/>
          <table:table-cell table:style-name="ce436"/>
          <table:table-cell table:style-name="ce377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725" table:content-validation-name="val79" office:value-type="string" calcext:value-type="string">
            <text:p><text:s/>__</text:p>
          </table:table-cell>
          <table:table-cell table:style-name="ce318" table:content-validation-name="val89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35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927" table:content-validation-name="val41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927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927" table:content-validation-name="val126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number-columns-repeated="4"/>
          <table:table-cell table:style-name="ce377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728" table:content-validation-name="val80" office:value-type="string" calcext:value-type="string">
            <text:p><text:s/>__</text:p>
          </table:table-cell>
          <table:table-cell table:style-name="ce318" table:content-validation-name="val89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35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927" table:content-validation-name="val41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927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927" table:content-validation-name="val126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number-columns-repeated="4"/>
          <table:table-cell table:style-name="ce377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309" table:number-columns-spanned="9" table:number-rows-spanned="1"/>
          <table:covered-table-cell table:number-columns-repeated="5" table:style-name="ce612"/>
          <table:covered-table-cell/>
          <table:covered-table-cell table:style-name="ce377"/>
          <table:covered-table-cell table:style-name="ce283"/>
          <table:table-cell table:style-name="ce377" table:number-columns-repeated="2"/>
          <table:table-cell table:style-name="ce673"/>
          <table:table-cell table:style-name="ce377" table:number-columns-repeated="3"/>
          <table:table-cell table:style-name="ce612"/>
          <table:table-cell table:style-name="ce855"/>
          <table:table-cell table:style-name="ce377" table:number-columns-repeated="239"/>
        </table:table-row>
        <table:table-row table:style-name="ro32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 table:style-name="ce377"/>
          <table:table-cell table:style-name="ce612"/>
          <table:table-cell table:style-name="ce439"/>
          <table:table-cell table:style-name="ce377" table:number-columns-repeated="2"/>
          <table:table-cell table:style-name="ce439"/>
          <table:table-cell table:style-name="ce612"/>
          <table:table-cell table:style-name="ce855"/>
          <table:table-cell table:style-name="ce377" table:number-columns-repeated="239"/>
        </table:table-row>
        <table:table-row table:style-name="ro33">
          <table:table-cell table:style-name="ce296" table:content-validation-name="val81" office:value-type="string" calcext:value-type="string" table:number-columns-spanned="2" table:number-rows-spanned="1">
            <text:p>Fegyver<text:span text:style-name="T53"> (harcmodor)</text:span></text:p>
          </table:table-cell>
          <table:covered-table-cell table:style-name="ce857" table:content-validation-name="val90"/>
          <table:table-cell table:style-name="ce341" table:content-validation-name="val102" office:value-type="string" calcext:value-type="string">
            <text:p>Tám/kör</text:p>
          </table:table-cell>
          <table:table-cell table:style-name="ce722" office:value-type="string" calcext:value-type="string">
            <text:p>KÉ</text:p>
          </table:table-cell>
          <table:table-cell table:style-name="ce722" office:value-type="string" calcext:value-type="string">
            <text:p>TÉ/CÉ</text:p>
          </table:table-cell>
          <table:table-cell table:style-name="ce722" office:value-type="string" calcext:value-type="string">
            <text:p>VÉ/Osztó</text:p>
          </table:table-cell>
          <table:table-cell table:style-name="ce1039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 table:style-name="ce377"/>
          <table:table-cell table:style-name="ce377"/>
          <table:table-cell table:style-name="ce612" table:content-validation-name="val66"/>
          <table:table-cell/>
          <table:table-cell table:style-name="ce377" table:number-columns-repeated="2"/>
          <table:table-cell table:style-name="ce439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297" table:content-validation-name="val82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90"/>
          <table:table-cell table:style-name="ce927" table:content-validation-name="val103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111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111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111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27" table:formula="of:=[.G25]" office:value-type="string" office:string-value="-5 Z" calcext:value-type="string">
            <text:p>-5 Z</text:p>
          </table:table-cell>
          <table:table-cell table:style-name="ce1067" table:content-validation-name="val82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377"/>
          <table:table-cell table:style-name="ce619"/>
          <table:table-cell/>
          <table:table-cell table:style-name="ce377" table:number-columns-repeated="2"/>
          <table:table-cell table:style-name="ce439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298" table:content-validation-name="val83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83"/>
          <table:table-cell table:style-name="ce927" table:content-validation-name="val103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927" table:content-validation-name="val124" table:formula="of:=[.G26]" office:value-type="string" office:string-value="N/A" calcext:value-type="string">
            <text:p>N/A</text:p>
          </table:table-cell>
          <table:table-cell table:style-name="ce718" table:number-columns-spanned="2" table:number-rows-spanned="1"/>
          <table:covered-table-cell table:style-name="ce411"/>
          <table:table-cell table:style-name="ce377"/>
          <table:table-cell table:style-name="ce437"/>
          <table:table-cell table:style-name="ce1135"/>
          <table:table-cell table:style-name="ce377" table:number-columns-repeated="2"/>
          <table:table-cell table:style-name="ce439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298" table:content-validation-name="val83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927" table:content-validation-name="val103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927" table:content-validation-name="val124" table:formula="of:=[.G27]" office:value-type="string" office:string-value="N/A" calcext:value-type="string">
            <text:p>N/A</text:p>
          </table:table-cell>
          <table:table-cell table:style-name="ce1067" table:number-columns-spanned="2" table:number-rows-spanned="1"/>
          <table:covered-table-cell table:style-name="ce411"/>
          <table:table-cell table:style-name="ce377"/>
          <table:table-cell table:style-name="ce437"/>
          <table:table-cell table:style-name="ce439"/>
          <table:table-cell table:style-name="ce377" table:number-columns-repeated="2"/>
          <table:table-cell table:style-name="ce439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298" table:content-validation-name="val83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927" table:content-validation-name="val103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927" table:content-validation-name="val124" table:formula="of:=[.G28]" office:value-type="string" office:string-value="N/A" calcext:value-type="string">
            <text:p>N/A</text:p>
          </table:table-cell>
          <table:table-cell table:style-name="ce1067" table:number-columns-spanned="2" table:number-rows-spanned="1"/>
          <table:covered-table-cell table:style-name="ce411"/>
          <table:table-cell table:style-name="ce377"/>
          <table:table-cell table:style-name="ce619"/>
          <table:table-cell table:number-columns-repeated="3"/>
          <table:table-cell table:style-name="ce439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298" table:content-validation-name="val83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927" table:content-validation-name="val103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927" table:content-validation-name="val124" table:formula="of:=[.G29]" office:value-type="string" office:string-value="N/A" calcext:value-type="string">
            <text:p>N/A</text:p>
          </table:table-cell>
          <table:table-cell table:style-name="ce1067" table:number-columns-spanned="2" table:number-rows-spanned="1"/>
          <table:covered-table-cell table:style-name="ce411"/>
          <table:table-cell table:style-name="ce377"/>
          <table:table-cell table:style-name="ce437"/>
          <table:table-cell/>
          <table:table-cell table:style-name="ce439" table:number-columns-repeated="3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298" table:content-validation-name="val83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927" table:content-validation-name="val103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1042" table:content-validation-name="val124" table:formula="of:=[.G30]" office:value-type="string" office:string-value="N/A" calcext:value-type="string">
            <text:p>N/A</text:p>
          </table:table-cell>
          <table:table-cell table:style-name="ce1067" table:number-columns-spanned="2" table:number-rows-spanned="1"/>
          <table:covered-table-cell table:style-name="ce416"/>
          <table:table-cell table:style-name="ce377"/>
          <table:table-cell table:style-name="ce162"/>
          <table:table-cell/>
          <table:table-cell table:style-name="ce439" table:number-columns-repeated="3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299" table:content-validation-name="val83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83"/>
          <table:table-cell table:style-name="ce343" table:content-validation-name="val103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111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2" table:content-validation-name="val111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69" table:content-validation-name="val111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2" table:content-validation-name="val124" table:formula="of:=[.G34]" office:value-type="string" office:string-value="N/A" calcext:value-type="string">
            <text:p>N/A</text:p>
          </table:table-cell>
          <table:table-cell table:style-name="ce397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417"/>
          <table:table-cell table:style-name="ce377" table:number-columns-repeated="2"/>
          <table:table-cell table:style-name="ce439" table:number-columns-repeated="4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300" table:content-validation-name="val83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83"/>
          <table:table-cell table:style-name="ce344" table:content-validation-name="val103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111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363" table:content-validation-name="val111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370" table:content-validation-name="val111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383" table:content-validation-name="val124" table:formula="of:=[.G35]" office:value-type="string" office:string-value="N/A" calcext:value-type="string">
            <text:p>N/A</text:p>
          </table:table-cell>
          <table:table-cell table:style-name="ce398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418"/>
          <table:table-cell table:style-name="ce377" table:number-columns-repeated="2"/>
          <table:table-cell table:style-name="ce439" table:number-columns-repeated="4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512" table:number-columns-spanned="2" table:number-rows-spanned="1"/>
          <table:covered-table-cell table:style-name="ce325"/>
          <table:table-cell table:style-name="ce759" office:value-type="string" calcext:value-type="string" table:number-columns-spanned="2" table:number-rows-spanned="1">
            <text:p>Harci akrobatika bónusz</text:p>
          </table:table-cell>
          <table:covered-table-cell table:style-name="ce354"/>
          <table:table-cell table:style-name="ce759" table:content-validation-name="val119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759" table:content-validation-name="val119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927" table:number-columns-spanned="3" table:number-rows-spanned="1"/>
          <table:covered-table-cell table:number-columns-repeated="2" table:style-name="ce1067"/>
          <table:table-cell table:style-name="ce377"/>
          <table:table-cell table:style-name="ce612"/>
          <table:table-cell table:style-name="ce439" table:number-columns-repeated="4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497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927" table:content-validation-name="val128"/>
          <table:covered-table-cell table:style-name="ce1067"/>
          <table:covered-table-cell table:style-name="ce377"/>
          <table:table-cell table:style-name="ce377"/>
          <table:table-cell table:style-name="ce612"/>
          <table:table-cell table:style-name="ce439" table:number-columns-repeated="4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91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104"/>
          <table:table-cell table:style-name="ce355" office:value-type="float" office:value="0" calcext:value-type="float">
            <text:p>0</text:p>
          </table:table-cell>
          <table:table-cell table:style-name="ce364" table:content-validation-name="val120" table:formula="of:=VLOOKUP([.$B$49];pajzsok;5+[Tulajdonságok_képzettségek.D36];0)" office:value-type="float" office:value="0" calcext:value-type="float">
            <text:p>0</text:p>
          </table:table-cell>
          <table:table-cell table:style-name="ce371" table:content-validation-name="val44" table:formula="of:=VLOOKUP([.$B$49];pajzsok;3;0)" office:value-type="float" office:value="0" calcext:value-type="float">
            <text:p>0</text:p>
          </table:table-cell>
          <table:table-cell table:style-name="ce1042" office:value-type="string" calcext:value-type="string">
            <text:p>Zúzás</text:p>
          </table:table-cell>
          <table:table-cell table:style-name="ce399" table:number-columns-spanned="2" table:number-rows-spanned="1"/>
          <table:covered-table-cell table:style-name="ce377"/>
          <table:table-cell table:style-name="ce377"/>
          <table:table-cell/>
          <table:table-cell table:style-name="ce970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985"/>
          <table:covered-table-cell table:style-name="ce999"/>
          <table:covered-table-cell table:style-name="ce1005"/>
          <table:table-cell table:number-columns-repeated="5"/>
          <table:table-cell table:style-name="ce377" table:number-columns-repeated="234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377"/>
          <table:table-cell/>
          <table:table-cell table:style-name="ce971" office:value-type="string" calcext:value-type="string">
            <text:p>KÉ</text:p>
          </table:table-cell>
          <table:table-cell table:style-name="ce896" office:value-type="string" calcext:value-type="string">
            <text:p>TÉ</text:p>
          </table:table-cell>
          <table:table-cell table:style-name="ce896" office:value-type="string" calcext:value-type="string">
            <text:p>VÉ</text:p>
          </table:table-cell>
          <table:table-cell table:style-name="ce993" office:value-type="string" calcext:value-type="string">
            <text:p>SP</text:p>
          </table:table-cell>
          <table:table-cell table:style-name="ce993" office:value-type="string" calcext:value-type="string">
            <text:p>Pengehossz</text:p>
          </table:table-cell>
          <table:table-cell table:style-name="ce1006" office:value-type="string" calcext:value-type="string">
            <text:p>Sebesség</text:p>
          </table:table-cell>
          <table:table-cell table:number-columns-repeated="5"/>
          <table:table-cell table:style-name="ce377" table:number-columns-repeated="234"/>
        </table:table-row>
        <table:table-row table:style-name="ro34">
          <table:table-cell table:style-name="ce524" office:value-type="string" calcext:value-type="string" table:number-columns-spanned="9" table:number-rows-spanned="1">
            <text:p>VÉ:</text:p>
          </table:table-cell>
          <table:covered-table-cell table:number-columns-repeated="3" table:style-name="ce236"/>
          <table:covered-table-cell table:number-columns-repeated="4" table:style-name="ce672"/>
          <table:covered-table-cell table:style-name="ce925"/>
          <table:table-cell table:style-name="ce715"/>
          <table:table-cell/>
          <table:table-cell table:style-name="ce972" table:content-validation-name="val140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986" table:content-validation-name="val140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986" table:content-validation-name="val140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994" table:content-validation-name="val140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99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1009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377" table:number-columns-repeated="234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715"/>
          <table:table-cell/>
          <table:table-cell table:style-name="ce973"/>
          <table:table-cell table:style-name="ce707" table:number-columns-repeated="2"/>
          <table:table-cell table:style-name="ce995"/>
          <table:table-cell table:style-name="ce993"/>
          <table:table-cell table:style-name="ce1006"/>
          <table:table-cell table:number-columns-repeated="5"/>
          <table:table-cell table:style-name="ce715" table:number-columns-repeated="234"/>
        </table:table-row>
        <table:table-row table:style-name="ro1">
          <table:table-cell table:style-name="ce500" office:value-type="string" calcext:value-type="string">
            <text:p>Kétkezes harc</text:p>
          </table:table-cell>
          <table:table-cell table:style-name="ce548" table:content-validation-name="val92" table:formula="of:=[$Tulajdonságok_képzettségek.D37]" office:value-type="float" office:value="0" calcext:value-type="float" table:number-columns-spanned="2" table:number-rows-spanned="1">
            <text:p>0. fok</text:p>
          </table:table-cell>
          <table:covered-table-cell table:style-name="ce592"/>
          <table:table-cell table:style-name="ce617"/>
          <table:table-cell table:style-name="ce649" table:content-validation-name="val102" office:value-type="string" calcext:value-type="string">
            <text:p>Tám/kör</text:p>
          </table:table-cell>
          <table:table-cell table:style-name="ce671" office:value-type="string" calcext:value-type="string">
            <text:p>KÉ</text:p>
          </table:table-cell>
          <table:table-cell table:style-name="ce671" office:value-type="string" calcext:value-type="string">
            <text:p>TÉ</text:p>
          </table:table-cell>
          <table:table-cell table:style-name="ce671" office:value-type="string" calcext:value-type="string">
            <text:p>VÉ</text:p>
          </table:table-cell>
          <table:table-cell table:style-name="ce900" office:value-type="string" calcext:value-type="string">
            <text:p>SP</text:p>
          </table:table-cell>
          <table:table-cell table:style-name="ce715"/>
          <table:table-cell/>
          <table:table-cell table:style-name="ce976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987"/>
          <table:covered-table-cell table:style-name="ce996"/>
          <table:covered-table-cell table:style-name="ce1000"/>
          <table:covered-table-cell table:style-name="ce1010"/>
          <table:table-cell table:number-columns-repeated="5"/>
          <table:table-cell table:style-name="ce715" table:number-columns-repeated="234"/>
        </table:table-row>
        <table:table-row table:style-name="ro1">
          <table:table-cell table:style-name="ce501" table:content-validation-name="val84" office:value-type="string" calcext:value-type="string">
            <text:p>Elsődleges fegyver</text:p>
          </table:table-cell>
          <table:table-cell table:style-name="ce892" table:content-validation-name="val93" office:value-type="string" calcext:value-type="string" table:number-columns-spanned="2" table:number-rows-spanned="1">
            <text:p><text:s/>__</text:p>
          </table:table-cell>
          <table:covered-table-cell table:style-name="ce601" table:content-validation-name="val105"/>
          <table:table-cell table:style-name="ce625"/>
          <table:table-cell table:style-name="ce678" table:formula="of:=IF(ISNUMBER([.F57]/[.Q51])=1;(1+ROUNDDOWN([.F57]/[.Q51]));&quot;N/A&quot;)" office:value-type="string" office:string-value="N/A" calcext:value-type="string">
            <text:p>N/A</text:p>
          </table:table-cell>
          <table:table-cell table:style-name="ce682" table:formula="of:=VLOOKUP(VLOOKUP([.$B$54];kezifegyverek_all;13;0);harcmodor_harcertekek;4;0)+[.L$51]+[.L$56]" office:value-type="string" office:string-value="" calcext:value-type="error">
            <text:p>#N/A</text:p>
          </table:table-cell>
          <table:table-cell table:style-name="ce1097" table:formula="of:=VLOOKUP(VLOOKUP([.$B$54];kezifegyverek_all;13;0);harcmodor_harcertekek;5;0)+[.M$51]+[.M$56]" office:value-type="string" office:string-value="" calcext:value-type="error">
            <text:p>#N/A</text:p>
          </table:table-cell>
          <table:table-cell table:style-name="ce1097" table:formula="of:=VLOOKUP(VLOOKUP([.$B$54];kezifegyverek_all;13;0);harcmodor_harcertekek;6;0)+[.N$51]+[.N$56]" office:value-type="string" office:string-value="" calcext:value-type="error">
            <text:p>#N/A</text:p>
          </table:table-cell>
          <table:table-cell table:style-name="ce901" table:content-validation-name="val137" table:formula="of:=COM.MICROSOFT.CONCAT([.O56];&quot; / &quot;; [.O51])" office:value-type="string" office:string-value="0 / N/A" calcext:value-type="string">
            <text:p>0 / N/A</text:p>
          </table:table-cell>
          <table:table-cell table:number-columns-repeated="2"/>
          <table:table-cell table:style-name="ce971" office:value-type="string" calcext:value-type="string">
            <text:p>KÉ</text:p>
          </table:table-cell>
          <table:table-cell table:style-name="ce896" office:value-type="string" calcext:value-type="string">
            <text:p>TÉ</text:p>
          </table:table-cell>
          <table:table-cell table:style-name="ce896" office:value-type="string" calcext:value-type="string">
            <text:p>VÉ</text:p>
          </table:table-cell>
          <table:table-cell table:style-name="ce993" office:value-type="string" calcext:value-type="string">
            <text:p>SP</text:p>
          </table:table-cell>
          <table:table-cell table:style-name="ce993" office:value-type="string" calcext:value-type="string">
            <text:p>Pengehossz</text:p>
          </table:table-cell>
          <table:table-cell table:style-name="ce1006"/>
          <table:table-cell table:number-columns-repeated="5"/>
          <table:table-cell table:style-name="ce715" table:number-columns-repeated="234"/>
        </table:table-row>
        <table:table-row table:style-name="ro1">
          <table:table-cell table:style-name="ce501" table:content-validation-name="val84" office:value-type="string" calcext:value-type="string">
            <text:p>Másodlagos fegyver</text:p>
          </table:table-cell>
          <table:table-cell table:style-name="ce892" table:content-validation-name="val94" office:value-type="string" calcext:value-type="string" table:number-columns-spanned="2" table:number-rows-spanned="1">
            <text:p><text:s/>__</text:p>
          </table:table-cell>
          <table:covered-table-cell table:style-name="ce613" table:content-validation-name="val105"/>
          <table:table-cell table:style-name="ce626"/>
          <table:table-cell table:style-name="ce606" table:number-columns-repeated="4"/>
          <table:table-cell table:style-name="ce902"/>
          <table:table-cell table:number-columns-repeated="2"/>
          <table:table-cell table:style-name="ce978" table:content-validation-name="val140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989" table:content-validation-name="val140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989" table:content-validation-name="val140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997" table:content-validation-name="val140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997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1006"/>
          <table:table-cell table:number-columns-repeated="5"/>
          <table:table-cell table:style-name="ce715" table:number-columns-repeated="234"/>
        </table:table-row>
        <table:table-row table:style-name="ro1">
          <table:table-cell table:style-name="ce502"/>
          <table:table-cell table:style-name="ce377" table:number-columns-repeated="2"/>
          <table:table-cell table:style-name="ce612"/>
          <table:table-cell table:style-name="ce377"/>
          <table:table-cell table:style-name="ce436" table:number-columns-repeated="3"/>
          <table:table-cell table:style-name="ce903"/>
          <table:table-cell table:style-name="ce715"/>
          <table:table-cell/>
          <table:table-cell table:style-name="ce979" table:content-validation-name="val140" table:formula="of:=IF([.$B$53]&gt;0;[.L$55];[$KP_tablazat.$L$53])" office:value-type="float" office:value="-10" calcext:value-type="float">
            <text:p>-10</text:p>
          </table:table-cell>
          <table:table-cell table:style-name="ce1150" table:content-validation-name="val140" table:formula="of:=IF([.$B$53]&gt;0;[.M$55];[$KP_tablazat.$L$53])" office:value-type="float" office:value="-10" calcext:value-type="float">
            <text:p>-10</text:p>
          </table:table-cell>
          <table:table-cell table:style-name="ce1150" table:content-validation-name="val140" table:formula="of:=IF([.$B$53]&gt;0;[.N$55];[$KP_tablazat.$L$53])" office:value-type="float" office:value="-10" calcext:value-type="float">
            <text:p>-10</text:p>
          </table:table-cell>
          <table:table-cell table:style-name="ce1150" table:content-validation-name="val140" table:formula="of:=IF([.$B$53]&gt;0;[.O$55];0)" office:value-type="float" office:value="0" calcext:value-type="float">
            <text:p>0</text:p>
          </table:table-cell>
          <table:table-cell table:style-name="ce1150" table:formula="of:=[.P55]" office:value-type="float" office:value="0" calcext:value-type="float">
            <text:p>0</text:p>
          </table:table-cell>
          <table:table-cell table:style-name="ce1011"/>
          <table:table-cell table:number-columns-repeated="5"/>
          <table:table-cell table:style-name="ce715" table:number-columns-repeated="234"/>
        </table:table-row>
        <table:table-row table:style-name="ro1">
          <table:table-cell table:style-name="ce503" office:value-type="string" calcext:value-type="string">
            <text:p>Kétkezettség fortély</text:p>
          </table:table-cell>
          <table:table-cell table:style-name="ce550" table:content-validation-name="val95" table:formula="of:=IF([.B53]&gt;0;[$Tulajdonságok_képzettségek.D38];0)" office:value-type="float" office:value="0" calcext:value-type="float">
            <text:p>0</text:p>
          </table:table-cell>
          <table:table-cell table:style-name="ce596"/>
          <table:table-cell table:style-name="ce620"/>
          <table:table-cell table:style-name="ce1013" office:value-type="string" calcext:value-type="string">
            <text:p>HM Sebesség</text:p>
          </table:table-cell>
          <table:table-cell table:style-name="ce1013" table:content-validation-name="val75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19" office:value-type="string" calcext:value-type="string" table:number-columns-spanned="2" table:number-rows-spanned="1">
            <text:p>Pengehossz Σ</text:p>
          </table:table-cell>
          <table:covered-table-cell table:style-name="ce1013"/>
          <table:table-cell table:style-name="ce904" table:content-validation-name="val75" table:formula="of:=[.P51]+[.P56]" office:value-type="float" office:value="0" calcext:value-type="float">
            <text:p>0</text:p>
          </table:table-cell>
          <table:table-cell table:style-name="ce963" office:value-type="float" office:value="0" calcext:value-type="float">
            <text:p>0</text:p>
          </table:table-cell>
          <table:table-cell table:style-name="ce377"/>
          <table:table-cell table:style-name="ce855" table:number-columns-repeated="4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466"/>
          <table:table-cell/>
          <table:table-cell table:style-name="ce856" table:number-columns-repeated="4"/>
          <table:table-cell table:style-name="ce913"/>
          <table:table-cell table:style-name="ce856"/>
          <table:table-cell table:style-name="ce466" table:number-columns-repeated="238"/>
          <table:table-cell table:style-name="ce715"/>
        </table:table-row>
        <table:table-row table:style-name="ro1">
          <table:table-cell table:style-name="ce526" table:content-validation-name="val85" office:value-type="string" calcext:value-type="string">
            <text:p><text:s/>Páncél, vértezet</text:p>
          </table:table-cell>
          <table:table-cell table:style-name="ce895" table:number-columns-spanned="2" table:number-rows-spanned="1"/>
          <table:covered-table-cell table:style-name="ce895"/>
          <table:table-cell table:style-name="ce636" table:content-validation-name="val112" office:value-type="string" calcext:value-type="string">
            <text:p>Akt MGT</text:p>
          </table:table-cell>
          <table:table-cell table:style-name="ce683"/>
          <table:table-cell table:style-name="ce724"/>
          <table:table-cell table:style-name="ce726" table:content-validation-name="val129" office:value-type="string" calcext:value-type="string" table:number-columns-spanned="3" table:number-rows-spanned="1">
            <text:p>SFÉ</text:p>
          </table:table-cell>
          <table:covered-table-cell table:style-name="ce853"/>
          <table:covered-table-cell table:style-name="ce942"/>
          <table:table-cell table:number-columns-repeated="2"/>
          <table:table-cell table:style-name="ce949"/>
          <table:table-cell table:style-name="ce856" table:number-columns-repeated="3"/>
          <table:table-cell table:style-name="ce914"/>
          <table:table-cell table:style-name="ce856"/>
          <table:table-cell table:style-name="ce947" table:number-columns-repeated="238"/>
          <table:table-cell table:style-name="ce377"/>
        </table:table-row>
        <table:table-row table:style-name="ro1">
          <table:table-cell table:style-name="ce528" office:value-type="string" calcext:value-type="string">
            <text:p><text:s text:c="3"/>Név</text:p>
          </table:table-cell>
          <table:table-cell table:style-name="ce896" table:number-columns-spanned="2" table:number-rows-spanned="1"/>
          <table:covered-table-cell table:style-name="ce896"/>
          <table:table-cell table:style-name="ce643" office:value-type="string" calcext:value-type="string">
            <text:p>MGT full</text:p>
          </table:table-cell>
          <table:table-cell table:style-name="ce1006"/>
          <table:table-cell table:style-name="ce896"/>
          <table:table-cell table:style-name="ce773" office:value-type="string" calcext:value-type="string">
            <text:p>Szúró</text:p>
          </table:table-cell>
          <table:table-cell table:style-name="ce773" office:value-type="string" calcext:value-type="string">
            <text:p>Vágó</text:p>
          </table:table-cell>
          <table:table-cell table:style-name="ce943" office:value-type="string" calcext:value-type="string">
            <text:p>Zúzó</text:p>
          </table:table-cell>
          <table:table-cell table:number-columns-repeated="2"/>
          <table:table-cell table:style-name="ce855"/>
          <table:table-cell table:style-name="ce856" table:number-columns-repeated="3"/>
          <table:table-cell table:style-name="ce913"/>
          <table:table-cell table:style-name="ce856"/>
          <table:table-cell table:style-name="ce466" table:number-columns-repeated="238"/>
          <table:table-cell table:style-name="ce377"/>
        </table:table-row>
        <table:table-row table:style-name="ro1">
          <table:table-cell table:style-name="ce528" office:value-type="string" calcext:value-type="string">
            <text:p><text:s text:c="3"/>Struktúra anyag</text:p>
          </table:table-cell>
          <table:table-cell table:style-name="ce564" table:content-validation-name="val96" table:number-columns-spanned="2" table:number-rows-spanned="1"/>
          <table:covered-table-cell table:style-name="ce896"/>
          <table:table-cell table:style-name="ce643" office:value-type="string" calcext:value-type="string">
            <text:p>MGT csökkent</text:p>
          </table:table-cell>
          <table:table-cell table:style-name="ce1006"/>
          <table:table-cell table:style-name="ce896"/>
          <table:table-cell table:style-name="ce778" table:number-columns-repeated="2"/>
          <table:table-cell table:style-name="ce944"/>
          <table:table-cell table:style-name="ce377" table:number-columns-repeated="3"/>
          <table:table-cell table:style-name="ce947" table:number-columns-repeated="3"/>
          <table:table-cell table:style-name="ce914"/>
          <table:table-cell table:style-name="ce856"/>
          <table:table-cell table:style-name="ce947" table:number-columns-repeated="238"/>
          <table:table-cell table:style-name="ce377"/>
        </table:table-row>
        <table:table-row table:style-name="ro1">
          <table:table-cell table:style-name="ce528" office:value-type="string" calcext:value-type="string">
            <text:p><text:s text:c="3"/>Struktúra minősége</text:p>
          </table:table-cell>
          <table:table-cell table:style-name="ce896" table:number-columns-spanned="2" table:number-rows-spanned="1"/>
          <table:covered-table-cell table:style-name="ce896"/>
          <table:table-cell table:style-name="ce639" office:value-type="string" calcext:value-type="string">
            <text:p>2x Erő</text:p>
          </table:table-cell>
          <table:table-cell table:style-name="ce702" table:content-validation-name="val75" table:formula="of:=-2*[$Tulajdonságok_képzettségek.$C$18]" office:value-type="float" office:value="-0" calcext:value-type="float">
            <text:p>0</text:p>
          </table:table-cell>
          <table:table-cell table:style-name="ce896" table:number-columns-repeated="3"/>
          <table:table-cell table:style-name="ce945"/>
          <table:table-cell table:style-name="ce377" table:number-columns-repeated="3"/>
          <table:table-cell table:style-name="ce947" table:number-columns-repeated="3"/>
          <table:table-cell table:style-name="ce914"/>
          <table:table-cell table:style-name="ce856"/>
          <table:table-cell table:style-name="ce947" table:number-columns-repeated="238"/>
          <table:table-cell table:style-name="ce377"/>
        </table:table-row>
        <table:table-row table:style-name="ro1">
          <table:table-cell table:style-name="ce528" office:value-type="string" calcext:value-type="string">
            <text:p><text:s text:c="3"/>Alapanyag típus</text:p>
          </table:table-cell>
          <table:table-cell table:style-name="ce896" table:number-columns-spanned="2" table:number-rows-spanned="1"/>
          <table:covered-table-cell table:style-name="ce896"/>
          <table:table-cell table:style-name="ce377" table:number-columns-repeated="2"/>
          <table:table-cell table:style-name="ce896"/>
          <table:table-cell table:style-name="ce739" office:value-type="string" calcext:value-type="string" table:number-columns-spanned="2" table:number-rows-spanned="1">
            <text:p>Vértviselet fortély</text:p>
          </table:table-cell>
          <table:covered-table-cell table:style-name="ce854"/>
          <table:table-cell table:style-name="ce946" table:formula="of:=[$Tulajdonságok_képzettségek.D32]" office:value-type="float" office:value="0" calcext:value-type="float">
            <text:p>0. fok</text:p>
          </table:table-cell>
          <table:table-cell table:style-name="ce377" table:number-columns-repeated="3"/>
          <table:table-cell table:style-name="ce947" table:number-columns-repeated="3"/>
          <table:table-cell table:style-name="ce914"/>
          <table:table-cell table:style-name="ce856"/>
          <table:table-cell table:style-name="ce947" table:number-columns-repeated="238"/>
          <table:table-cell table:style-name="ce377"/>
        </table:table-row>
        <table:table-row table:style-name="ro1">
          <table:table-cell table:style-name="ce533" office:value-type="string" calcext:value-type="string">
            <text:p><text:s text:c="3"/>Kidolgozottság</text:p>
          </table:table-cell>
          <table:table-cell table:style-name="ce898" table:number-columns-spanned="2" table:number-rows-spanned="1"/>
          <table:covered-table-cell table:style-name="ce898"/>
          <table:table-cell table:style-name="ce650" office:value-type="string" calcext:value-type="string">
            <text:p>Lefedettség %</text:p>
          </table:table-cell>
          <table:table-cell table:style-name="ce704" office:value-type="float" office:value="0" calcext:value-type="float">
            <text:p>0 %</text:p>
          </table:table-cell>
          <table:table-cell table:style-name="ce898"/>
          <table:table-cell table:style-name="ce727" office:value-type="string" calcext:value-type="string" table:number-columns-spanned="2" table:number-rows-spanned="1">
            <text:p>Páncél viselve</text:p>
          </table:table-cell>
          <table:covered-table-cell table:style-name="ce898"/>
          <table:table-cell table:style-name="ce912" table:content-validation-name="val138" office:value-type="float" office:value="1" calcext:value-type="float">
            <text:p>1</text:p>
          </table:table-cell>
          <table:table-cell table:style-name="ce377" table:number-columns-repeated="3"/>
          <table:table-cell table:style-name="ce947" table:number-columns-repeated="3"/>
          <table:table-cell table:style-name="ce914"/>
          <table:table-cell table:style-name="ce856"/>
          <table:table-cell table:style-name="ce947" table:number-columns-repeated="238"/>
          <table:table-cell table:style-name="ce377"/>
        </table:table-row>
        <table:table-row table:style-name="ro1">
          <table:table-cell table:style-name="ce506" table:number-columns-spanned="9" table:number-rows-spanned="1"/>
          <table:covered-table-cell table:style-name="ce552"/>
          <table:covered-table-cell table:number-columns-repeated="2" table:style-name="ce593"/>
          <table:covered-table-cell table:number-columns-repeated="3"/>
          <table:covered-table-cell table:style-name="ce593"/>
          <table:covered-table-cell table:style-name="ce928"/>
          <table:table-cell table:style-name="ce377" table:number-columns-repeated="3"/>
          <table:table-cell table:style-name="ce947" table:number-columns-repeated="3"/>
          <table:table-cell table:style-name="ce914"/>
          <table:table-cell table:style-name="ce856"/>
          <table:table-cell table:style-name="ce947" table:number-columns-repeated="238"/>
          <table:table-cell table:style-name="ce377"/>
        </table:table-row>
        <table:table-row table:style-name="ro27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 table:style-name="ce377"/>
          <table:table-cell table:style-name="ce738" office:value-type="string" calcext:value-type="string">
            <text:p>ÉP</text:p>
          </table:table-cell>
          <table:table-cell table:style-name="ce796" table:content-validation-name="val130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style-name="ce707" table:number-columns-repeated="3"/>
          <table:table-cell table:style-name="ce990" table:number-columns-repeated="4"/>
          <table:table-cell table:style-name="ce1007"/>
          <table:table-cell table:style-name="ce990" table:number-columns-repeated="238"/>
          <table:table-cell table:style-name="ce707"/>
        </table:table-row>
        <table:table-row table:style-name="ro35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377"/>
          <table:table-cell table:style-name="ce740" office:value-type="string" calcext:value-type="string">
            <text:p>S1</text:p>
            <text:p>(ÉP/4)</text:p>
          </table:table-cell>
          <table:table-cell table:style-name="ce797" office:value-type="string" calcext:value-type="string">
            <text:p>S2</text:p>
            <text:p>(ÉP/4)</text:p>
          </table:table-cell>
          <table:table-cell table:style-name="ce797" office:value-type="string" calcext:value-type="string">
            <text:p>S3</text:p>
            <text:p>(ÉP/4)</text:p>
          </table:table-cell>
          <table:table-cell table:style-name="ce941" office:value-type="string" calcext:value-type="string">
            <text:p>S4</text:p>
            <text:p>(ÉP/4)</text:p>
          </table:table-cell>
          <table:table-cell table:style-name="ce947" table:number-columns-repeated="6"/>
          <table:table-cell table:style-name="ce914"/>
          <table:table-cell table:style-name="ce856"/>
          <table:table-cell table:style-name="ce947" table:number-columns-repeated="238"/>
          <table:table-cell table:style-name="ce377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377"/>
          <table:table-cell table:style-name="ce742"/>
          <table:table-cell table:style-name="ce798"/>
          <table:table-cell table:style-name="ce878"/>
          <table:table-cell table:style-name="ce948"/>
          <table:table-cell table:style-name="ce377" table:number-columns-repeated="6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377"/>
          <table:table-cell table:style-name="ce743"/>
          <table:table-cell table:style-name="ce803"/>
          <table:table-cell table:style-name="ce879"/>
          <table:table-cell table:style-name="ce950"/>
          <table:table-cell table:style-name="ce377" table:number-columns-repeated="6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377"/>
          <table:table-cell table:style-name="ce744"/>
          <table:table-cell table:style-name="ce805"/>
          <table:table-cell table:style-name="ce882"/>
          <table:table-cell table:style-name="ce951"/>
          <table:table-cell table:style-name="ce377" table:number-columns-repeated="6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377"/>
          <table:table-cell table:style-name="ce745"/>
          <table:table-cell table:style-name="ce809"/>
          <table:table-cell table:style-name="ce889"/>
          <table:table-cell table:style-name="ce952"/>
          <table:table-cell table:style-name="ce377" table:number-columns-repeated="6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377"/>
          <table:table-cell table:style-name="ce746"/>
          <table:table-cell table:style-name="ce811"/>
          <table:table-cell table:style-name="ce890"/>
          <table:table-cell table:style-name="ce953"/>
          <table:table-cell table:style-name="ce377" table:number-columns-repeated="6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538" table:number-columns-spanned="4" table:number-rows-spanned="1"/>
          <table:covered-table-cell table:number-columns-repeated="2" table:style-name="ce329"/>
          <table:covered-table-cell table:style-name="ce358"/>
          <table:table-cell table:style-name="ce706"/>
          <table:table-cell table:style-name="ce747"/>
          <table:table-cell table:style-name="ce815"/>
          <table:table-cell table:style-name="ce891"/>
          <table:table-cell table:style-name="ce954"/>
          <table:table-cell table:style-name="ce377" table:number-columns-repeated="6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377"/>
          <table:table-cell table:style-name="ce748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47"/>
          <table:covered-table-cell table:style-name="ce426"/>
          <table:table-cell table:style-name="ce377" table:number-columns-repeated="6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539" table:number-columns-spanned="4" table:number-rows-spanned="1"/>
          <table:covered-table-cell table:number-columns-repeated="2" table:style-name="ce330"/>
          <table:covered-table-cell table:style-name="ce359"/>
          <table:table-cell table:style-name="ce707"/>
          <table:table-cell table:style-name="ce749" table:content-validation-name="val121" office:value-type="string" calcext:value-type="string">
            <text:p>-</text:p>
          </table:table-cell>
          <table:table-cell table:style-name="ce817" table:content-validation-name="val131" table:formula="of:=IF(([KP_tablazat.N18]+([Tulajdonságok_képzettségek.H37]+[Tulajdonságok_képzettségek.C24]+[Tulajdonságok_képzettségek.D33]))&gt;0;0;[KP_tablazat.N18]+([Tulajdonságok_képzettségek.H37]+[Tulajdonságok_képzettségek.C24]+[Tulajdonságok_képzettségek.D33]))" office:value-type="float" office:value="-10" calcext:value-type="float">
            <text:p>-10</text:p>
          </table:table-cell>
          <table:table-cell table:style-name="ce893" table:content-validation-name="val132" table:formula="of:=IF(([KP_tablazat.O18]+([Tulajdonságok_képzettségek.H37]+[Tulajdonságok_képzettségek.C24]+[Tulajdonságok_képzettségek.D33]))&gt;0;0;[KP_tablazat.O18]+([Tulajdonságok_képzettségek.H37]+[Tulajdonságok_képzettségek.C24]+[Tulajdonságok_képzettségek.D33]))" office:value-type="float" office:value="-20" calcext:value-type="float">
            <text:p>-20</text:p>
          </table:table-cell>
          <table:table-cell table:style-name="ce956" table:content-validation-name="val139" table:formula="of:=IF(([KP_tablazat.P18]+([Tulajdonságok_képzettségek.H37]+[Tulajdonságok_képzettségek.C24]+[Tulajdonságok_képzettségek.D33]))&gt;0;0;[KP_tablazat.P18]+([Tulajdonságok_képzettségek.H37]+[Tulajdonságok_képzettségek.C24]+[Tulajdonságok_képzettségek.D33]))" office:value-type="float" office:value="-30" calcext:value-type="float">
            <text:p>-30</text:p>
          </table:table-cell>
          <table:table-cell table:style-name="ce377" table:number-columns-repeated="6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511" table:number-columns-spanned="9" table:number-rows-spanned="1"/>
          <table:covered-table-cell table:style-name="ce558"/>
          <table:covered-table-cell table:number-columns-repeated="7" table:style-name="ce947"/>
          <table:table-cell table:style-name="ce377" table:number-columns-repeated="6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377"/>
          <table:table-cell table:style-name="ce585"/>
          <table:table-cell table:style-name="ce377" table:number-columns-repeated="13"/>
          <table:table-cell table:style-name="ce612"/>
          <table:table-cell table:style-name="ce855"/>
          <table:table-cell table:style-name="ce377" table:number-columns-repeated="239"/>
        </table:table-row>
        <table:table-row table:style-name="ro1" table:number-rows-repeated="65465">
          <table:table-cell table:style-name="ce377" table:number-columns-repeated="15"/>
          <table:table-cell table:style-name="ce612"/>
          <table:table-cell table:style-name="ce855"/>
          <table:table-cell table:style-name="ce377" table:number-columns-repeated="239"/>
        </table:table-row>
        <table:table-row table:style-name="ro1" table:number-rows-repeated="9">
          <table:table-cell table:style-name="ce377" table:number-columns-repeated="9"/>
          <table:table-cell table:number-columns-repeated="247"/>
        </table:table-row>
        <table:table-row table:style-name="ro1" table:number-rows-repeated="983024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AND ([$Tulajdonságok_képzettségek.C18]&lt;[$KP_tablazat.K69]))" calcext:base-cell-address="Harcértékek.J57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56" table:default-cell-style-name="ce1179"/>
        <table:table-column table:style-name="co57" table:default-cell-style-name="Default"/>
        <table:table-column table:style-name="co58" table:default-cell-style-name="Default"/>
        <table:table-column table:style-name="co59" table:default-cell-style-name="ce1179"/>
        <table:table-column table:style-name="co60" table:default-cell-style-name="ce1179"/>
        <table:table-column table:style-name="co61" table:default-cell-style-name="ce1179"/>
        <table:table-column table:style-name="co62" table:default-cell-style-name="Default"/>
        <table:table-column table:style-name="co63" table:default-cell-style-name="ce1179"/>
        <table:table-column table:style-name="co64" table:default-cell-style-name="Default"/>
        <table:table-column table:style-name="co65" table:default-cell-style-name="ce1179"/>
        <table:table-column table:style-name="co66" table:default-cell-style-name="ce1179"/>
        <table:table-column table:style-name="co34" table:default-cell-style-name="ce1179"/>
        <table:table-column table:style-name="co34" table:default-cell-style-name="Default"/>
        <table:table-column table:style-name="co12" table:number-columns-repeated="243" table:default-cell-style-name="Default"/>
        <table:table-column table:style-name="co15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672"/>
          <table:covered-table-cell table:style-name="ce925"/>
          <table:table-cell table:style-name="ce690" table:content-validation-name="val41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43" table:formula="of:=[$Tulajdonságok_képzettségek.$D$8]*(3+[$Tulajdonságok_képzettségek.$J$27])" office:value-type="float" office:value="15" calcext:value-type="float">
            <text:p>1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672"/>
          <table:table-cell table:style-name="ce712" table:content-validation-name="val41" table:formula="of:=[Tulajdonságok_képzettségek.E10]" office:value-type="float" office:value="850" calcext:value-type="float" table:number-columns-spanned="2" table:number-rows-spanned="1">
            <text:p>850</text:p>
          </table:table-cell>
          <table:covered-table-cell table:style-name="ce672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44">Tradíció képzettségek </text:span><text:span text:style-name="T45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44">Mágiaiskolák (Átfogó) </text:span><text:span text:style-name="T45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/>
          <table:covered-table-cell table:style-name="Default"/>
          <table:table-cell table:style-name="ce553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553"/>
          <table:table-cell table:style-name="ce553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54">[</text:span><text:span text:style-name="T55">Tradíció neve</text:span><text:span text:style-name="T56">]</text:span></text:p>
          </table:table-cell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41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686" table:content-validation-name="val41" office:value-type="float" office:value="4" calcext:value-type="float">
            <text:p>4</text:p>
          </table:table-cell>
          <table:table-cell table:style-name="ce692" table:content-validation-name="val142" office:value-type="float" office:value="0" calcext:value-type="float">
            <text:p>0</text:p>
          </table:table-cell>
          <table:table-cell table:style-name="ce863" table:content-validation-name="val41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44">Pszi iskola (képzettség) </text:span><text:span text:style-name="T45">🅿️</text:span>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style-name="ce553"/>
          <table:covered-table-cell table:style-name="ce248"/>
          <table:table-cell table:style-name="ce553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7"/>
          <table:covered-table-cell table:style-name="ce383" table:content-validation-name="val57"/>
          <table:table-cell table:style-name="ce714" table:content-validation-name="val64" office:value-type="float" office:value="0" calcext:value-type="float">
            <text:p>0</text:p>
          </table:table-cell>
          <table:table-cell table:style-name="ce278" table:content-validation-name="val41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5" table:content-validation-name="val41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6" table:content-validation-name="val41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741" table:content-validation-name="val41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7" table:content-validation-name="val41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3" table:content-validation-name="val41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8" table:content-validation-name="val41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4" table:content-validation-name="val41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9" table:content-validation-name="val41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5" table:content-validation-name="val41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41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41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59"/>
          <table:table-cell table:number-columns-repeated="1011"/>
        </table:table-row>
        <table:table-row table:style-name="ro1">
          <table:table-cell table:style-name="ce1178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1178"/>
          <table:table-cell table:style-name="ce1178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1178"/>
          <table:table-cell table:style-name="ce1178" office:value-type="string" calcext:value-type="string" table:number-columns-spanned="6" table:number-rows-spanned="1">
            <text:p>Hatása, leírása, <text:span text:style-name="T57">±</text:span>% kedvezmény</text:p>
          </table:table-cell>
          <table:covered-table-cell table:number-columns-repeated="5" table:style-name="ce1178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1190" table:number-columns-spanned="4" table:number-rows-spanned="1"/>
          <table:covered-table-cell table:number-columns-repeated="3" table:style-name="ce1190"/>
          <table:table-cell table:style-name="ce467" office:value-type="string" calcext:value-type="string" table:number-columns-spanned="6" table:number-rows-spanned="1">
            <text:p>Hatása, leírása, <text:span text:style-name="T57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1190" table:number-columns-spanned="4" table:number-rows-spanned="1"/>
          <table:covered-table-cell table:number-columns-repeated="3" table:style-name="ce1190"/>
          <table:table-cell table:style-name="ce467" office:value-type="string" calcext:value-type="string" table:number-columns-spanned="6" table:number-rows-spanned="1">
            <text:p>Hatása, leírása, <text:span text:style-name="T57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627" table:content-validation-name="val66" office:value-type="string" calcext:value-type="string" table:number-columns-spanned="13" table:number-rows-spanned="1">
            <text:p>Jegyzet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36">
          <table:table-cell table:content-validation-name="val66" table:number-columns-spanned="13" table:number-rows-spanned="1"/>
          <table:covered-table-cell table:number-columns-repeated="2" table:style-name="ce1179" table:content-validation-name="val66"/>
          <table:covered-table-cell table:number-columns-repeated="3" table:content-validation-name="val66"/>
          <table:covered-table-cell table:style-name="ce1179" table:content-validation-name="val66"/>
          <table:covered-table-cell table:content-validation-name="val66"/>
          <table:covered-table-cell table:style-name="ce1179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6">
          <table:table-cell table:content-validation-name="val66" table:number-columns-spanned="13" table:number-rows-spanned="1"/>
          <table:covered-table-cell table:number-columns-repeated="2" table:style-name="ce1179" table:content-validation-name="val66"/>
          <table:covered-table-cell table:number-columns-repeated="3" table:content-validation-name="val66"/>
          <table:covered-table-cell table:style-name="ce1179" table:content-validation-name="val66"/>
          <table:covered-table-cell table:content-validation-name="val66"/>
          <table:covered-table-cell table:style-name="ce1179" table:content-validation-name="val66"/>
          <table:covered-table-cell table:number-columns-repeated="3" table:content-validation-name="val66"/>
          <table:covered-table-cell/>
          <table:table-cell table:style-name="ce887" table:number-columns-repeated="1011"/>
        </table:table-row>
        <table:table-row table:style-name="ro36">
          <table:table-cell table:content-validation-name="val66" table:number-columns-spanned="13" table:number-rows-spanned="1"/>
          <table:covered-table-cell table:number-columns-repeated="2" table:style-name="ce1179" table:content-validation-name="val66"/>
          <table:covered-table-cell table:number-columns-repeated="3" table:content-validation-name="val66"/>
          <table:covered-table-cell table:style-name="ce1179" table:content-validation-name="val66"/>
          <table:covered-table-cell table:content-validation-name="val66"/>
          <table:covered-table-cell table:style-name="ce1179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6">
          <table:table-cell table:content-validation-name="val66" table:number-columns-spanned="13" table:number-rows-spanned="1"/>
          <table:covered-table-cell table:number-columns-repeated="2" table:style-name="ce1179" table:content-validation-name="val66"/>
          <table:covered-table-cell table:number-columns-repeated="3" table:content-validation-name="val66"/>
          <table:covered-table-cell table:style-name="ce1179" table:content-validation-name="val66"/>
          <table:covered-table-cell table:content-validation-name="val66"/>
          <table:covered-table-cell table:style-name="ce1179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6">
          <table:table-cell table:content-validation-name="val66" table:number-columns-spanned="13" table:number-rows-spanned="1"/>
          <table:covered-table-cell table:number-columns-repeated="2" table:style-name="ce1179" table:content-validation-name="val66"/>
          <table:covered-table-cell table:number-columns-repeated="3" table:content-validation-name="val66"/>
          <table:covered-table-cell table:style-name="ce1179" table:content-validation-name="val66"/>
          <table:covered-table-cell table:content-validation-name="val66"/>
          <table:covered-table-cell table:style-name="ce1179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6">
          <table:table-cell table:content-validation-name="val66" table:number-columns-spanned="13" table:number-rows-spanned="1"/>
          <table:covered-table-cell table:number-columns-repeated="2" table:style-name="ce1179" table:content-validation-name="val66"/>
          <table:covered-table-cell table:number-columns-repeated="3" table:content-validation-name="val66"/>
          <table:covered-table-cell table:style-name="ce1179" table:content-validation-name="val66"/>
          <table:covered-table-cell table:content-validation-name="val66"/>
          <table:covered-table-cell table:style-name="ce1179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6">
          <table:table-cell table:content-validation-name="val66" table:number-columns-spanned="13" table:number-rows-spanned="1"/>
          <table:covered-table-cell table:number-columns-repeated="2" table:style-name="ce1179" table:content-validation-name="val66"/>
          <table:covered-table-cell table:number-columns-repeated="3" table:content-validation-name="val66"/>
          <table:covered-table-cell table:style-name="ce1179" table:content-validation-name="val66"/>
          <table:covered-table-cell table:content-validation-name="val66"/>
          <table:covered-table-cell table:style-name="ce1179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6">
          <table:table-cell table:content-validation-name="val66" table:number-columns-spanned="13" table:number-rows-spanned="1"/>
          <table:covered-table-cell table:number-columns-repeated="2" table:style-name="ce1179" table:content-validation-name="val66"/>
          <table:covered-table-cell table:number-columns-repeated="3" table:content-validation-name="val66"/>
          <table:covered-table-cell table:style-name="ce1179" table:content-validation-name="val66"/>
          <table:covered-table-cell table:content-validation-name="val66"/>
          <table:covered-table-cell table:style-name="ce1179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6">
          <table:table-cell table:content-validation-name="val66" table:number-columns-spanned="13" table:number-rows-spanned="1"/>
          <table:covered-table-cell table:number-columns-repeated="2" table:style-name="ce1179" table:content-validation-name="val66"/>
          <table:covered-table-cell table:number-columns-repeated="3" table:content-validation-name="val66"/>
          <table:covered-table-cell table:style-name="ce1179" table:content-validation-name="val66"/>
          <table:covered-table-cell table:content-validation-name="val66"/>
          <table:covered-table-cell table:style-name="ce1179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6">
          <table:table-cell table:content-validation-name="val66" table:number-columns-spanned="13" table:number-rows-spanned="1"/>
          <table:covered-table-cell table:number-columns-repeated="2" table:style-name="ce1179" table:content-validation-name="val66"/>
          <table:covered-table-cell table:number-columns-repeated="3" table:content-validation-name="val66"/>
          <table:covered-table-cell table:style-name="ce1179" table:content-validation-name="val66"/>
          <table:covered-table-cell table:content-validation-name="val66"/>
          <table:covered-table-cell table:style-name="ce1179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6">
          <table:table-cell table:content-validation-name="val66" table:number-columns-spanned="13" table:number-rows-spanned="1"/>
          <table:covered-table-cell table:number-columns-repeated="2" table:style-name="ce1179" table:content-validation-name="val66"/>
          <table:covered-table-cell table:number-columns-repeated="3" table:content-validation-name="val66"/>
          <table:covered-table-cell table:style-name="ce1179" table:content-validation-name="val66"/>
          <table:covered-table-cell table:content-validation-name="val66"/>
          <table:covered-table-cell table:style-name="ce1179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6">
          <table:table-cell table:content-validation-name="val66" table:number-columns-spanned="13" table:number-rows-spanned="1"/>
          <table:covered-table-cell table:number-columns-repeated="2" table:style-name="ce1179" table:content-validation-name="val66"/>
          <table:covered-table-cell table:number-columns-repeated="3" table:content-validation-name="val66"/>
          <table:covered-table-cell table:style-name="ce1179" table:content-validation-name="val66"/>
          <table:covered-table-cell table:content-validation-name="val66"/>
          <table:covered-table-cell table:style-name="ce1179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office:forms form:automatic-focus="false" form:apply-design-mode="false"/>
        <table:table-column table:style-name="co48" table:default-cell-style-name="ce1224"/>
        <table:table-column table:style-name="co49" table:default-cell-style-name="ce1232"/>
        <table:table-column table:style-name="co12" table:number-columns-repeated="254" table:default-cell-style-name="ce1224"/>
        <table:table-row table:style-name="ro12">
          <table:table-cell table:style-name="ce1222" office:value-type="string" calcext:value-type="string">
            <text:p>Karakter pontok (KP) elosztása</text:p>
            <text:p/>
          </table:table-cell>
          <table:table-cell table:style-name="ce1230"/>
          <table:table-cell table:style-name="ce1237" table:number-columns-repeated="254"/>
        </table:table-row>
        <table:table-row table:style-name="ro13">
          <table:table-cell table:style-name="ce662"/>
          <table:table-cell table:style-name="ce1231" office:value-type="string" calcext:value-type="string">
            <text:p><text:span text:style-name="T58">→ </text:span><text:span text:style-name="T59">KP = 150 + (T.sz  x (100 + (2 x Intelligencia)))  + (T.sz. X (40 + (2 x Emlékezet))), ez utóbbi csak szekunder ismeretek növelésére fordítható</text:span></text:p>
            <text:p><text:span text:style-name="T58">→ </text:span><text:span text:style-name="T59">Ebből lehet tanulni a következőket:</text:span></text:p>
          </table:table-cell>
          <table:table-cell table:number-columns-repeated="254"/>
        </table:table-row>
        <table:table-row table:style-name="ro14">
          <table:table-cell table:style-name="ce1223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233" office:value-type="string" calcext:value-type="string">
            <text:p><text:span text:style-name="T60">→Egy primer képzettség értéke legfeljebb (szint+3) lehet</text:span></text:p>
            <text:p><text:span text:style-name="T60">→Egy szekunder képzettség értéke legfeljebb (szint+6) lehet</text:span></text:p>
            <text:p><text:span text:style-name="T60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58">→</text:span><text:span text:style-name="T59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4">
          <table:table-cell table:style-name="ce1223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234" office:value-type="string" calcext:value-type="string">
            <text:p><text:span text:style-name="T61">→</text:span><text:span text:style-name="T62">Vannak egy és többfokú fortélyok. Minden fok </text:span><text:span text:style-name="T63">15KP</text:span><text:span text:style-name="T62">-ba kerül és követelményei vannak.</text:span></text:p>
            <text:p><text:span text:style-name="T61">→</text:span><text:span text:style-name="T62">Több fokú Fortélyoknál szintenként csak egy fokot lehet fejlődni akkor is, ha lenne elég KP több fokra is! Ez alól kivétel az 1. szint (karakteralkotás).</text:span></text:p>
            <text:p><text:span text:style-name="T61">→</text:span><text:span text:style-name="T62">Egy szintlépés alkalmával nem vehető fel két olyan Fortély, amely ugyanazt a jellemzőt/képzettséget, stb módosít.</text:span></text:p>
            <text:p><text:span text:style-name="T61">→</text:span><text:span text:style-name="T62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225" table:number-columns-repeated="256"/>
        </table:table-row>
        <table:table-row table:style-name="ro14">
          <table:table-cell table:style-name="ce1223" office:value-type="string" calcext:value-type="string">
            <text:p>Harcérték módosítók (HM)</text:p>
            <text:p/>
          </table:table-cell>
          <table:table-cell table:style-name="ce1225"/>
          <table:table-cell table:number-columns-repeated="254"/>
        </table:table-row>
        <table:table-row table:style-name="ro15">
          <table:table-cell/>
          <table:table-cell table:style-name="ce1231" office:value-type="string" calcext:value-type="string">
            <text:p><text:span text:style-name="T64">→</text:span><text:span text:style-name="T65">1HM/CM = 5 KP</text:span></text:p>
            <text:p><text:span text:style-name="T64">→</text:span><text:span text:style-name="T65">max 8 HM/szint   </text:span><text:span text:style-name="T66">(HM = közelharci HM, amibe a TÉ és VÉ tartozik bele)</text:span></text:p>
            <text:p><text:span text:style-name="T64">→</text:span><text:span text:style-name="T65">max 4 CM/szint   </text:span><text:span text:style-name="T66">(CM = Célzóérték Módosító, ami a CÉ-re fordítható harcértékmódosítót jelöli)</text:span></text:p>
            <text:p/>
            <text:p><text:span text:style-name="T67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231"/>
          <table:table-cell table:number-columns-repeated="254"/>
        </table:table-row>
        <table:table-row table:style-name="ro13">
          <table:table-cell table:style-name="ce1226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231" office:value-type="string" calcext:value-type="string">
            <text:p><text:span text:style-name="T64">→</text:span><text:span text:style-name="T65">Mágikus tradíciók: Átfogó képzettségek (csak 1x vehetőek fel) és követelményeik vannak (van amelyik, csak 1.szinten vehető fel).  </text:span><text:span text:style-name="T66">(Például: Magasmágia, Vulgármágia, stb.)</text:span></text:p>
            <text:p><text:span text:style-name="T64">→</text:span><text:span text:style-name="T65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3">
          <table:table-cell table:style-name="ce1227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3">
          <table:table-cell/>
          <table:table-cell table:style-name="ce1233" office:value-type="string" calcext:value-type="string">
            <text:p><text:span text:style-name="T60">→Pszí-alkalmazás: 4 fokú fortély egyre erősebb követelményekkel. Az alkalmazás fokát adja, nélküle nem lehet ψ iskolát tanulni.</text:span></text:p>
            <text:p><text:span text:style-name="T60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8">
          <table:table-cell table:style-name="ce1228"/>
          <table:table-cell table:style-name="ce1235"/>
          <table:table-cell table:style-name="ce1228" table:number-columns-repeated="254"/>
        </table:table-row>
        <table:table-row table:style-name="ro1">
          <table:table-cell table:style-name="ce1229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1236" office:value-type="string" calcext:value-type="string">
            <text:p><text:span text:style-name="T64">→pl. lábsöprés, lefegyverzés, átdobás</text:span></text:p>
            <text:p><text:span text:style-name="T64">→Kivételek, mert </text:span><text:span text:style-name="T68">NEM</text:span><text:span text:style-name="T64"> KP-ba, hanem Manőverfejlesztő Pontba (MFP) kerülnek, amit automatikusan kap a játékos (több fokkal is fejleszthetőek egyes manőverek!)</text:span></text:p>
            <text:p><text:span text:style-name="T64">  (ΣMFP = összes nem távolsági harcmodor szintjének összege) </text:span></text:p>
            <text:p><text:span text:style-name="T64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office:forms form:automatic-focus="false" form:apply-design-mode="false"/>
        <table:table-column table:style-name="co50" table:default-cell-style-name="ce1240"/>
        <table:table-column table:style-name="co12" table:number-columns-repeated="255" table:default-cell-style-name="ce1086"/>
        <table:table-column table:style-name="co15" table:number-columns-repeated="16128" table:default-cell-style-name="Default"/>
        <table:table-row table:style-name="ro1">
          <table:table-cell table:style-name="ce1238" office:value-type="string" calcext:value-type="string">
            <text:p>V8.2.0</text:p>
          </table:table-cell>
          <table:table-cell table:style-name="ce1249" table:number-columns-repeated="1023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Vértviselet bekerült a fix fortélyok közé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Erőbónusz ismét beszámolva a fegyverek értékeibe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ÉP táblázat: automatikus kiszürkítés ÉP számától függően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Kétkezes harc táblázat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Páncélok, vértek táblázat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/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8" office:value-type="string" calcext:value-type="string">
            <text:p>V8.1.1</text:p>
          </table:table-cell>
          <table:table-cell table:style-name="ce1249" table:number-columns-repeated="1023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Max szint: 21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KP Alap: 150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KP/Szint: 100 + (2x Intelligencia)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Szekunder KP/Szint: 40 + (2x Emlékezet)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/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8" office:value-type="string" calcext:value-type="string">
            <text:p>V8.1.0</text:p>
          </table:table-cell>
          <table:table-cell table:style-name="ce1249" table:number-columns-repeated="1023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Manőver Pontok (MP) számításába beleszámoljuk HM/10 értéket is. Új oszlop a Harcmodoroknál.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Manőver nehézsége oszlop már érték ellenőrzött.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Erőbónusz nem automatikusan számolódik be, bekerült a fegyverek alá, leírással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Hátterek átkerült a „Tartalék” lapra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Fegyverek táblázatban a fegyver kommenteket is beszúrja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Távolsági fegyvereknél: hatótáv; + fegyver komment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Elsődleges nyelv és másodlagos nyelv (Pyarroni és második helyett).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Az 1.nyelvre: +6 bónusz; 2.nyelvre: +3 bónusz.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Harci Akrobatika bónuszai kiszedve az alap harcértékekből, új sorba kerültek – a fegyverek alá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Plusz egy sor az Életerő táblázatba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MGT csökkentő/növelő bónuszhoz felugró magyarázat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/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8" office:value-type="string" calcext:value-type="string">
            <text:p>V8.0.5</text:p>
          </table:table-cell>
          <table:table-cell table:style-name="ce1249" table:number-columns-repeated="1023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KP/szint: 100-ra csökkent 120-ról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KP maradt warning formázás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Távolsági fegyverek választó sorában az oszlophivatkozások javítva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Rengeteg hajító és lőfegyver értékének kidolgozása, szinkronba hozva a szabályrendszerrel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Szélfegyverek értékeinek kidolgozása, szinkronba hozva a szabályrendszerrel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Fix: Primer ismeretekre költött össz KP képlet hivatkozásainak javítésa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Fix: Primer túllépés formázás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/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8" office:value-type="string" calcext:value-type="string">
            <text:p>V8.0.1</text:p>
          </table:table-cell>
          <table:table-cell table:style-name="ce1249" table:number-columns-repeated="1023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Írástudó fortély ingyenes ha van Tradíció minimum 3.szinten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Speciális (részben ingyenes) képzettségek szétválasztása Átlagos és Könnyű kategóriákra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/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8" office:value-type="string" calcext:value-type="string">
            <text:p>V8.0.0</text:p>
          </table:table-cell>
          <table:table-cell table:style-name="ce1249" table:number-columns-repeated="1023"/>
          <table:table-cell table:style-name="ce1086" table:number-columns-repeated="15360"/>
        </table:table-row>
        <table:table-row table:style-name="ro1">
          <table:table-cell table:style-name="ce1239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39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39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39" office:value-type="string" calcext:value-type="string">
            <text:p>* Szekunder képzettségek maximuma: (szint x <text:span text:style-name="T69">6</text:span>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39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38" office:value-type="string" calcext:value-type="string">
            <text:p>V7.9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39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39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39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8" office:value-type="string" calcext:value-type="string">
            <text:p>V7.9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8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9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9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38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2" office:value-type="string" calcext:value-type="string">
            <text:p>* Fix: Tradíció képzettség KP-i nem számítottak bele a primer költésbe (rossz cellahivatkozás)</text:p>
          </table:table-cell>
          <table:table-cell table:style-name="ce1135" table:number-columns-repeated="1023"/>
          <table:table-cell table:number-columns-repeated="15360"/>
        </table:table-row>
        <table:table-row table:style-name="ro1">
          <table:table-cell table:style-name="ce124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3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5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:</text:span><text:span text:style-name="T30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29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Változás]:</text:span><text:span text:style-name="T30"> Kiegészítő KP / Szint: (</text:span><text:span text:style-name="T70">20</text:span><text:span text:style-name="T30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Erőbónusz beszámít: (Erő/2) <text:span text:style-name="T64">→ </text:span><text:span text:style-name="T71">lefelé</text:span><text:span text:style-name="T64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64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64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6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241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241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241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241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7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19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247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244" office:value-type="string" calcext:value-type="string">
            <text:p>* Javítás: a képzettségek nem foka, hanem szintje van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7" office:value-type="string" calcext:value-type="string">
            <text:p>* Minden kiemelt cellához Érvényesség vizsgálat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4" office:value-type="string" calcext:value-type="string">
            <text:p>* Szinttúlépés ellenőrzés javítása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7" office:value-type="string" calcext:value-type="string">
            <text:p>* VÉGRE: A képzettségbónusz megfelelő kezelése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4" office:value-type="string" calcext:value-type="string">
            <text:p>* Szabályok munkalapon más betűkészlet (ékezet gondok voltak)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251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72">→</text:span> Karakter neve, faja, vallása</text:p>
          </table:table-cell>
          <table:table-cell table:style-name="Default" table:number-columns-repeated="10"/>
          <table:table-cell table:style-name="ce1251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72">→</text:span> Személyiségjegyei</text:p>
          </table:table-cell>
          <table:covered-table-cell table:number-columns-repeated="10" table:style-name="Default"/>
          <table:table-cell table:style-name="ce1251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72">→</text:span> Kommunikáció, szociális érzék</text:p>
          </table:table-cell>
          <table:covered-table-cell table:number-columns-repeated="10" table:style-name="Default"/>
          <table:table-cell table:style-name="ce1251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72">→</text:span> Külső</text:p>
          </table:table-cell>
          <table:covered-table-cell table:number-columns-repeated="10" table:style-name="Default"/>
          <table:table-cell table:style-name="ce1251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Cellaellenőrzések javítás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19">
          <table:table-cell table:style-name="ce124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Mana korlát eltörlése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Mágia tradíciók: 50KP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KÉ-be ismét beszámít a TSZ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Puszta kéz értékeinek automatikus kiszámítás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Nincs korlátozva a max vásárolható mana pont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KP/szint: 80KP (eddig 70 volt)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Hibás cellaellenőrzések javítás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Hibás cellaellenőrzések javítás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Fegyver táblázatba bekerült: MF oszlop (Mesterfegyver foka az adott fegyverre)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ce1252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Hibás cellaellenőrzések javítás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/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támadási típus bekerült (szúró/vágó/zúzó) a fegyverek táblázatáb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Össz ÉP kiszámolása (Harcértékek oldal alja (Sebesülés táblázat teteje))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KÉ számítás javítva + KÉ-re már nem adható HM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VÉ csökkenés plusz sor sok hellyel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CÉ-be az Önuralom számít! Javítv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Harcmodorokhoz új oszlop: Sebesség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Hibás cellaellenőrzések javítás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Fájdalomtűrés próbák módosultak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Belharc harcmodor törölve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Fortély cellák átalakítás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/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KP/Szint = 70 + Intelligenci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A +6-os tulajdonságok pontértéke beírva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/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Tulajdonságok: Önuralom, Fogékonyság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/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Max egyfajta HM hiba jav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/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Belharc bekerült a Harcmodorok közé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1ψP = 2KP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1 MP = 3KP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table:number-columns-repeated="256"/>
          <table:table-cell table:number-columns-repeated="16128"/>
        </table:table-row>
        <table:table-row table:style-name="ro1">
          <table:table-cell table:style-name="ce1241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Apró javítások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Hajításnak, Íjászatnak, Lövészetnek is van KÉ-je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table:number-columns-repeated="256"/>
          <table:table-cell table:number-columns-repeated="16128"/>
        </table:table-row>
        <table:table-row table:style-name="ro1">
          <table:table-cell table:style-name="ce1241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Átszervezett Harcétékek oldal. Jobb helykihasználás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Külön CHM (CÉ-HM) (max 4CHM/Szint)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1 CHM = 4KP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Egy harcérték alapra max 5/szint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5HM-&gt;3HM másra</text:p>
          </table:table-cell>
          <table:table-cell table:style-name="ce1253" office:value-type="string" calcext:value-type="string">
            <text:p>Még nincs megvalósítva!!!</text:p>
          </table:table-cell>
          <table:table-cell table:style-name="Default"/>
          <table:table-cell table:style-name="ce1248" table:number-columns-repeated="253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4HM-&gt;2HM másra</text:p>
          </table:table-cell>
          <table:table-cell table:style-name="ce1253" office:value-type="string" calcext:value-type="string">
            <text:p>Még nincs megvalósítva!!!</text:p>
          </table:table-cell>
          <table:table-cell table:style-name="Default"/>
          <table:table-cell table:style-name="ce1248" table:number-columns-repeated="253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3HM-&gt;1HM másra</text:p>
          </table:table-cell>
          <table:table-cell table:style-name="ce1253" office:value-type="string" calcext:value-type="string">
            <text:p>Még nincs megvalósítva!!!</text:p>
          </table:table-cell>
          <table:table-cell table:style-name="Default"/>
          <table:table-cell table:style-name="ce1248" table:number-columns-repeated="253"/>
          <table:table-cell table:number-columns-repeated="16128"/>
        </table:table-row>
        <table:table-row table:style-name="ro1">
          <table:table-cell table:style-name="ce1248" table:number-columns-repeated="2"/>
          <table:table-cell table:style-name="ce1253"/>
          <table:table-cell table:style-name="ce1248" table:number-columns-repeated="253"/>
          <table:table-cell table:number-columns-repeated="16128"/>
        </table:table-row>
        <table:table-row table:style-name="ro1">
          <table:table-cell table:style-name="ce1241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Pszí bekerült, 1 HM=4KP, Max HM/szint=8, 1MP=4KP, 1Pp=4KP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table:number-columns-repeated="256"/>
          <table:table-cell table:number-columns-repeated="16128"/>
        </table:table-row>
        <table:table-row table:style-name="ro1">
          <table:table-cell table:style-name="ce1241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Javítások, Fortélyok táblázat átrendezése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table:number-columns-repeated="256"/>
          <table:table-cell table:number-columns-repeated="16128"/>
        </table:table-row>
        <table:table-row table:style-name="ro1">
          <table:table-cell table:style-name="ce1241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Fegyverek harcértékei, Teljes fegyveres harcértékek táblázat bekerült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Életerő táblázat bekerült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Pajzsok, vértek, SFÉ táblázat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Mágia és Pszi fül: egyszerűbb, átláthatóbb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* Élőfej és élőláb kikapcs, ez plusz hely.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table:number-columns-repeated="256"/>
          <table:table-cell table:number-columns-repeated="16128"/>
        </table:table-row>
        <table:table-row table:style-name="ro1">
          <table:table-cell table:style-name="ce1241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Teljes átstruktúrálás, hogy nyomtatható legyen, ne lógjon ki 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8" office:value-type="string" calcext:value-type="string">
            <text:p>sehol a nyomtatási képből</text:p>
          </table:table-cell>
          <table:table-cell table:style-name="ce1248" table:number-columns-repeated="255"/>
          <table:table-cell table:number-columns-repeated="16128"/>
        </table:table-row>
        <table:table-row table:style-name="ro1">
          <table:table-cell table:style-name="ce1241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3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241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241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3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51" table:default-cell-style-name="ce377"/>
        <table:table-column table:style-name="co52" table:default-cell-style-name="ce377"/>
        <table:table-column table:style-name="co12" table:number-columns-repeated="4" table:default-cell-style-name="ce377"/>
        <table:table-column table:style-name="co53" table:default-cell-style-name="ce377"/>
        <table:table-column table:style-name="co54" table:default-cell-style-name="ce377"/>
        <table:table-column table:style-name="co12" table:number-columns-repeated="5" table:default-cell-style-name="ce377"/>
        <table:table-column table:style-name="co12" table:default-cell-style-name="ce612"/>
        <table:table-column table:style-name="co55" table:default-cell-style-name="ce377"/>
        <table:table-column table:style-name="co12" table:number-columns-repeated="241" table:default-cell-style-name="ce377"/>
        <table:table-row table:style-name="ro1">
          <table:table-cell table:style-name="ce1254"/>
          <table:table-cell table:style-name="ce1260" office:value-type="string" calcext:value-type="string">
            <text:p>Fegyver</text:p>
          </table:table-cell>
          <table:table-cell table:style-name="ce1277" office:value-type="string" calcext:value-type="string">
            <text:p>Típus</text:p>
          </table:table-cell>
          <table:table-cell table:style-name="ce1260" office:value-type="string" calcext:value-type="string">
            <text:p>SP</text:p>
          </table:table-cell>
          <table:table-cell table:style-name="ce1303" office:value-type="string" calcext:value-type="string">
            <text:p>Sebzés módja</text:p>
          </table:table-cell>
          <table:table-cell table:style-name="ce1308" office:value-type="string" calcext:value-type="string">
            <text:p>Átütés</text:p>
          </table:table-cell>
          <table:table-cell table:style-name="ce1308" office:value-type="string" calcext:value-type="string">
            <text:p>Íves</text:p>
          </table:table-cell>
          <table:table-cell table:style-name="ce1314" office:value-type="string" calcext:value-type="string">
            <text:p>1,5 kezes</text:p>
          </table:table-cell>
          <table:table-cell table:style-name="ce1308" office:value-type="string" calcext:value-type="string">
            <text:p>Pengehossz</text:p>
          </table:table-cell>
          <table:table-cell table:style-name="ce1308" office:value-type="string" calcext:value-type="string">
            <text:p>KÉ</text:p>
          </table:table-cell>
          <table:table-cell table:style-name="ce1308" office:value-type="string" calcext:value-type="string">
            <text:p>TÉ</text:p>
          </table:table-cell>
          <table:table-cell table:style-name="ce1308" office:value-type="string" calcext:value-type="string">
            <text:p>VÉ</text:p>
          </table:table-cell>
          <table:table-cell table:style-name="ce1308" office:value-type="string" calcext:value-type="string">
            <text:p>Sebesség</text:p>
          </table:table-cell>
          <table:table-cell table:style-name="ce1277" office:value-type="string" calcext:value-type="string">
            <text:p>Harcmodor</text:p>
          </table:table-cell>
          <table:table-cell table:style-name="ce1352" office:value-type="string" calcext:value-type="string">
            <text:p>Megjegyzés</text:p>
          </table:table-cell>
          <table:table-cell table:style-name="ce1254" table:number-columns-repeated="241"/>
        </table:table-row>
        <table:table-row table:style-name="ro1">
          <table:table-cell table:style-name="ce1255" office:value-type="string" calcext:value-type="string">
            <text:p>Közelharci fegyverek</text:p>
          </table:table-cell>
          <table:table-cell table:style-name="ce1261" office:value-type="string" calcext:value-type="string">
            <text:p><text:s/>__</text:p>
          </table:table-cell>
          <table:table-cell table:style-name="ce1279"/>
          <table:table-cell table:style-name="ce1279" office:value-type="string" calcext:value-type="string">
            <text:p>x</text:p>
          </table:table-cell>
          <table:table-cell table:number-columns-repeated="2" table:style-name="ce1261" office:value-type="string" calcext:value-type="string">
            <text:p>x</text:p>
          </table:table-cell>
          <table:table-cell table:style-name="ce1261"/>
          <table:table-cell table:style-name="ce1315"/>
          <table:table-cell table:number-columns-repeated="3" table:style-name="ce1261" office:value-type="string" calcext:value-type="string">
            <text:p>x</text:p>
          </table:table-cell>
          <table:table-cell table:number-columns-repeated="2" table:style-name="ce1326" office:value-type="string" calcext:value-type="string">
            <text:p>x</text:p>
          </table:table-cell>
          <table:table-cell table:style-name="ce1261" table:number-columns-repeated="2"/>
          <table:table-cell table:style-name="ce1534" table:number-columns-repeated="241"/>
        </table:table-row>
        <table:table-row table:style-name="ro20">
          <table:table-cell/>
          <table:table-cell table:style-name="ce1262" office:value-type="string" calcext:value-type="string">
            <text:p>Puszta kéz</text:p>
          </table:table-cell>
          <table:table-cell table:style-name="ce1280" office:value-type="string" calcext:value-type="string">
            <text:p>egykezes</text:p>
          </table:table-cell>
          <table:table-cell table:style-name="ce1280" office:value-type="float" office:value="-5" calcext:value-type="float">
            <text:p>-5</text:p>
          </table:table-cell>
          <table:table-cell table:style-name="ce1280" office:value-type="string" calcext:value-type="string">
            <text:p>Z</text:p>
          </table:table-cell>
          <table:table-cell table:number-columns-repeated="2" table:style-name="ce1280" office:value-type="float" office:value="0" calcext:value-type="float">
            <text:p>0</text:p>
          </table:table-cell>
          <table:table-cell table:style-name="ce1316"/>
          <table:table-cell table:style-name="ce1322" office:value-type="float" office:value="0" calcext:value-type="float">
            <text:p>0</text:p>
          </table:table-cell>
          <table:table-cell table:number-columns-repeated="3" table:style-name="ce1280" office:value-type="float" office:value="-10" calcext:value-type="float">
            <text:p>-10</text:p>
          </table:table-cell>
          <table:table-cell table:style-name="ce1280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Tőr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string" calcext:value-type="string">
            <text:p>S/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2" calcext:value-type="float">
            <text:p>2</text:p>
          </table:table-cell>
          <table:table-cell table:number-columns-repeated="2" table:style-name="ce1281" office:value-type="float" office:value="4" calcext:value-type="float">
            <text:p>4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263" office:value-type="string" calcext:value-type="string">
            <text:p>Béltépő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string" calcext:value-type="string">
            <text:p>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2" calcext:value-type="float">
            <text:p>2</text:p>
          </table:table-cell>
          <table:table-cell table:number-columns-repeated="2" table:style-name="ce1281" office:value-type="float" office:value="4" calcext:value-type="float">
            <text:p>4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2">
          <table:table-cell/>
          <table:table-cell table:style-name="ce1263" office:value-type="string" calcext:value-type="string">
            <text:p>Dzsambia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string" calcext:value-type="string">
            <text:p>V/S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1" calcext:value-type="float">
            <text:p>1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2" calcext:value-type="float">
            <text:p>2</text:p>
          </table:table-cell>
          <table:table-cell table:number-columns-repeated="2" table:style-name="ce1281" office:value-type="float" office:value="4" calcext:value-type="float">
            <text:p>4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2">
          <table:table-cell/>
          <table:table-cell table:style-name="ce1263" office:value-type="string" calcext:value-type="string">
            <text:p>Garott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7" calcext:value-type="float">
            <text:p>7</text:p>
          </table:table-cell>
          <table:table-cell table:style-name="ce1281" office:value-type="string" calcext:value-type="string">
            <text:p>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string" calcext:value-type="string">
            <text:p>spec.</text:p>
          </table:table-cell>
          <table:table-cell table:number-columns-repeated="3" table:style-name="ce1281" office:value-type="float" office:value="0" calcext:value-type="float">
            <text:p>0</text:p>
          </table:table-cell>
          <table:table-cell table:style-name="ce1281" office:value-type="string" calcext:value-type="string">
            <text:p>-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és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string" calcext:value-type="string">
            <text:p>S/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3" calcext:value-type="float">
            <text:p>3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263" office:value-type="string" calcext:value-type="string">
            <text:p>Kriszkés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string" calcext:value-type="string">
            <text:p>S/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float" office:value="5" calcext:value-type="float">
            <text:p>5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Levéltőr</text:p>
          </table:table-cell>
          <table:table-cell table:style-name="ce1281" office:value-type="string" calcext:value-type="string">
            <text:p>egykezes</text:p>
          </table:table-cell>
          <table:table-cell table:style-name="ce1292" office:value-type="float" office:value="1" calcext:value-type="float">
            <text:p>1</text:p>
          </table:table-cell>
          <table:table-cell table:style-name="ce1292" office:value-type="string" calcext:value-type="string">
            <text:p>S/V</text:p>
          </table:table-cell>
          <table:table-cell table:number-columns-repeated="2" table:style-name="ce1292" office:value-type="float" office:value="0" calcext:value-type="float">
            <text:p>0</text:p>
          </table:table-cell>
          <table:table-cell table:style-name="ce1318"/>
          <table:table-cell table:style-name="ce1281" office:value-type="float" office:value="0" calcext:value-type="float">
            <text:p>0</text:p>
          </table:table-cell>
          <table:table-cell table:style-name="ce1292" office:value-type="float" office:value="2" calcext:value-type="float">
            <text:p>2</text:p>
          </table:table-cell>
          <table:table-cell table:style-name="ce1292" office:value-type="float" office:value="4" calcext:value-type="float">
            <text:p>4</text:p>
          </table:table-cell>
          <table:table-cell table:number-columns-repeated="2" table:style-name="ce1292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Markolatgomb</text:p>
          </table:table-cell>
          <table:table-cell table:style-name="ce1281" office:value-type="string" calcext:value-type="string">
            <text:p>egykezes</text:p>
          </table:table-cell>
          <table:table-cell table:style-name="ce1292" office:value-type="float" office:value="0" calcext:value-type="float">
            <text:p>0</text:p>
          </table:table-cell>
          <table:table-cell table:style-name="ce1292" office:value-type="string" calcext:value-type="string">
            <text:p>Z</text:p>
          </table:table-cell>
          <table:table-cell table:number-columns-repeated="2" table:style-name="ce1292" office:value-type="float" office:value="0" calcext:value-type="float">
            <text:p>0</text:p>
          </table:table-cell>
          <table:table-cell table:style-name="ce1318"/>
          <table:table-cell table:style-name="ce1292" office:value-type="float" office:value="0" calcext:value-type="float">
            <text:p>0</text:p>
          </table:table-cell>
          <table:table-cell table:number-columns-repeated="3" table:style-name="ce1292" office:value-type="float" office:value="-7" calcext:value-type="float">
            <text:p>-7</text:p>
          </table:table-cell>
          <table:table-cell table:style-name="ce1292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Méregfog</text:p>
          </table:table-cell>
          <table:table-cell table:style-name="ce1281" office:value-type="string" calcext:value-type="string">
            <text:p>egykezes</text:p>
          </table:table-cell>
          <table:table-cell table:style-name="ce1292" office:value-type="float" office:value="0" calcext:value-type="float">
            <text:p>0</text:p>
          </table:table-cell>
          <table:table-cell table:style-name="ce1292" office:value-type="string" calcext:value-type="string">
            <text:p>S</text:p>
          </table:table-cell>
          <table:table-cell table:number-columns-repeated="2" table:style-name="ce1292" office:value-type="float" office:value="0" calcext:value-type="float">
            <text:p>0</text:p>
          </table:table-cell>
          <table:table-cell table:style-name="ce1318"/>
          <table:table-cell table:style-name="ce1281" office:value-type="float" office:value="0" calcext:value-type="float">
            <text:p>0</text:p>
          </table:table-cell>
          <table:table-cell table:style-name="ce1292" office:value-type="float" office:value="1" calcext:value-type="float">
            <text:p>1</text:p>
          </table:table-cell>
          <table:table-cell table:number-columns-repeated="2" table:style-name="ce1292" office:value-type="float" office:value="3" calcext:value-type="float">
            <text:p>3</text:p>
          </table:table-cell>
          <table:table-cell table:style-name="ce1292"/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2">
          <table:table-cell/>
          <table:table-cell table:style-name="ce1263" office:value-type="string" calcext:value-type="string">
            <text:p>Pugoss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string" calcext:value-type="string">
            <text:p>S/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5" calcext:value-type="float">
            <text:p>5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2">
          <table:table-cell/>
          <table:table-cell table:style-name="ce1263" office:value-type="string" calcext:value-type="string">
            <text:p>Ramiera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string" calcext:value-type="string">
            <text:p>S/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3" calcext:value-type="float">
            <text:p>3</text:p>
          </table:table-cell>
          <table:table-cell table:number-columns-repeated="3"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Tőr, hárító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string" calcext:value-type="string">
            <text:p>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float" office:value="10" calcext:value-type="float">
            <text:p>10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5" office:value-type="string" calcext:value-type="string">
            <text:p><text:span text:style-name="T75">Nagyon</text:span><text:span text:style-name="T76"> drága!</text:span></text:p>
          </table:table-cell>
          <table:table-cell table:number-columns-repeated="241"/>
        </table:table-row>
        <table:table-row table:style-name="ro22">
          <table:table-cell/>
          <table:table-cell table:style-name="ce1263" office:value-type="string" calcext:value-type="string">
            <text:p>Tőr, kígyó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string" calcext:value-type="string">
            <text:p>S/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2" calcext:value-type="float">
            <text:p>2</text:p>
          </table:table-cell>
          <table:table-cell table:number-columns-repeated="2" table:style-name="ce1281" office:value-type="float" office:value="4" calcext:value-type="float">
            <text:p>4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Tőr, ököl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string" calcext:value-type="string">
            <text:p>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-5" calcext:value-type="float">
            <text:p>-5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-5" calcext:value-type="float">
            <text:p>-5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/>
          <table:table-cell table:number-columns-repeated="241"/>
        </table:table-row>
        <table:table-row table:style-name="ro1">
          <table:table-cell/>
          <table:table-cell table:style-name="ce1264" office:value-type="string" calcext:value-type="string">
            <text:p>Tőr, páncélszúró</text:p>
          </table:table-cell>
          <table:table-cell table:style-name="ce1282" office:value-type="string" calcext:value-type="string">
            <text:p>egykezes</text:p>
          </table:table-cell>
          <table:table-cell table:style-name="ce1282" office:value-type="float" office:value="1" calcext:value-type="float">
            <text:p>1</text:p>
          </table:table-cell>
          <table:table-cell table:style-name="ce1282" office:value-type="string" calcext:value-type="string">
            <text:p>S</text:p>
          </table:table-cell>
          <table:table-cell table:style-name="ce1282" office:value-type="float" office:value="8" calcext:value-type="float">
            <text:p>8</text:p>
          </table:table-cell>
          <table:table-cell table:style-name="ce1282" office:value-type="float" office:value="0" calcext:value-type="float">
            <text:p>0</text:p>
          </table:table-cell>
          <table:table-cell table:style-name="ce1317"/>
          <table:table-cell table:style-name="ce1282" office:value-type="float" office:value="1" calcext:value-type="float">
            <text:p>1</text:p>
          </table:table-cell>
          <table:table-cell table:style-name="ce1282" office:value-type="float" office:value="4" calcext:value-type="float">
            <text:p>4</text:p>
          </table:table-cell>
          <table:table-cell table:style-name="ce1282" office:value-type="float" office:value="8" calcext:value-type="float">
            <text:p>8</text:p>
          </table:table-cell>
          <table:table-cell table:style-name="ce1282" office:value-type="float" office:value="4" calcext:value-type="float">
            <text:p>4</text:p>
          </table:table-cell>
          <table:table-cell table:style-name="ce1282"/>
          <table:table-cell table:style-name="ce1344" office:value-type="string" calcext:value-type="string">
            <text:p>közelharc</text:p>
          </table:table-cell>
          <table:table-cell table:style-name="ce1356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Tőr, Slan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string" calcext:value-type="string">
            <text:p>S/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number-columns-repeated="2" table:style-name="ce1281" office:value-type="float" office:value="0" calcext:value-type="float">
            <text:p>0</text:p>
          </table:table-cell>
          <table:table-cell table:style-name="ce1281" office:value-type="float" office:value="6" calcext:value-type="float">
            <text:p>6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özelharc</text:p>
          </table:table-cell>
          <table:table-cell table:style-name="ce1353"/>
          <table:table-cell table:number-columns-repeated="241"/>
        </table:table-row>
        <table:table-row table:style-name="ro1">
          <table:table-cell table:style-name="ce422"/>
          <table:table-cell table:style-name="ce1265" office:value-type="string" calcext:value-type="string">
            <text:p>Vasököl / páncélkesztyű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0" calcext:value-type="float">
            <text:p>0</text:p>
          </table:table-cell>
          <table:table-cell table:style-name="ce1283" office:value-type="string" calcext:value-type="string">
            <text:p>Z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19"/>
          <table:table-cell table:style-name="ce1283" office:value-type="float" office:value="0" calcext:value-type="float">
            <text:p>0</text:p>
          </table:table-cell>
          <table:table-cell table:number-columns-repeated="3" table:style-name="ce1283" office:value-type="float" office:value="-7" calcext:value-type="float">
            <text:p>-7</text:p>
          </table:table-cell>
          <table:table-cell table:style-name="ce1283" office:value-type="float" office:value="5" calcext:value-type="float">
            <text:p>5</text:p>
          </table:table-cell>
          <table:table-cell table:style-name="ce1345" office:value-type="string" calcext:value-type="string">
            <text:p>közelharc</text:p>
          </table:table-cell>
          <table:table-cell table:style-name="ce1357" office:value-type="string" calcext:value-type="string">
            <text:p>Erőbónusz: 0 feletti rész 1:1-ben számít be.</text:p>
          </table:table-cell>
          <table:table-cell table:style-name="ce422" table:number-columns-repeated="241"/>
        </table:table-row>
        <table:table-row table:style-name="ro22">
          <table:table-cell table:style-name="ce1255" office:value-type="string" calcext:value-type="string">
            <text:p>Kardvívó fegyverek</text:p>
          </table:table-cell>
          <table:table-cell table:style-name="ce1262" office:value-type="string" calcext:value-type="string">
            <text:p>Kard, dzsenn szablya</text:p>
          </table:table-cell>
          <table:table-cell table:style-name="ce1280" office:value-type="string" calcext:value-type="string">
            <text:p>egykezes</text:p>
          </table:table-cell>
          <table:table-cell table:style-name="ce1280" office:value-type="float" office:value="4" calcext:value-type="float">
            <text:p>4</text:p>
          </table:table-cell>
          <table:table-cell table:style-name="ce1280" office:value-type="string" calcext:value-type="string">
            <text:p>V/S</text:p>
          </table:table-cell>
          <table:table-cell table:style-name="ce1280" office:value-type="float" office:value="0" calcext:value-type="float">
            <text:p>0</text:p>
          </table:table-cell>
          <table:table-cell table:style-name="ce1280" office:value-type="float" office:value="1" calcext:value-type="float">
            <text:p>1</text:p>
          </table:table-cell>
          <table:table-cell table:style-name="ce1316"/>
          <table:table-cell table:style-name="ce1280" office:value-type="float" office:value="1" calcext:value-type="float">
            <text:p>1</text:p>
          </table:table-cell>
          <table:table-cell table:style-name="ce1280" office:value-type="float" office:value="8" calcext:value-type="float">
            <text:p>8</text:p>
          </table:table-cell>
          <table:table-cell table:number-columns-repeated="2" table:style-name="ce1280" office:value-type="float" office:value="15" calcext:value-type="float">
            <text:p>15</text:p>
          </table:table-cell>
          <table:table-cell table:style-name="ce1280" office:value-type="float" office:value="5" calcext:value-type="float">
            <text:p>5</text:p>
          </table:table-cell>
          <table:table-cell table:style-name="ce1344" office:value-type="string" calcext:value-type="string">
            <text:p>kardvívás</text:p>
          </table:table-cell>
          <table:table-cell table:style-name="ce135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emrelin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string" calcext:value-type="string">
            <text:p>V/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1" calcext:value-type="float">
            <text:p>1</text:p>
          </table:table-cell>
          <table:table-cell table:style-name="ce1281" office:value-type="float" office:value="7" calcext:value-type="float">
            <text:p>7</text:p>
          </table:table-cell>
          <table:table-cell table:number-columns-repeated="2" table:style-name="ce1281" office:value-type="float" office:value="13" calcext:value-type="float">
            <text:p>13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kardvívás</text:p>
          </table:table-cell>
          <table:table-cell table:style-name="ce1357"/>
          <table:table-cell table:number-columns-repeated="241"/>
        </table:table-row>
        <table:table-row table:style-name="ro23">
          <table:table-cell/>
          <table:table-cell table:style-name="ce1263" office:value-type="string" calcext:value-type="string">
            <text:p>Kard, fejvadász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3" calcext:value-type="float">
            <text:p>3</text:p>
          </table:table-cell>
          <table:table-cell table:style-name="ce1281" office:value-type="string" calcext:value-type="string">
            <text:p>V/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.5" calcext:value-type="float">
            <text:p>0,5</text:p>
          </table:table-cell>
          <table:table-cell table:style-name="ce1281" office:value-type="float" office:value="5" calcext:value-type="float">
            <text:p>5</text:p>
          </table:table-cell>
          <table:table-cell table:style-name="ce1281" office:value-type="float" office:value="9" calcext:value-type="float">
            <text:p>9</text:p>
          </table:table-cell>
          <table:table-cell table:style-name="ce1281" office:value-type="float" office:value="11" calcext:value-type="float">
            <text:p>11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3">
          <table:table-cell/>
          <table:table-cell table:style-name="ce1263" office:value-type="string" calcext:value-type="string">
            <text:p>Kard, handzsár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string" calcext:value-type="string">
            <text:p>V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1" calcext:value-type="float">
            <text:p>1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float" office:value="13" calcext:value-type="float">
            <text:p>13</text:p>
          </table:table-cell>
          <table:table-cell table:style-name="ce1281" office:value-type="float" office:value="10" calcext:value-type="float">
            <text:p>10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hiequar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string" calcext:value-type="string">
            <text:p>S/V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0" calcext:value-type="float">
            <text:p>0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float" office:value="12" calcext:value-type="float">
            <text:p>12</text:p>
          </table:table-cell>
          <table:table-cell table:style-name="ce1281" office:value-type="float" office:value="8" calcext:value-type="float">
            <text:p>8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hosszú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4" calcext:value-type="float">
            <text:p>4</text:p>
          </table:table-cell>
          <table:table-cell table:style-name="ce1304" office:value-type="string" calcext:value-type="string">
            <text:p><text:span text:style-name="T73"> </text:span><text:span text:style-name="T74">V/S</text:span>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1" office:value-type="float" office:value="6" calcext:value-type="float">
            <text:p>6</text:p>
          </table:table-cell>
          <table:table-cell table:number-columns-repeated="2" table:style-name="ce1281" office:value-type="float" office:value="12" calcext:value-type="float">
            <text:p>12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2">
          <table:table-cell/>
          <table:table-cell table:style-name="ce1263" office:value-type="string" calcext:value-type="string">
            <text:p>Kard, jatagán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1" calcext:value-type="float">
            <text:p>1</text:p>
          </table:table-cell>
          <table:table-cell table:style-name="ce1304" office:value-type="string" calcext:value-type="string">
            <text:p><text:span text:style-name="T73"> </text:span><text:span text:style-name="T74">V/S</text:span>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1" calcext:value-type="float">
            <text:p>1</text:p>
          </table:table-cell>
          <table:table-cell table:style-name="ce1317"/>
          <table:table-cell table:style-name="ce1281" office:value-type="float" office:value="0.5" calcext:value-type="float">
            <text:p>0,5</text:p>
          </table:table-cell>
          <table:table-cell table:style-name="ce1281" office:value-type="float" office:value="5" calcext:value-type="float">
            <text:p>5</text:p>
          </table:table-cell>
          <table:table-cell table:style-name="ce1281" office:value-type="float" office:value="9" calcext:value-type="float">
            <text:p>9</text:p>
          </table:table-cell>
          <table:table-cell table:style-name="ce1281" office:value-type="float" office:value="7" calcext:value-type="float">
            <text:p>7</text:p>
          </table:table-cell>
          <table:table-cell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3">
          <table:table-cell/>
          <table:table-cell table:style-name="ce1263" office:value-type="string" calcext:value-type="string">
            <text:p>Kard, kétkezes</text:p>
          </table:table-cell>
          <table:table-cell table:style-name="ce1281" office:value-type="string" calcext:value-type="string">
            <text:p>kétkezes</text:p>
          </table:table-cell>
          <table:table-cell table:style-name="ce1281" office:value-type="float" office:value="8" calcext:value-type="float">
            <text:p>8</text:p>
          </table:table-cell>
          <table:table-cell table:style-name="ce1281" office:value-type="string" calcext:value-type="string">
            <text:p>V/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10" calcext:value-type="float">
            <text:p>10</text:p>
          </table:table-cell>
          <table:table-cell table:style-name="ce1281" office:value-type="float" office:value="20" calcext:value-type="float">
            <text:p>20</text:p>
          </table:table-cell>
          <table:table-cell table:style-name="ce1281" office:value-type="float" office:value="15" calcext:value-type="float">
            <text:p>15</text:p>
          </table:table-cell>
          <table:table-cell table:style-name="ce1281" office:value-type="float" office:value="8" calcext:value-type="float">
            <text:p>8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khossas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string" calcext:value-type="string">
            <text:p>V/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float" office:value="11" calcext:value-type="float">
            <text:p>11</text:p>
          </table:table-cell>
          <table:table-cell table:style-name="ce1281" office:value-type="float" office:value="10" calcext:value-type="float">
            <text:p>10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kígyó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3" calcext:value-type="float">
            <text:p>3</text:p>
          </table:table-cell>
          <table:table-cell table:style-name="ce1304" office:value-type="string" calcext:value-type="string">
            <text:p><text:span text:style-name="T73"> </text:span><text:span text:style-name="T74">V/S</text:span>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1" office:value-type="float" office:value="5" calcext:value-type="float">
            <text:p>5</text:p>
          </table:table-cell>
          <table:table-cell table:number-columns-repeated="2" table:style-name="ce1281" office:value-type="float" office:value="11" calcext:value-type="float">
            <text:p>11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Lagoss </text:p>
          </table:table-cell>
          <table:table-cell table:style-name="ce1281" office:value-type="string" calcext:value-type="string">
            <text:p>egykezes</text:p>
          </table:table-cell>
          <table:table-cell table:style-name="ce1282" table:number-columns-repeated="2"/>
          <table:table-cell table:number-columns-repeated="2" table:style-name="ce1285" office:value-type="float" office:value="0" calcext:value-type="float">
            <text:p>0</text:p>
          </table:table-cell>
          <table:table-cell table:style-name="ce1317"/>
          <table:table-cell table:style-name="ce1282" table:number-columns-repeated="5"/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lovag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6" calcext:value-type="float">
            <text:p>6</text:p>
          </table:table-cell>
          <table:table-cell table:style-name="ce1281" office:value-type="string" calcext:value-type="string">
            <text:p>V/S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float" office:value="0" calcext:value-type="float">
            <text:p>0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1" office:value-type="float" office:value="7" calcext:value-type="float">
            <text:p>7</text:p>
          </table:table-cell>
          <table:table-cell table:style-name="ce1281" office:value-type="float" office:value="15" calcext:value-type="float">
            <text:p>15</text:p>
          </table:table-cell>
          <table:table-cell table:style-name="ce1281" office:value-type="float" office:value="12" calcext:value-type="float">
            <text:p>12</text:p>
          </table:table-cell>
          <table:table-cell table:style-name="ce1281" office:value-type="float" office:value="7" calcext:value-type="float">
            <text:p>7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Erő követelmény: +2</text:p>
          </table:table-cell>
          <table:table-cell table:number-columns-repeated="241"/>
        </table:table-row>
        <table:table-row table:style-name="ro21">
          <table:table-cell/>
          <table:table-cell table:style-name="ce1263" office:value-type="string" calcext:value-type="string">
            <text:p>Kard, másfélkezes</text:p>
          </table:table-cell>
          <table:table-cell table:style-name="ce1281" office:value-type="string" calcext:value-type="string">
            <text:p>kétkezes</text:p>
          </table:table-cell>
          <table:table-cell table:style-name="ce1281" office:value-type="float" office:value="5" calcext:value-type="float">
            <text:p>5</text:p>
          </table:table-cell>
          <table:table-cell table:style-name="ce1281" office:value-type="string" calcext:value-type="string">
            <text:p>V/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float" office:value="1.5" calcext:value-type="float">
            <text:p>1,5</text:p>
          </table:table-cell>
          <table:table-cell table:style-name="ce1281" office:value-type="float" office:value="8" calcext:value-type="float">
            <text:p>8</text:p>
          </table:table-cell>
          <table:table-cell table:number-columns-repeated="2" table:style-name="ce1281" office:value-type="float" office:value="16" calcext:value-type="float">
            <text:p>16</text:p>
          </table:table-cell>
          <table:table-cell table:style-name="ce1281" office:value-type="float" office:value="7" calcext:value-type="float">
            <text:p>7</text:p>
          </table:table-cell>
          <table:table-cell table:style-name="ce1344" office:value-type="string" calcext:value-type="string">
            <text:p>kardvívás</text:p>
          </table:table-cell>
          <table:table-cell table:style-name="ce1358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2">
          <table:table-cell/>
          <table:table-cell table:style-name="ce1263" office:value-type="string" calcext:value-type="string">
            <text:p>Kard, mesterkard</text:p>
          </table:table-cell>
          <table:table-cell table:style-name="ce1281" office:value-type="string" calcext:value-type="string">
            <text:p>kétkezes</text:p>
          </table:table-cell>
          <table:table-cell table:style-name="ce1281" office:value-type="float" office:value="5" calcext:value-type="float">
            <text:p>5</text:p>
          </table:table-cell>
          <table:table-cell table:style-name="ce1281" office:value-type="string" calcext:value-type="string">
            <text:p>V/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float" office:value="1.5" calcext:value-type="float">
            <text:p>1,5</text:p>
          </table:table-cell>
          <table:table-cell table:style-name="ce1281" office:value-type="float" office:value="9" calcext:value-type="float">
            <text:p>9</text:p>
          </table:table-cell>
          <table:table-cell table:style-name="ce1281" office:value-type="float" office:value="18" calcext:value-type="float">
            <text:p>18</text:p>
          </table:table-cell>
          <table:table-cell table:style-name="ce1281" office:value-type="float" office:value="13" calcext:value-type="float">
            <text:p>13</text:p>
          </table:table-cell>
          <table:table-cell table:style-name="ce1281" office:value-type="float" office:value="7" calcext:value-type="float">
            <text:p>7</text:p>
          </table:table-cell>
          <table:table-cell table:style-name="ce1344" office:value-type="string" calcext:value-type="string">
            <text:p>kardvívás</text:p>
          </table:table-cell>
          <table:table-cell table:style-name="ce1358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Pugoss </text:p>
          </table:table-cell>
          <table:table-cell table:style-name="ce1281" office:value-type="string" calcext:value-type="string">
            <text:p>egykezes</text:p>
          </table:table-cell>
          <table:table-cell table:style-name="ce1282" table:number-columns-repeated="2"/>
          <table:table-cell table:number-columns-repeated="2" table:style-name="ce1285" office:value-type="float" office:value="0" calcext:value-type="float">
            <text:p>0</text:p>
          </table:table-cell>
          <table:table-cell table:style-name="ce1317"/>
          <table:table-cell table:style-name="ce1282" table:number-columns-repeated="5"/>
          <table:table-cell table:style-name="ce1344" office:value-type="string" calcext:value-type="string">
            <text:p>kardvívás</text:p>
          </table:table-cell>
          <table:table-cell table:style-name="ce1361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rövid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string" calcext:value-type="string">
            <text:p>S/V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.5" calcext:value-type="float">
            <text:p>0,5</text:p>
          </table:table-cell>
          <table:table-cell table:style-name="ce1281" office:value-type="float" office:value="4" calcext:value-type="float">
            <text:p>4</text:p>
          </table:table-cell>
          <table:table-cell table:number-columns-repeated="2" table:style-name="ce1281" office:value-type="float" office:value="8" calcext:value-type="float">
            <text:p>8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-</text:p>
          </table:table-cell>
          <table:table-cell table:number-columns-repeated="241"/>
        </table:table-row>
        <table:table-row table:style-name="ro23">
          <table:table-cell/>
          <table:table-cell table:style-name="ce1263" office:value-type="string" calcext:value-type="string">
            <text:p>Kard, Slan </text:p>
          </table:table-cell>
          <table:table-cell table:style-name="ce1281" office:value-type="string" calcext:value-type="string">
            <text:p>kétkezes</text:p>
          </table:table-cell>
          <table:table-cell table:style-name="ce1281" office:value-type="float" office:value="6" calcext:value-type="float">
            <text:p>6</text:p>
          </table:table-cell>
          <table:table-cell table:style-name="ce1281" office:value-type="string" calcext:value-type="string">
            <text:p>V/S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float" office:value="1.5" calcext:value-type="float">
            <text:p>1,5</text:p>
          </table:table-cell>
          <table:table-cell table:style-name="ce1281" office:value-type="float" office:value="9" calcext:value-type="float">
            <text:p>9</text:p>
          </table:table-cell>
          <table:table-cell table:style-name="ce1281" office:value-type="float" office:value="19" calcext:value-type="float">
            <text:p>19</text:p>
          </table:table-cell>
          <table:table-cell table:style-name="ce1281" office:value-type="float" office:value="13" calcext:value-type="float">
            <text:p>13</text:p>
          </table:table-cell>
          <table:table-cell table:style-name="ce1281" office:value-type="float" office:value="7" calcext:value-type="float">
            <text:p>7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Kard, Slan rövid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string" calcext:value-type="string">
            <text:p>V/S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0.5" calcext:value-type="float">
            <text:p>0,5</text:p>
          </table:table-cell>
          <table:table-cell table:style-name="ce1281" office:value-type="float" office:value="5" calcext:value-type="float">
            <text:p>5</text:p>
          </table:table-cell>
          <table:table-cell table:style-name="ce1281" office:value-type="float" office:value="11" calcext:value-type="float">
            <text:p>11</text:p>
          </table:table-cell>
          <table:table-cell table:number-columns-repeated="2" table:style-name="ce1281" office:value-type="float" office:value="5" calcext:value-type="float">
            <text:p>5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3">
          <table:table-cell/>
          <table:table-cell table:style-name="ce1263" office:value-type="string" calcext:value-type="string">
            <text:p>Kard, Slan csatakard</text:p>
          </table:table-cell>
          <table:table-cell table:style-name="ce1281" office:value-type="string" calcext:value-type="string">
            <text:p>kétkezes</text:p>
          </table:table-cell>
          <table:table-cell table:style-name="ce1281" office:value-type="float" office:value="9" calcext:value-type="float">
            <text:p>9</text:p>
          </table:table-cell>
          <table:table-cell table:style-name="ce1281" office:value-type="string" calcext:value-type="string">
            <text:p>V/S</text:p>
          </table:table-cell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0" calcext:value-type="float">
            <text:p>0</text:p>
          </table:table-cell>
          <table:table-cell table:style-name="ce1317"/>
          <table:table-cell table:style-name="ce1281" office:value-type="float" office:value="2" calcext:value-type="float">
            <text:p>2</text:p>
          </table:table-cell>
          <table:table-cell table:style-name="ce1281" office:value-type="float" office:value="9" calcext:value-type="float">
            <text:p>9</text:p>
          </table:table-cell>
          <table:table-cell table:style-name="ce1281" office:value-type="float" office:value="23" calcext:value-type="float">
            <text:p>23</text:p>
          </table:table-cell>
          <table:table-cell table:style-name="ce1281" office:value-type="float" office:value="17" calcext:value-type="float">
            <text:p>17</text:p>
          </table:table-cell>
          <table:table-cell table:style-name="ce1281" office:value-type="float" office:value="8" calcext:value-type="float">
            <text:p>8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2">
          <table:table-cell/>
          <table:table-cell table:style-name="ce1263" office:value-type="string" calcext:value-type="string">
            <text:p>Kard, szablya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3" calcext:value-type="float">
            <text:p>3</text:p>
          </table:table-cell>
          <table:table-cell table:style-name="ce1281" office:value-type="string" calcext:value-type="string">
            <text:p>V/S</text:p>
          </table:table-cell>
          <table:table-cell table:style-name="ce1281" office:value-type="float" office:value="0" calcext:value-type="float">
            <text:p>0</text:p>
          </table:table-cell>
          <table:table-cell table:style-name="ce1281" office:value-type="float" office:value="1" calcext:value-type="float">
            <text:p>1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1" office:value-type="float" office:value="6" calcext:value-type="float">
            <text:p>6</text:p>
          </table:table-cell>
          <table:table-cell table:number-columns-repeated="2" table:style-name="ce1281" office:value-type="float" office:value="12" calcext:value-type="float">
            <text:p>12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kardvívás</text:p>
          </table:table-cell>
          <table:table-cell table:style-name="ce135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Mara-sequor </text:p>
          </table:table-cell>
          <table:table-cell table:style-name="ce1281" office:value-type="string" calcext:value-type="string">
            <text:p>kétkezes</text:p>
          </table:table-cell>
          <table:table-cell table:style-name="ce1282" table:number-columns-repeated="2"/>
          <table:table-cell table:style-name="ce1282" office:value-type="float" office:value="0" calcext:value-type="float">
            <text:p>0</text:p>
          </table:table-cell>
          <table:table-cell table:style-name="ce1282"/>
          <table:table-cell table:style-name="ce1281" office:value-type="float" office:value="1" calcext:value-type="float">
            <text:p>1</text:p>
          </table:table-cell>
          <table:table-cell table:style-name="ce1282" table:number-columns-repeated="5"/>
          <table:table-cell table:style-name="ce1344" office:value-type="string" calcext:value-type="string">
            <text:p>kardvívás</text:p>
          </table:table-cell>
          <table:table-cell table:style-name="ce1361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Meneth</text:p>
          </table:table-cell>
          <table:table-cell table:style-name="ce1281" office:value-type="string" calcext:value-type="string">
            <text:p>egykezes</text:p>
          </table:table-cell>
          <table:table-cell table:style-name="ce1282" table:number-columns-repeated="2"/>
          <table:table-cell table:style-name="ce1282" office:value-type="float" office:value="0" calcext:value-type="float">
            <text:p>0</text:p>
          </table:table-cell>
          <table:table-cell table:style-name="ce1282" table:number-columns-repeated="7"/>
          <table:table-cell table:style-name="ce1344" office:value-type="string" calcext:value-type="string">
            <text:p>kardvívás</text:p>
          </table:table-cell>
          <table:table-cell table:style-name="ce136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Predoci egyeneskard</text:p>
          </table:table-cell>
          <table:table-cell table:style-name="ce1281" office:value-type="string" calcext:value-type="string">
            <text:p>egykezes</text:p>
          </table:table-cell>
          <table:table-cell table:style-name="ce1282" table:number-columns-repeated="2"/>
          <table:table-cell table:style-name="ce1282" office:value-type="float" office:value="0" calcext:value-type="float">
            <text:p>0</text:p>
          </table:table-cell>
          <table:table-cell table:style-name="ce1282" table:number-columns-repeated="7"/>
          <table:table-cell table:style-name="ce1344" office:value-type="string" calcext:value-type="string">
            <text:p>kardvívás</text:p>
          </table:table-cell>
          <table:table-cell table:style-name="ce136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Sequor </text:p>
          </table:table-cell>
          <table:table-cell table:style-name="ce1281" office:value-type="string" calcext:value-type="string">
            <text:p>egykezes</text:p>
          </table:table-cell>
          <table:table-cell table:style-name="ce1282" table:number-columns-repeated="2"/>
          <table:table-cell table:style-name="ce1282" office:value-type="float" office:value="0" calcext:value-type="float">
            <text:p>0</text:p>
          </table:table-cell>
          <table:table-cell table:style-name="ce1282" table:number-columns-repeated="7"/>
          <table:table-cell table:style-name="ce1344" office:value-type="string" calcext:value-type="string">
            <text:p>kardvívás</text:p>
          </table:table-cell>
          <table:table-cell table:style-name="ce1394" office:value-type="string" calcext:value-type="string">
            <text:p>(KF):</text:p>
          </table:table-cell>
          <table:table-cell table:number-columns-repeated="241"/>
        </table:table-row>
        <table:table-row table:style-name="ro24">
          <table:table-cell table:style-name="ce422"/>
          <table:table-cell table:style-name="ce1265" office:value-type="string" calcext:value-type="string">
            <text:p>Tőrkard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2" calcext:value-type="float">
            <text:p>2</text:p>
          </table:table-cell>
          <table:table-cell table:style-name="ce1283" office:value-type="string" calcext:value-type="string">
            <text:p>S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19"/>
          <table:table-cell table:style-name="ce1283" office:value-type="float" office:value="1" calcext:value-type="float">
            <text:p>1</text:p>
          </table:table-cell>
          <table:table-cell table:style-name="ce1283" office:value-type="float" office:value="6" calcext:value-type="float">
            <text:p>6</text:p>
          </table:table-cell>
          <table:table-cell table:number-columns-repeated="2" table:style-name="ce1283" office:value-type="float" office:value="12" calcext:value-type="float">
            <text:p>12</text:p>
          </table:table-cell>
          <table:table-cell table:style-name="ce1283" office:value-type="float" office:value="5" calcext:value-type="float">
            <text:p>5</text:p>
          </table:table-cell>
          <table:table-cell table:style-name="ce1345" office:value-type="string" calcext:value-type="string">
            <text:p>kardvívás</text:p>
          </table:table-cell>
          <table:table-cell table:style-name="ce1358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22" table:number-columns-repeated="241"/>
        </table:table-row>
        <table:table-row table:style-name="ro1">
          <table:table-cell table:style-name="ce1255" office:value-type="string" calcext:value-type="string">
            <text:p>Pusztító fegyverek</text:p>
          </table:table-cell>
          <table:table-cell table:style-name="ce1262" office:value-type="string" calcext:value-type="string">
            <text:p>Bot, rövid</text:p>
          </table:table-cell>
          <table:table-cell table:style-name="ce1280" office:value-type="string" calcext:value-type="string">
            <text:p>egykezes</text:p>
          </table:table-cell>
          <table:table-cell table:style-name="ce1284" office:value-type="float" office:value="-3" calcext:value-type="float">
            <text:p>-3</text:p>
          </table:table-cell>
          <table:table-cell table:style-name="ce1284" office:value-type="string" calcext:value-type="string">
            <text:p>Z</text:p>
          </table:table-cell>
          <table:table-cell table:number-columns-repeated="2" table:style-name="ce1284" office:value-type="float" office:value="0" calcext:value-type="float">
            <text:p>0</text:p>
          </table:table-cell>
          <table:table-cell table:style-name="ce1316"/>
          <table:table-cell table:style-name="ce1281" office:value-type="float" office:value="0.5" calcext:value-type="float">
            <text:p>0,5</text:p>
          </table:table-cell>
          <table:table-cell table:style-name="ce1284" office:value-type="float" office:value="6" calcext:value-type="float">
            <text:p>6</text:p>
          </table:table-cell>
          <table:table-cell table:style-name="ce128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style-name="ce1284" office:value-type="float" office:value="5" calcext:value-type="float">
            <text:p>5</text:p>
          </table:table-cell>
          <table:table-cell table:style-name="ce1344" office:value-type="string" calcext:value-type="string">
            <text:p>pusztítás</text:p>
          </table:table-cell>
          <table:table-cell table:style-name="ce140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Bot, furkós</text:p>
          </table:table-cell>
          <table:table-cell table:style-name="ce1281" office:value-type="string" calcext:value-type="string">
            <text:p>egykezes</text:p>
          </table:table-cell>
          <table:table-cell table:style-name="ce1285" office:value-type="float" office:value="-1" calcext:value-type="float">
            <text:p>-1</text:p>
          </table:table-cell>
          <table:table-cell table:style-name="ce1285" office:value-type="string" calcext:value-type="string">
            <text:p>Z</text:p>
          </table:table-cell>
          <table:table-cell table:number-columns-repeated="2" table:style-name="ce1285" office:value-type="float" office:value="0" calcext:value-type="float">
            <text:p>0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5" office:value-type="float" office:value="4" calcext:value-type="float">
            <text:p>4</text:p>
          </table:table-cell>
          <table:table-cell table:style-name="ce1285" office:value-type="float" office:value="10" calcext:value-type="float">
            <text:p>10</text:p>
          </table:table-cell>
          <table:table-cell table:style-name="ce1285" office:value-type="float" office:value="8" calcext:value-type="float">
            <text:p>8</text:p>
          </table:table-cell>
          <table:table-cell table:style-name="ce1285" office:value-type="float" office:value="6" calcext:value-type="float">
            <text:p>6</text:p>
          </table:table-cell>
          <table:table-cell table:style-name="ce1344" office:value-type="string" calcext:value-type="string">
            <text:p>pusztítás</text:p>
          </table:table-cell>
          <table:table-cell table:style-name="ce136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Buzogány, egykezes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5" calcext:value-type="float">
            <text:p>5</text:p>
          </table:table-cell>
          <table:table-cell table:style-name="ce1305" office:value-type="string" calcext:value-type="string">
            <text:p>Z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17"/>
          <table:table-cell table:style-name="ce1280" office:value-type="float" office:value="1" calcext:value-type="float">
            <text:p>1</text:p>
          </table:table-cell>
          <table:table-cell table:style-name="ce1281" office:value-type="float" office:value="4" calcext:value-type="float">
            <text:p>4</text:p>
          </table:table-cell>
          <table:table-cell table:style-name="ce1281" office:value-type="float" office:value="12" calcext:value-type="float">
            <text:p>12</text:p>
          </table:table-cell>
          <table:table-cell table:style-name="ce1281" office:value-type="float" office:value="8" calcext:value-type="float">
            <text:p>8</text:p>
          </table:table-cell>
          <table:table-cell table:style-name="ce1281" office:value-type="float" office:value="7" calcext:value-type="float">
            <text:p>7</text:p>
          </table:table-cell>
          <table:table-cell table:style-name="ce1344" office:value-type="string" calcext:value-type="string">
            <text:p>pusztítás</text:p>
          </table:table-cell>
          <table:table-cell table:style-name="ce136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Buzogány, kétkezes</text:p>
          </table:table-cell>
          <table:table-cell table:style-name="ce1281" office:value-type="string" calcext:value-type="string">
            <text:p>kétkezes</text:p>
          </table:table-cell>
          <table:table-cell table:style-name="ce1282"/>
          <table:table-cell table:style-name="ce1285" office:value-type="string" calcext:value-type="string">
            <text:p>Z</text:p>
          </table:table-cell>
          <table:table-cell table:number-columns-repeated="2" table:style-name="ce1285" office:value-type="float" office:value="0" calcext:value-type="float">
            <text:p>0</text:p>
          </table:table-cell>
          <table:table-cell table:style-name="ce1317"/>
          <table:table-cell table:style-name="ce1282" table:number-columns-repeated="5"/>
          <table:table-cell table:style-name="ce1344" office:value-type="string" calcext:value-type="string">
            <text:p>pusztítás</text:p>
          </table:table-cell>
          <table:table-cell table:style-name="ce136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Buzogány, láncos</text:p>
          </table:table-cell>
          <table:table-cell table:style-name="ce1281" office:value-type="string" calcext:value-type="string">
            <text:p>egykezes</text:p>
          </table:table-cell>
          <table:table-cell table:style-name="ce1282"/>
          <table:table-cell table:style-name="ce1285" office:value-type="string" calcext:value-type="string">
            <text:p>Z</text:p>
          </table:table-cell>
          <table:table-cell table:number-columns-repeated="2" table:style-name="ce1285" office:value-type="float" office:value="0" calcext:value-type="float">
            <text:p>0</text:p>
          </table:table-cell>
          <table:table-cell table:style-name="ce1282" table:number-columns-repeated="6"/>
          <table:table-cell table:style-name="ce1344" office:value-type="string" calcext:value-type="string">
            <text:p>pusztítás</text:p>
          </table:table-cell>
          <table:table-cell table:style-name="ce1361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Buzogány, shadleki</text:p>
          </table:table-cell>
          <table:table-cell table:style-name="ce1281" office:value-type="string" calcext:value-type="string">
            <text:p>??</text:p>
          </table:table-cell>
          <table:table-cell table:style-name="ce1282"/>
          <table:table-cell table:style-name="ce1285" office:value-type="string" calcext:value-type="string">
            <text:p>Z</text:p>
          </table:table-cell>
          <table:table-cell table:style-name="ce1282"/>
          <table:table-cell table:style-name="ce1285" office:value-type="float" office:value="0" calcext:value-type="float">
            <text:p>0</text:p>
          </table:table-cell>
          <table:table-cell table:style-name="ce1282" table:number-columns-repeated="6"/>
          <table:table-cell table:style-name="ce1344" office:value-type="string" calcext:value-type="string">
            <text:p>pusztítás</text:p>
          </table:table-cell>
          <table:table-cell table:style-name="ce136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Buzogány, tollas</text:p>
          </table:table-cell>
          <table:table-cell table:style-name="ce1281" office:value-type="string" calcext:value-type="string">
            <text:p>egykezes</text:p>
          </table:table-cell>
          <table:table-cell table:style-name="ce1282"/>
          <table:table-cell table:style-name="ce1285" office:value-type="string" calcext:value-type="string">
            <text:p>Z</text:p>
          </table:table-cell>
          <table:table-cell table:style-name="ce1282" office:value-type="string" calcext:value-type="string">
            <text:p>!</text:p>
          </table:table-cell>
          <table:table-cell table:style-name="ce1285" office:value-type="float" office:value="0" calcext:value-type="float">
            <text:p>0</text:p>
          </table:table-cell>
          <table:table-cell table:style-name="ce1317"/>
          <table:table-cell table:style-name="ce1282" table:number-columns-repeated="5"/>
          <table:table-cell table:style-name="ce1344" office:value-type="string" calcext:value-type="string">
            <text:p>pusztítás</text:p>
          </table:table-cell>
          <table:table-cell table:style-name="ce136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Buzogány, tüskés</text:p>
          </table:table-cell>
          <table:table-cell table:style-name="ce1281" office:value-type="string" calcext:value-type="string">
            <text:p>egykezes</text:p>
          </table:table-cell>
          <table:table-cell table:style-name="ce1282" table:number-columns-repeated="2"/>
          <table:table-cell table:style-name="ce1282" office:value-type="string" calcext:value-type="string">
            <text:p>!!</text:p>
          </table:table-cell>
          <table:table-cell table:style-name="ce1285" office:value-type="float" office:value="0" calcext:value-type="float">
            <text:p>0</text:p>
          </table:table-cell>
          <table:table-cell table:style-name="ce1282" table:number-columns-repeated="6"/>
          <table:table-cell table:style-name="ce1344" office:value-type="string" calcext:value-type="string">
            <text:p>pusztítás</text:p>
          </table:table-cell>
          <table:table-cell table:style-name="ce1361"/>
          <table:table-cell table:number-columns-repeated="241"/>
        </table:table-row>
        <table:table-row table:style-name="ro19">
          <table:table-cell/>
          <table:table-cell table:style-name="ce1263" office:value-type="string" calcext:value-type="string">
            <text:p>Csatabárd, egykezes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4" calcext:value-type="float">
            <text:p>4</text:p>
          </table:table-cell>
          <table:table-cell table:style-name="ce1306" office:value-type="string" calcext:value-type="string">
            <text:p>V</text:p>
            <text:p>(néha szúrás)</text:p>
          </table:table-cell>
          <table:table-cell table:style-name="ce1281" office:value-type="string" calcext:value-type="string">
            <text:p>??</text:p>
          </table:table-cell>
          <table:table-cell table:style-name="ce1281" office:value-type="float" office:value="0" calcext:value-type="float">
            <text:p>0</text:p>
          </table:table-cell>
          <table:table-cell table:style-name="ce1281"/>
          <table:table-cell table:style-name="ce1281" office:value-type="float" office:value="0.5" calcext:value-type="float">
            <text:p>0,5</text:p>
          </table:table-cell>
          <table:table-cell table:style-name="ce1281" office:value-type="float" office:value="4" calcext:value-type="float">
            <text:p>4</text:p>
          </table:table-cell>
          <table:table-cell table:number-columns-repeated="2" table:style-name="ce1281" office:value-type="float" office:value="8" calcext:value-type="float">
            <text:p>8</text:p>
          </table:table-cell>
          <table:table-cell table:style-name="ce1281" office:value-type="float" office:value="6" calcext:value-type="float">
            <text:p>6</text:p>
          </table:table-cell>
          <table:table-cell table:style-name="ce1344" office:value-type="string" calcext:value-type="string">
            <text:p>pusztítás</text:p>
          </table:table-cell>
          <table:table-cell table:style-name="ce1361"/>
          <table:table-cell table:number-columns-repeated="241"/>
        </table:table-row>
        <table:table-row table:style-name="ro1">
          <table:table-cell/>
          <table:table-cell table:style-name="ce1263" office:value-type="string" calcext:value-type="string">
            <text:p>Csatabárd, kétkezes</text:p>
          </table:table-cell>
          <table:table-cell table:style-name="ce1281" office:value-type="string" calcext:value-type="string">
            <text:p>kétkezes</text:p>
          </table:table-cell>
          <table:table-cell table:style-name="ce1281" office:value-type="float" office:value="8" calcext:value-type="float">
            <text:p>8</text:p>
          </table:table-cell>
          <table:table-cell table:number-columns-repeated="2" table:style-name="ce1281" office:value-type="string" calcext:value-type="string">
            <text:p>??</text:p>
          </table:table-cell>
          <table:table-cell table:style-name="ce1281" office:value-type="float" office:value="0" calcext:value-type="float">
            <text:p>0</text:p>
          </table:table-cell>
          <table:table-cell table:style-name="ce1281"/>
          <table:table-cell table:style-name="ce1281" office:value-type="float" office:value="1.5" calcext:value-type="float">
            <text:p>1,5</text:p>
          </table:table-cell>
          <table:table-cell table:style-name="ce1281" office:value-type="float" office:value="8" calcext:value-type="float">
            <text:p>8</text:p>
          </table:table-cell>
          <table:table-cell table:number-columns-repeated="2" table:style-name="ce1281" office:value-type="float" office:value="16" calcext:value-type="float">
            <text:p>16</text:p>
          </table:table-cell>
          <table:table-cell table:style-name="ce1281"/>
          <table:table-cell table:style-name="ce1344" office:value-type="string" calcext:value-type="string">
            <text:p>pusztítás</text:p>
          </table:table-cell>
          <table:table-cell table:style-name="ce1357"/>
          <table:table-cell table:number-columns-repeated="241"/>
        </table:table-row>
        <table:table-row table:style-name="ro22">
          <table:table-cell/>
          <table:table-cell table:style-name="ce1263" office:value-type="string" calcext:value-type="string">
            <text:p>Csatacsákány</text:p>
          </table:table-cell>
          <table:table-cell table:style-name="ce1281" office:value-type="string" calcext:value-type="string">
            <text:p>egykezes</text:p>
          </table:table-cell>
          <table:table-cell table:style-name="ce1281" office:value-type="float" office:value="3" calcext:value-type="float">
            <text:p>3</text:p>
          </table:table-cell>
          <table:table-cell table:style-name="ce1281" office:value-type="string" calcext:value-type="string">
            <text:p>S?</text:p>
          </table:table-cell>
          <table:table-cell table:style-name="ce1281" office:value-type="string" calcext:value-type="string">
            <text:p>10 !</text:p>
          </table:table-cell>
          <table:table-cell table:style-name="ce1281" office:value-type="float" office:value="0" calcext:value-type="float">
            <text:p>0</text:p>
          </table:table-cell>
          <table:table-cell table:style-name="ce1281"/>
          <table:table-cell table:style-name="ce1281" office:value-type="float" office:value="0.5" calcext:value-type="float">
            <text:p>0,5</text:p>
          </table:table-cell>
          <table:table-cell table:style-name="ce1281" office:value-type="float" office:value="4" calcext:value-type="float">
            <text:p>4</text:p>
          </table:table-cell>
          <table:table-cell table:number-columns-repeated="2" table:style-name="ce1281" office:value-type="float" office:value="8" calcext:value-type="float">
            <text:p>8</text:p>
          </table:table-cell>
          <table:table-cell table:style-name="ce1281"/>
          <table:table-cell table:style-name="ce1344" office:value-type="string" calcext:value-type="string">
            <text:p>pusztítás</text:p>
          </table:table-cell>
          <table:table-cell table:style-name="ce135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 table:style-name="ce422"/>
          <table:table-cell table:style-name="ce1265" office:value-type="string" calcext:value-type="string">
            <text:p>Harci kalapács</text:p>
          </table:table-cell>
          <table:table-cell table:style-name="ce1283" office:value-type="string" calcext:value-type="string">
            <text:p>??</text:p>
          </table:table-cell>
          <table:table-cell table:style-name="ce1293"/>
          <table:table-cell table:style-name="ce1286" office:value-type="string" calcext:value-type="string">
            <text:p>Z</text:p>
          </table:table-cell>
          <table:table-cell table:number-columns-repeated="2" table:style-name="ce1286" office:value-type="float" office:value="0" calcext:value-type="float">
            <text:p>0</text:p>
          </table:table-cell>
          <table:table-cell table:style-name="ce1293" table:number-columns-repeated="6"/>
          <table:table-cell table:style-name="ce1345" office:value-type="string" calcext:value-type="string">
            <text:p>pusztítás</text:p>
          </table:table-cell>
          <table:table-cell table:style-name="ce1361"/>
          <table:table-cell table:style-name="ce422" table:number-columns-repeated="241"/>
        </table:table-row>
        <table:table-row table:style-name="ro1">
          <table:table-cell table:style-name="ce1256" office:value-type="string" calcext:value-type="string">
            <text:p>Lándzsavívó fegyverek</text:p>
          </table:table-cell>
          <table:table-cell table:style-name="ce1266" office:value-type="string" calcext:value-type="string">
            <text:p>Alabárd</text:p>
          </table:table-cell>
          <table:table-cell table:style-name="ce1284" office:value-type="string" calcext:value-type="string">
            <text:p>kétkezes</text:p>
          </table:table-cell>
          <table:table-cell table:style-name="ce1284" office:value-type="float" office:value="4" calcext:value-type="float">
            <text:p>4</text:p>
          </table:table-cell>
          <table:table-cell table:style-name="ce1284" office:value-type="string" calcext:value-type="string">
            <text:p>S+Z/V</text:p>
          </table:table-cell>
          <table:table-cell table:style-name="ce1284" office:value-type="float" office:value="6" calcext:value-type="float">
            <text:p>6</text:p>
          </table:table-cell>
          <table:table-cell table:style-name="ce1284" office:value-type="float" office:value="0" calcext:value-type="float">
            <text:p>0</text:p>
          </table:table-cell>
          <table:table-cell table:style-name="ce1284"/>
          <table:table-cell table:style-name="ce1285" office:value-type="float" office:value="3" calcext:value-type="float">
            <text:p>3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28" calcext:value-type="float">
            <text:p>28</text:p>
          </table:table-cell>
          <table:table-cell table:style-name="ce1284" office:value-type="float" office:value="8" calcext:value-type="float">
            <text:p>8</text:p>
          </table:table-cell>
          <table:table-cell table:style-name="ce1346" office:value-type="string" calcext:value-type="string">
            <text:p>lándzsavívás</text:p>
          </table:table-cell>
          <table:table-cell table:style-name="ce1402" office:value-type="string" calcext:value-type="string">
            <text:p>Talán a legjobb a páncélok ellen</text:p>
          </table:table-cell>
          <table:table-cell table:style-name="ce619" table:number-columns-repeated="241"/>
        </table:table-row>
        <table:table-row table:style-name="ro1">
          <table:table-cell table:style-name="ce619"/>
          <table:table-cell table:style-name="ce1267" office:value-type="string" calcext:value-type="string">
            <text:p>Bot, hosszú</text:p>
          </table:table-cell>
          <table:table-cell table:style-name="ce1285" office:value-type="string" calcext:value-type="string">
            <text:p>kétkezes</text:p>
          </table:table-cell>
          <table:table-cell table:style-name="ce1294" office:value-type="float" office:value="1" calcext:value-type="float">
            <text:p>1</text:p>
          </table:table-cell>
          <table:table-cell table:style-name="ce1285" office:value-type="string" calcext:value-type="string">
            <text:p>Z</text:p>
          </table:table-cell>
          <table:table-cell table:number-columns-repeated="2" table:style-name="ce1285" office:value-type="float" office:value="0" calcext:value-type="float">
            <text:p>0</text:p>
          </table:table-cell>
          <table:table-cell table:style-name="ce1285"/>
          <table:table-cell table:style-name="ce1281" office:value-type="float" office:value="2" calcext:value-type="float">
            <text:p>2</text:p>
          </table:table-cell>
          <table:table-cell table:style-name="ce1285" office:value-type="float" office:value="14" calcext:value-type="float">
            <text:p>14</text:p>
          </table:table-cell>
          <table:table-cell table:style-name="ce1285" office:value-type="float" office:value="16" calcext:value-type="float">
            <text:p>16</text:p>
          </table:table-cell>
          <table:table-cell table:style-name="ce1285" office:value-type="float" office:value="24" calcext:value-type="float">
            <text:p>24</text:p>
          </table:table-cell>
          <table:table-cell table:style-name="ce1285" office:value-type="float" office:value="6" calcext:value-type="float">
            <text:p>6</text:p>
          </table:table-cell>
          <table:table-cell table:style-name="ce1346" office:value-type="string" calcext:value-type="string">
            <text:p>lándzsavívás</text:p>
          </table:table-cell>
          <table:table-cell table:style-name="ce619" table:number-columns-repeated="242"/>
        </table:table-row>
        <table:table-row table:style-name="ro19">
          <table:table-cell table:style-name="ce619"/>
          <table:table-cell table:style-name="ce1267" office:value-type="string" calcext:value-type="string">
            <text:p>Lándzsa</text:p>
          </table:table-cell>
          <table:table-cell table:style-name="ce1285" office:value-type="string" calcext:value-type="string">
            <text:p>kétkezes</text:p>
          </table:table-cell>
          <table:table-cell table:style-name="ce1295" office:value-type="float" office:value="2" calcext:value-type="float">
            <text:p>2</text:p>
          </table:table-cell>
          <table:table-cell table:style-name="ce1285" office:value-type="string" calcext:value-type="string">
            <text:p>S</text:p>
          </table:table-cell>
          <table:table-cell table:style-name="ce1285" office:value-type="string" calcext:value-type="string">
            <text:p>4/0</text:p>
          </table:table-cell>
          <table:table-cell table:style-name="ce1285" office:value-type="float" office:value="0" calcext:value-type="float">
            <text:p>0</text:p>
          </table:table-cell>
          <table:table-cell table:style-name="ce1285"/>
          <table:table-cell table:style-name="ce1281" office:value-type="float" office:value="2" calcext:value-type="float">
            <text:p>2</text:p>
          </table:table-cell>
          <table:table-cell table:style-name="ce1285" office:value-type="float" office:value="14" calcext:value-type="float">
            <text:p>14</text:p>
          </table:table-cell>
          <table:table-cell table:number-columns-repeated="2" table:style-name="ce1285" office:value-type="float" office:value="32" calcext:value-type="float">
            <text:p>32</text:p>
          </table:table-cell>
          <table:table-cell table:style-name="ce1285" office:value-type="float" office:value="6" calcext:value-type="float">
            <text:p>6</text:p>
          </table:table-cell>
          <table:table-cell table:style-name="ce1346" office:value-type="string" calcext:value-type="string">
            <text:p>lándzsavívás</text:p>
          </table:table-cell>
          <table:table-cell table:style-name="ce1410" office:value-type="string" calcext:value-type="string">
            <text:p>Keskeny: +2</text:p>
            <text:p>Széles hegyű: +2</text:p>
          </table:table-cell>
          <table:table-cell table:style-name="ce619" table:number-columns-repeated="241"/>
        </table:table-row>
        <table:table-row table:style-name="ro19">
          <table:table-cell table:style-name="ce619"/>
          <table:table-cell table:style-name="ce1267" office:value-type="string" calcext:value-type="string">
            <text:p>Pika</text:p>
          </table:table-cell>
          <table:table-cell table:style-name="ce1285" office:value-type="string" calcext:value-type="string">
            <text:p>kétkezes</text:p>
          </table:table-cell>
          <table:table-cell table:style-name="ce1295" office:value-type="float" office:value="2" calcext:value-type="float">
            <text:p>2</text:p>
          </table:table-cell>
          <table:table-cell table:style-name="ce1285" office:value-type="string" calcext:value-type="string">
            <text:p>S</text:p>
          </table:table-cell>
          <table:table-cell table:style-name="ce1285" office:value-type="string" calcext:value-type="string">
            <text:p>4/0</text:p>
          </table:table-cell>
          <table:table-cell table:style-name="ce1285" office:value-type="float" office:value="0" calcext:value-type="float">
            <text:p>0</text:p>
          </table:table-cell>
          <table:table-cell table:style-name="ce1285"/>
          <table:table-cell table:style-name="ce1285" office:value-type="float" office:value="4" calcext:value-type="float">
            <text:p>4</text:p>
          </table:table-cell>
          <table:table-cell table:style-name="ce1285" office:value-type="float" office:value="18" calcext:value-type="float">
            <text:p>18</text:p>
          </table:table-cell>
          <table:table-cell table:number-columns-repeated="2" table:style-name="ce1285" office:value-type="float" office:value="40" calcext:value-type="float">
            <text:p>40</text:p>
          </table:table-cell>
          <table:table-cell table:style-name="ce1285" office:value-type="float" office:value="9" calcext:value-type="float">
            <text:p>9</text:p>
          </table:table-cell>
          <table:table-cell table:style-name="ce1346" office:value-type="string" calcext:value-type="string">
            <text:p>lándzsavívás</text:p>
          </table:table-cell>
          <table:table-cell table:style-name="ce1410" office:value-type="string" calcext:value-type="string">
            <text:p>Keskeny: +2</text:p>
            <text:p>Széles hegyű: +2</text:p>
          </table:table-cell>
          <table:table-cell table:style-name="ce619" table:number-columns-repeated="241"/>
        </table:table-row>
        <table:table-row table:style-name="ro1">
          <table:table-cell table:style-name="ce619"/>
          <table:table-cell table:style-name="ce1267" office:value-type="string" calcext:value-type="string">
            <text:p>Szigony, egykezes</text:p>
          </table:table-cell>
          <table:table-cell table:style-name="ce1285" office:value-type="string" calcext:value-type="string">
            <text:p>egykezes</text:p>
          </table:table-cell>
          <table:table-cell table:style-name="ce1285" office:value-type="float" office:value="2" calcext:value-type="float">
            <text:p>2</text:p>
          </table:table-cell>
          <table:table-cell table:style-name="ce1285" office:value-type="string" calcext:value-type="string">
            <text:p>S</text:p>
          </table:table-cell>
          <table:table-cell table:number-columns-repeated="2" table:style-name="ce1285" office:value-type="float" office:value="0" calcext:value-type="float">
            <text:p>0</text:p>
          </table:table-cell>
          <table:table-cell table:style-name="ce1285"/>
          <table:table-cell table:style-name="ce1281" office:value-type="float" office:value="2" calcext:value-type="float">
            <text:p>2</text:p>
          </table:table-cell>
          <table:table-cell table:style-name="ce1285" office:value-type="float" office:value="5" calcext:value-type="float">
            <text:p>5</text:p>
          </table:table-cell>
          <table:table-cell table:style-name="ce1285" office:value-type="float" office:value="10" calcext:value-type="float">
            <text:p>10</text:p>
          </table:table-cell>
          <table:table-cell table:style-name="ce1285" office:value-type="float" office:value="14" calcext:value-type="float">
            <text:p>14</text:p>
          </table:table-cell>
          <table:table-cell table:style-name="ce1285" office:value-type="float" office:value="7" calcext:value-type="float">
            <text:p>7</text:p>
          </table:table-cell>
          <table:table-cell table:style-name="ce1346" office:value-type="string" calcext:value-type="string">
            <text:p>lándzsavívás</text:p>
          </table:table-cell>
          <table:table-cell table:style-name="ce619" table:number-columns-repeated="242"/>
        </table:table-row>
        <table:table-row table:style-name="ro1">
          <table:table-cell table:style-name="ce1257"/>
          <table:table-cell table:style-name="ce1268" office:value-type="string" calcext:value-type="string">
            <text:p>Szigony, kétkezes</text:p>
          </table:table-cell>
          <table:table-cell table:style-name="ce1286" office:value-type="string" calcext:value-type="string">
            <text:p>kétkezes</text:p>
          </table:table-cell>
          <table:table-cell table:style-name="ce1286" office:value-type="float" office:value="4" calcext:value-type="float">
            <text:p>4</text:p>
          </table:table-cell>
          <table:table-cell table:style-name="ce1286" office:value-type="string" calcext:value-type="string">
            <text:p>S</text:p>
          </table:table-cell>
          <table:table-cell table:style-name="ce1286" office:value-type="float" office:value="2" calcext:value-type="float">
            <text:p>2</text:p>
          </table:table-cell>
          <table:table-cell table:style-name="ce1286" office:value-type="float" office:value="0" calcext:value-type="float">
            <text:p>0</text:p>
          </table:table-cell>
          <table:table-cell table:style-name="ce1286"/>
          <table:table-cell table:style-name="ce1286" office:value-type="float" office:value="3" calcext:value-type="float">
            <text:p>3</text:p>
          </table:table-cell>
          <table:table-cell table:style-name="ce1286" office:value-type="float" office:value="10" calcext:value-type="float">
            <text:p>10</text:p>
          </table:table-cell>
          <table:table-cell table:style-name="ce1286" office:value-type="float" office:value="22" calcext:value-type="float">
            <text:p>22</text:p>
          </table:table-cell>
          <table:table-cell table:style-name="ce1286" office:value-type="float" office:value="26" calcext:value-type="float">
            <text:p>26</text:p>
          </table:table-cell>
          <table:table-cell table:style-name="ce1286" office:value-type="float" office:value="8" calcext:value-type="float">
            <text:p>8</text:p>
          </table:table-cell>
          <table:table-cell table:style-name="ce1347" office:value-type="string" calcext:value-type="string">
            <text:p>lándzsavívás</text:p>
          </table:table-cell>
          <table:table-cell table:style-name="ce1257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258"/>
          <table:table-cell table:style-name="ce1258" office:value-type="string" calcext:value-type="string">
            <text:p>Fegyver</text:p>
          </table:table-cell>
          <table:table-cell table:style-name="ce1287" office:value-type="string" calcext:value-type="string">
            <text:p>Forgatás módja</text:p>
          </table:table-cell>
          <table:table-cell table:style-name="ce1258" office:value-type="string" calcext:value-type="string">
            <text:p>SP</text:p>
          </table:table-cell>
          <table:table-cell table:style-name="ce1287" office:value-type="string" calcext:value-type="string">
            <text:p>Sebzés módja</text:p>
          </table:table-cell>
          <table:table-cell table:style-name="ce1258" office:value-type="string" calcext:value-type="string">
            <text:p>Átütés</text:p>
          </table:table-cell>
          <table:table-cell table:style-name="ce1258" table:number-columns-repeated="2"/>
          <table:table-cell table:style-name="ce1258" office:value-type="string" calcext:value-type="string">
            <text:p>Hatótáv</text:p>
          </table:table-cell>
          <table:table-cell table:style-name="ce1258" office:value-type="string" calcext:value-type="string">
            <text:p>KÉ</text:p>
          </table:table-cell>
          <table:table-cell table:style-name="ce1258" office:value-type="string" calcext:value-type="string">
            <text:p>CÉ</text:p>
          </table:table-cell>
          <table:table-cell table:style-name="ce1258" office:value-type="string" calcext:value-type="string">
            <text:p>Osztó</text:p>
          </table:table-cell>
          <table:table-cell table:style-name="ce1331" office:value-type="string" calcext:value-type="string">
            <text:p>Sebesség</text:p>
          </table:table-cell>
          <table:table-cell table:style-name="ce1258" office:value-type="string" calcext:value-type="string">
            <text:p>Harcmodor</text:p>
          </table:table-cell>
          <table:table-cell table:style-name="ce1258" table:number-columns-repeated="242"/>
        </table:table-row>
        <table:table-row table:style-name="ro1">
          <table:table-cell table:style-name="ce1255" office:value-type="string" calcext:value-type="string">
            <text:p>Szál-hajítófegyverek</text:p>
          </table:table-cell>
          <table:table-cell table:style-name="ce1270" office:value-type="string" calcext:value-type="string">
            <text:p><text:s/>__</text:p>
          </table:table-cell>
          <table:table-cell table:number-columns-repeated="2" table:style-name="ce1288" office:value-type="string" calcext:value-type="string">
            <text:p>x</text:p>
          </table:table-cell>
          <table:table-cell table:number-columns-repeated="2" table:style-name="ce1270" office:value-type="string" calcext:value-type="string">
            <text:p>x</text:p>
          </table:table-cell>
          <table:table-cell table:style-name="ce1270" table:number-columns-repeated="3"/>
          <table:table-cell table:number-columns-repeated="3" table:style-name="ce1270" office:value-type="string" calcext:value-type="string">
            <text:p>x</text:p>
          </table:table-cell>
          <table:table-cell table:style-name="ce1289" office:value-type="string" calcext:value-type="string">
            <text:p>x</text:p>
          </table:table-cell>
          <table:table-cell table:style-name="ce1350" office:value-type="string" calcext:value-type="string">
            <text:p>x</text:p>
          </table:table-cell>
          <table:table-cell/>
          <table:table-cell table:style-name="ce1534" table:number-columns-repeated="241"/>
        </table:table-row>
        <table:table-row table:style-name="ro1">
          <table:table-cell/>
          <table:table-cell table:style-name="ce1271" office:value-type="string" calcext:value-type="string">
            <text:p>Könnyű kopja</text:p>
          </table:table-cell>
          <table:table-cell table:style-name="ce1289" office:value-type="string" calcext:value-type="string">
            <text:p>kétkezes</text:p>
          </table:table-cell>
          <table:table-cell table:style-name="ce1296"/>
          <table:table-cell table:style-name="ce1297" table:number-columns-repeated="2"/>
          <table:table-cell table:style-name="ce1312"/>
          <table:table-cell table:style-name="ce1270"/>
          <table:table-cell table:style-name="ce1312" office:value-type="string" calcext:value-type="string">
            <text:p>60m</text:p>
          </table:table-cell>
          <table:table-cell table:style-name="ce1297" table:number-columns-repeated="2"/>
          <table:table-cell table:style-name="ce1271" office:value-type="float" office:value="1" calcext:value-type="float">
            <text:p>1</text:p>
          </table:table-cell>
          <table:table-cell table:style-name="ce1333" office:value-type="float" office:value="9" calcext:value-type="float">
            <text:p>9</text:p>
          </table:table-cell>
          <table:table-cell table:style-name="ce1344" office:value-type="string" calcext:value-type="string">
            <text:p>hajítás</text:p>
          </table:table-cell>
          <table:table-cell table:style-name="ce1417" office:value-type="string" calcext:value-type="string">
            <text:p>Követelmény: Erő +3</text:p>
          </table:table-cell>
          <table:table-cell table:style-name="ce1535" table:number-columns-repeated="241"/>
        </table:table-row>
        <table:table-row table:style-name="ro1">
          <table:table-cell/>
          <table:table-cell table:style-name="ce1271" office:value-type="string" calcext:value-type="string">
            <text:p>Lándzsa</text:p>
          </table:table-cell>
          <table:table-cell table:style-name="ce1273" office:value-type="string" calcext:value-type="string">
            <text:p>egykezes</text:p>
          </table:table-cell>
          <table:table-cell table:style-name="ce1297" table:number-columns-repeated="3"/>
          <table:table-cell table:style-name="ce1312"/>
          <table:table-cell table:style-name="ce1270"/>
          <table:table-cell table:style-name="ce1312" office:value-type="string" calcext:value-type="string">
            <text:p>60m</text:p>
          </table:table-cell>
          <table:table-cell table:style-name="ce1297" table:number-columns-repeated="2"/>
          <table:table-cell table:style-name="ce1271" office:value-type="float" office:value="1" calcext:value-type="float">
            <text:p>1</text:p>
          </table:table-cell>
          <table:table-cell table:style-name="ce1334" office:value-type="float" office:value="8" calcext:value-type="float">
            <text:p>8</text:p>
          </table:table-cell>
          <table:table-cell table:style-name="ce1344" office:value-type="string" calcext:value-type="string">
            <text:p>hajítás</text:p>
          </table:table-cell>
          <table:table-cell table:style-name="ce1525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22"/>
          <table:table-cell table:style-name="ce1272" office:value-type="string" calcext:value-type="string">
            <text:p>Dárda, hajító</text:p>
          </table:table-cell>
          <table:table-cell table:style-name="ce1272" office:value-type="string" calcext:value-type="string">
            <text:p>egykezes</text:p>
          </table:table-cell>
          <table:table-cell table:style-name="ce1299" table:number-columns-repeated="3"/>
          <table:table-cell table:style-name="ce1313"/>
          <table:table-cell table:style-name="ce1302"/>
          <table:table-cell table:style-name="ce1313" office:value-type="string" calcext:value-type="string">
            <text:p>60m</text:p>
          </table:table-cell>
          <table:table-cell table:style-name="ce1299" table:number-columns-repeated="2"/>
          <table:table-cell table:style-name="ce1330" office:value-type="float" office:value="2" calcext:value-type="float">
            <text:p>2</text:p>
          </table:table-cell>
          <table:table-cell table:style-name="ce1335" office:value-type="float" office:value="7" calcext:value-type="float">
            <text:p>7</text:p>
          </table:table-cell>
          <table:table-cell table:style-name="ce1345" office:value-type="string" calcext:value-type="string">
            <text:p>hajítás</text:p>
          </table:table-cell>
          <table:table-cell table:style-name="ce1526" office:value-type="string" calcext:value-type="string">
            <text:p>Követelmény: Erő +0</text:p>
          </table:table-cell>
          <table:table-cell table:style-name="ce1526"/>
          <table:table-cell table:style-name="ce422" table:number-columns-repeated="240"/>
        </table:table-row>
        <table:table-row table:style-name="ro1">
          <table:table-cell table:style-name="ce1255" office:value-type="string" calcext:value-type="string">
            <text:p>Hajítófegyverek</text:p>
          </table:table-cell>
          <table:table-cell table:style-name="ce1273" office:value-type="string" calcext:value-type="string">
            <text:p>Bola</text:p>
          </table:table-cell>
          <table:table-cell table:style-name="ce1273" office:value-type="string" calcext:value-type="string">
            <text:p>egykezes</text:p>
          </table:table-cell>
          <table:table-cell table:number-columns-repeated="2" table:style-name="ce1300" office:value-type="string" calcext:value-type="string">
            <text:p>-</text:p>
          </table:table-cell>
          <table:table-cell table:style-name="ce1300" office:value-type="float" office:value="0" calcext:value-type="float">
            <text:p>0</text:p>
          </table:table-cell>
          <table:table-cell table:style-name="ce1300"/>
          <table:table-cell table:style-name="ce1270"/>
          <table:table-cell table:style-name="ce1300" office:value-type="string" calcext:value-type="string">
            <text:p>20m</text:p>
          </table:table-cell>
          <table:table-cell table:style-name="ce1290"/>
          <table:table-cell table:style-name="ce1300" office:value-type="float" office:value="2" calcext:value-type="float">
            <text:p>2</text:p>
          </table:table-cell>
          <table:table-cell table:style-name="ce1273" office:value-type="float" office:value="1" calcext:value-type="float">
            <text:p>1</text:p>
          </table:table-cell>
          <table:table-cell table:style-name="ce1336" office:value-type="float" office:value="10" calcext:value-type="float">
            <text:p>10</text:p>
          </table:table-cell>
          <table:table-cell table:style-name="ce1344" office:value-type="string" calcext:value-type="string">
            <text:p>hajítás</text:p>
          </table:table-cell>
          <table:table-cell table:style-name="ce1417"/>
          <table:table-cell table:number-columns-repeated="241"/>
        </table:table-row>
        <table:table-row table:style-name="ro1">
          <table:table-cell/>
          <table:table-cell table:style-name="ce1274" office:value-type="string" calcext:value-type="string">
            <text:p>Hajítóbárd</text:p>
          </table:table-cell>
          <table:table-cell table:style-name="ce1274" office:value-type="string" calcext:value-type="string">
            <text:p>egykezes</text:p>
          </table:table-cell>
          <table:table-cell table:style-name="ce1301" office:value-type="float" office:value="2" calcext:value-type="float">
            <text:p>2</text:p>
          </table:table-cell>
          <table:table-cell table:style-name="ce1301" office:value-type="string" calcext:value-type="string">
            <text:p>Z</text:p>
          </table:table-cell>
          <table:table-cell table:style-name="ce130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20m</text:p>
          </table:table-cell>
          <table:table-cell table:style-name="ce1310"/>
          <table:table-cell table:style-name="ce1301" office:value-type="float" office:value="4" calcext:value-type="float">
            <text:p>4</text:p>
          </table:table-cell>
          <table:table-cell table:style-name="ce1274" office:value-type="float" office:value="2" calcext:value-type="float">
            <text:p>2</text:p>
          </table:table-cell>
          <table:table-cell table:style-name="ce1337" office:value-type="float" office:value="6" calcext:value-type="float">
            <text:p>6</text:p>
          </table:table-cell>
          <table:table-cell table:style-name="ce1344" office:value-type="string" calcext:value-type="string">
            <text:p>hajítás</text:p>
          </table:table-cell>
          <table:table-cell table:style-name="ce1525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12">
          <table:table-cell table:style-name="ce1259"/>
          <table:table-cell table:style-name="ce1275" office:value-type="string" calcext:value-type="string">
            <text:p>Hajítótőr</text:p>
          </table:table-cell>
          <table:table-cell table:style-name="ce1275" office:value-type="string" calcext:value-type="string">
            <text:p>egykezes</text:p>
          </table:table-cell>
          <table:table-cell table:style-name="ce1275" office:value-type="float" office:value="0" calcext:value-type="float">
            <text:p>0</text:p>
          </table:table-cell>
          <table:table-cell table:style-name="ce1307" office:value-type="string" calcext:value-type="string">
            <text:p>S</text:p>
          </table:table-cell>
          <table:table-cell table:style-name="ce1307" office:value-type="float" office:value="0" calcext:value-type="float">
            <text:p>0</text:p>
          </table:table-cell>
          <table:table-cell table:style-name="ce1307"/>
          <table:table-cell table:style-name="ce1320"/>
          <table:table-cell table:style-name="ce1307" office:value-type="string" calcext:value-type="string">
            <text:p>15m</text:p>
          </table:table-cell>
          <table:table-cell table:style-name="ce1307" office:value-type="float" office:value="12" calcext:value-type="float">
            <text:p>12</text:p>
          </table:table-cell>
          <table:table-cell table:style-name="ce1307" office:value-type="float" office:value="4" calcext:value-type="float">
            <text:p>4</text:p>
          </table:table-cell>
          <table:table-cell table:style-name="ce1275" office:value-type="float" office:value="2" calcext:value-type="float">
            <text:p>2</text:p>
          </table:table-cell>
          <table:table-cell table:style-name="ce1340" office:value-type="float" office:value="5" calcext:value-type="float">
            <text:p>5</text:p>
          </table:table-cell>
          <table:table-cell table:style-name="ce1351" office:value-type="string" calcext:value-type="string">
            <text:p>hajítás</text:p>
          </table:table-cell>
          <table:table-cell table:style-name="ce1527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77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274" office:value-type="string" calcext:value-type="string">
            <text:p>kő, alma</text:p>
          </table:table-cell>
          <table:table-cell table:style-name="ce1274" office:value-type="string" calcext:value-type="string">
            <text:p>egykezes</text:p>
          </table:table-cell>
          <table:table-cell table:style-name="ce1301" office:value-type="float" office:value="-10" calcext:value-type="float">
            <text:p>-10</text:p>
          </table:table-cell>
          <table:table-cell table:style-name="ce1301" office:value-type="string" calcext:value-type="string">
            <text:p>Z</text:p>
          </table:table-cell>
          <table:table-cell table:style-name="ce130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20m</text:p>
          </table:table-cell>
          <table:table-cell table:style-name="ce1301" office:value-type="float" office:value="8" calcext:value-type="float">
            <text:p>8</text:p>
          </table:table-cell>
          <table:table-cell table:style-name="ce1301" office:value-type="float" office:value="0" calcext:value-type="float">
            <text:p>0</text:p>
          </table:table-cell>
          <table:table-cell table:style-name="ce1274" office:value-type="float" office:value="1" calcext:value-type="float">
            <text:p>1</text:p>
          </table:table-cell>
          <table:table-cell table:style-name="ce1337" office:value-type="float" office:value="5" calcext:value-type="float">
            <text:p>5</text:p>
          </table:table-cell>
          <table:table-cell table:style-name="ce1344" office:value-type="string" calcext:value-type="string">
            <text:p>hajítás</text:p>
          </table:table-cell>
          <table:table-cell table:style-name="ce1528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25">
          <table:table-cell/>
          <table:table-cell table:style-name="ce1274" office:value-type="string" calcext:value-type="string">
            <text:p>Parittya</text:p>
          </table:table-cell>
          <table:table-cell table:style-name="ce1274" office:value-type="string" calcext:value-type="string">
            <text:p>egykezes</text:p>
          </table:table-cell>
          <table:table-cell table:style-name="ce1301" office:value-type="float" office:value="0" calcext:value-type="float">
            <text:p>0</text:p>
          </table:table-cell>
          <table:table-cell table:style-name="ce1301" office:value-type="string" calcext:value-type="string">
            <text:p>Z</text:p>
          </table:table-cell>
          <table:table-cell table:style-name="ce130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70m</text:p>
          </table:table-cell>
          <table:table-cell table:number-columns-repeated="2" table:style-name="ce1301" office:value-type="float" office:value="4" calcext:value-type="float">
            <text:p>4</text:p>
          </table:table-cell>
          <table:table-cell table:style-name="ce1274" office:value-type="float" office:value="2" calcext:value-type="float">
            <text:p>2</text:p>
          </table:table-cell>
          <table:table-cell table:style-name="ce1337" office:value-type="float" office:value="9" calcext:value-type="float">
            <text:p>9</text:p>
          </table:table-cell>
          <table:table-cell table:style-name="ce1344" office:value-type="string" calcext:value-type="string">
            <text:p>hajítás</text:p>
          </table:table-cell>
          <table:table-cell table:style-name="ce1528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274" office:value-type="string" calcext:value-type="string">
            <text:p>Ramiera</text:p>
          </table:table-cell>
          <table:table-cell table:style-name="ce1274" office:value-type="string" calcext:value-type="string">
            <text:p>egykezes</text:p>
          </table:table-cell>
          <table:table-cell table:style-name="ce1301" office:value-type="float" office:value="0" calcext:value-type="float">
            <text:p>0</text:p>
          </table:table-cell>
          <table:table-cell table:style-name="ce1301" office:value-type="string" calcext:value-type="string">
            <text:p>S</text:p>
          </table:table-cell>
          <table:table-cell table:style-name="ce130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10m</text:p>
          </table:table-cell>
          <table:table-cell table:style-name="ce1310"/>
          <table:table-cell table:style-name="ce1301" office:value-type="float" office:value="1" calcext:value-type="float">
            <text:p>1</text:p>
          </table:table-cell>
          <table:table-cell table:style-name="ce1274" office:value-type="float" office:value="1" calcext:value-type="float">
            <text:p>1</text:p>
          </table:table-cell>
          <table:table-cell table:style-name="ce1337" office:value-type="float" office:value="6" calcext:value-type="float">
            <text:p>6</text:p>
          </table:table-cell>
          <table:table-cell table:style-name="ce1344" office:value-type="string" calcext:value-type="string">
            <text:p>hajítás</text:p>
          </table:table-cell>
          <table:table-cell table:style-name="ce1525"/>
          <table:table-cell table:number-columns-repeated="241"/>
        </table:table-row>
        <table:table-row table:style-name="ro1">
          <table:table-cell/>
          <table:table-cell table:style-name="ce1274" office:value-type="string" calcext:value-type="string">
            <text:p>Slan csillag</text:p>
          </table:table-cell>
          <table:table-cell table:style-name="ce1274" office:value-type="string" calcext:value-type="string">
            <text:p>egykezes</text:p>
          </table:table-cell>
          <table:table-cell table:style-name="ce1301" office:value-type="float" office:value="-5" calcext:value-type="float">
            <text:p>-5</text:p>
          </table:table-cell>
          <table:table-cell table:style-name="ce1301" office:value-type="string" calcext:value-type="string">
            <text:p>S</text:p>
          </table:table-cell>
          <table:table-cell table:style-name="ce130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15m</text:p>
          </table:table-cell>
          <table:table-cell table:style-name="ce1310"/>
          <table:table-cell table:style-name="ce1301" office:value-type="float" office:value="3" calcext:value-type="float">
            <text:p>3</text:p>
          </table:table-cell>
          <table:table-cell table:style-name="ce1274" office:value-type="float" office:value="1" calcext:value-type="float">
            <text:p>1</text:p>
          </table:table-cell>
          <table:table-cell table:style-name="ce1337" office:value-type="float" office:value="4" calcext:value-type="float">
            <text:p>4</text:p>
          </table:table-cell>
          <table:table-cell table:style-name="ce1344" office:value-type="string" calcext:value-type="string">
            <text:p>hajítás</text:p>
          </table:table-cell>
          <table:table-cell table:style-name="ce1525"/>
          <table:table-cell table:number-columns-repeated="241"/>
        </table:table-row>
        <table:table-row table:style-name="ro1">
          <table:table-cell table:style-name="ce422"/>
          <table:table-cell table:style-name="ce1276" office:value-type="string" calcext:value-type="string">
            <text:p>Tőr</text:p>
          </table:table-cell>
          <table:table-cell table:style-name="ce1276" office:value-type="string" calcext:value-type="string">
            <text:p>egykezes</text:p>
          </table:table-cell>
          <table:table-cell table:style-name="ce1302" office:value-type="float" office:value="0" calcext:value-type="float">
            <text:p>0</text:p>
          </table:table-cell>
          <table:table-cell table:style-name="ce1302" office:value-type="string" calcext:value-type="string">
            <text:p>S</text:p>
          </table:table-cell>
          <table:table-cell table:style-name="ce1302" office:value-type="float" office:value="0" calcext:value-type="float">
            <text:p>0</text:p>
          </table:table-cell>
          <table:table-cell table:style-name="ce1302" table:number-columns-repeated="2"/>
          <table:table-cell table:style-name="ce1302" office:value-type="string" calcext:value-type="string">
            <text:p>10m</text:p>
          </table:table-cell>
          <table:table-cell table:style-name="ce1324"/>
          <table:table-cell table:style-name="ce1302" office:value-type="float" office:value="2" calcext:value-type="float">
            <text:p>2</text:p>
          </table:table-cell>
          <table:table-cell table:style-name="ce1276" office:value-type="float" office:value="2" calcext:value-type="float">
            <text:p>2</text:p>
          </table:table-cell>
          <table:table-cell table:style-name="ce1341" office:value-type="float" office:value="6" calcext:value-type="float">
            <text:p>6</text:p>
          </table:table-cell>
          <table:table-cell table:style-name="ce1345" office:value-type="string" calcext:value-type="string">
            <text:p>hajítás</text:p>
          </table:table-cell>
          <table:table-cell table:style-name="ce422" table:number-columns-repeated="242"/>
        </table:table-row>
        <table:table-row table:style-name="ro1">
          <table:table-cell table:style-name="ce1255" office:value-type="string" calcext:value-type="string">
            <text:p>Egyéb hajítófegyverek</text:p>
          </table:table-cell>
          <table:table-cell table:style-name="ce1273" office:value-type="string" calcext:value-type="string">
            <text:p>Dobóháló</text:p>
          </table:table-cell>
          <table:table-cell table:style-name="ce1290"/>
          <table:table-cell table:number-columns-repeated="2" table:style-name="ce1300" office:value-type="string" calcext:value-type="string">
            <text:p>-</text:p>
          </table:table-cell>
          <table:table-cell table:style-name="ce1300" office:value-type="float" office:value="0" calcext:value-type="float">
            <text:p>0</text:p>
          </table:table-cell>
          <table:table-cell table:style-name="ce1300"/>
          <table:table-cell table:style-name="ce1270"/>
          <table:table-cell table:style-name="ce1300" office:value-type="string" calcext:value-type="string">
            <text:p>4m</text:p>
          </table:table-cell>
          <table:table-cell table:style-name="ce1290"/>
          <table:table-cell table:style-name="ce1300" office:value-type="float" office:value="0" calcext:value-type="float">
            <text:p>0</text:p>
          </table:table-cell>
          <table:table-cell table:style-name="ce1273" office:value-type="float" office:value="1" calcext:value-type="float">
            <text:p>1</text:p>
          </table:table-cell>
          <table:table-cell table:style-name="ce1336" office:value-type="float" office:value="10" calcext:value-type="float">
            <text:p>10</text:p>
          </table:table-cell>
          <table:table-cell table:style-name="ce1344" office:value-type="string" calcext:value-type="string">
            <text:p>hajítás</text:p>
          </table:table-cell>
          <table:table-cell table:style-name="ce1529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274" office:value-type="string" calcext:value-type="string">
            <text:p>Köpeny</text:p>
          </table:table-cell>
          <table:table-cell table:style-name="ce1274" office:value-type="string" calcext:value-type="string">
            <text:p>egykezes</text:p>
          </table:table-cell>
          <table:table-cell table:number-columns-repeated="2" table:style-name="ce1301" office:value-type="string" calcext:value-type="string">
            <text:p>-</text:p>
          </table:table-cell>
          <table:table-cell table:style-name="ce130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4m</text:p>
          </table:table-cell>
          <table:table-cell table:style-name="ce1310"/>
          <table:table-cell table:style-name="ce1301" office:value-type="float" office:value="0" calcext:value-type="float">
            <text:p>0</text:p>
          </table:table-cell>
          <table:table-cell table:style-name="ce1274" office:value-type="float" office:value="1" calcext:value-type="float">
            <text:p>1</text:p>
          </table:table-cell>
          <table:table-cell table:style-name="ce1342"/>
          <table:table-cell table:style-name="ce1344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22"/>
          <table:table-cell table:style-name="ce1276" office:value-type="string" calcext:value-type="string">
            <text:p>Lasszó</text:p>
          </table:table-cell>
          <table:table-cell table:style-name="ce1276" office:value-type="string" calcext:value-type="string">
            <text:p>egykezes</text:p>
          </table:table-cell>
          <table:table-cell table:number-columns-repeated="2" table:style-name="ce1302" office:value-type="string" calcext:value-type="string">
            <text:p>-</text:p>
          </table:table-cell>
          <table:table-cell table:style-name="ce1302" office:value-type="float" office:value="0" calcext:value-type="float">
            <text:p>0</text:p>
          </table:table-cell>
          <table:table-cell table:style-name="ce1302" table:number-columns-repeated="2"/>
          <table:table-cell table:style-name="ce1302" office:value-type="string" calcext:value-type="string">
            <text:p>10m</text:p>
          </table:table-cell>
          <table:table-cell table:style-name="ce1324"/>
          <table:table-cell table:style-name="ce1302" office:value-type="float" office:value="0" calcext:value-type="float">
            <text:p>0</text:p>
          </table:table-cell>
          <table:table-cell table:style-name="ce1276" office:value-type="float" office:value="1" calcext:value-type="float">
            <text:p>1</text:p>
          </table:table-cell>
          <table:table-cell table:style-name="ce1341" office:value-type="float" office:value="9" calcext:value-type="float">
            <text:p>9</text:p>
          </table:table-cell>
          <table:table-cell table:style-name="ce1345" office:value-type="string" calcext:value-type="string">
            <text:p>hajítás</text:p>
          </table:table-cell>
          <table:table-cell table:style-name="ce1529" office:value-type="string" calcext:value-type="string">
            <text:p>Sebesülés az esés következtében lehet.</text:p>
          </table:table-cell>
          <table:table-cell table:style-name="ce422" table:number-columns-repeated="241"/>
        </table:table-row>
        <table:table-row table:style-name="ro25">
          <table:table-cell table:style-name="ce1255" office:value-type="string" calcext:value-type="string">
            <text:p>Íjász lőfegyverek</text:p>
          </table:table-cell>
          <table:table-cell table:style-name="ce1273" office:value-type="string" calcext:value-type="string">
            <text:p>Rövid íj</text:p>
          </table:table-cell>
          <table:table-cell table:style-name="ce1273" office:value-type="string" calcext:value-type="string">
            <text:p>kétkezes</text:p>
          </table:table-cell>
          <table:table-cell table:style-name="ce1300" office:value-type="float" office:value="1" calcext:value-type="float">
            <text:p>1</text:p>
          </table:table-cell>
          <table:table-cell table:style-name="ce1300" office:value-type="string" calcext:value-type="string">
            <text:p>S</text:p>
          </table:table-cell>
          <table:table-cell table:style-name="ce1309" office:value-type="float" office:value="0" calcext:value-type="float">
            <text:p>0</text:p>
          </table:table-cell>
          <table:table-cell table:style-name="ce1309"/>
          <table:table-cell table:style-name="ce1270"/>
          <table:table-cell table:style-name="ce1300"/>
          <table:table-cell table:style-name="ce1290"/>
          <table:table-cell table:style-name="ce1300" office:value-type="float" office:value="10" calcext:value-type="float">
            <text:p>10</text:p>
          </table:table-cell>
          <table:table-cell table:style-name="ce1273" office:value-type="float" office:value="2" calcext:value-type="float">
            <text:p>2</text:p>
          </table:table-cell>
          <table:table-cell table:style-name="ce1336" office:value-type="float" office:value="5" calcext:value-type="float">
            <text:p>5</text:p>
          </table:table-cell>
          <table:table-cell table:style-name="ce1344" office:value-type="string" calcext:value-type="string">
            <text:p>íjászat</text:p>
          </table:table-cell>
          <table:table-cell table:style-name="ce153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5">
          <table:table-cell/>
          <table:table-cell table:style-name="ce1274" office:value-type="string" calcext:value-type="string">
            <text:p>Hosszú íj</text:p>
          </table:table-cell>
          <table:table-cell table:style-name="ce1274" office:value-type="string" calcext:value-type="string">
            <text:p>kétkezes</text:p>
          </table:table-cell>
          <table:table-cell table:style-name="ce1301" office:value-type="float" office:value="3" calcext:value-type="float">
            <text:p>3</text:p>
          </table:table-cell>
          <table:table-cell table:style-name="ce1301" office:value-type="string" calcext:value-type="string">
            <text:p>S</text:p>
          </table:table-cell>
          <table:table-cell table:style-name="ce130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/>
          <table:table-cell table:style-name="ce1310"/>
          <table:table-cell table:style-name="ce1301" office:value-type="float" office:value="12" calcext:value-type="float">
            <text:p>12</text:p>
          </table:table-cell>
          <table:table-cell table:style-name="ce1274" office:value-type="float" office:value="3" calcext:value-type="float">
            <text:p>3</text:p>
          </table:table-cell>
          <table:table-cell table:style-name="ce1337" office:value-type="float" office:value="7" calcext:value-type="float">
            <text:p>7</text:p>
          </table:table-cell>
          <table:table-cell table:style-name="ce1344" office:value-type="string" calcext:value-type="string">
            <text:p>íjászat</text:p>
          </table:table-cell>
          <table:table-cell table:style-name="ce153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5">
          <table:table-cell/>
          <table:table-cell table:style-name="ce1274" office:value-type="string" calcext:value-type="string">
            <text:p>Visszacsapó íj</text:p>
          </table:table-cell>
          <table:table-cell table:style-name="ce1274" office:value-type="string" calcext:value-type="string">
            <text:p>kétkezes</text:p>
          </table:table-cell>
          <table:table-cell table:style-name="ce1301" office:value-type="float" office:value="4" calcext:value-type="float">
            <text:p>4</text:p>
          </table:table-cell>
          <table:table-cell table:style-name="ce1301" office:value-type="string" calcext:value-type="string">
            <text:p>S</text:p>
          </table:table-cell>
          <table:table-cell table:style-name="ce1310"/>
          <table:table-cell table:style-name="ce1301"/>
          <table:table-cell table:style-name="ce1270"/>
          <table:table-cell table:style-name="ce1301"/>
          <table:table-cell table:style-name="ce1310"/>
          <table:table-cell table:style-name="ce1301" office:value-type="float" office:value="10" calcext:value-type="float">
            <text:p>10</text:p>
          </table:table-cell>
          <table:table-cell table:style-name="ce1274" office:value-type="float" office:value="3" calcext:value-type="float">
            <text:p>3</text:p>
          </table:table-cell>
          <table:table-cell table:style-name="ce1337" office:value-type="float" office:value="7" calcext:value-type="float">
            <text:p>7</text:p>
          </table:table-cell>
          <table:table-cell table:style-name="ce1344" office:value-type="string" calcext:value-type="string">
            <text:p>íjászat</text:p>
          </table:table-cell>
          <table:table-cell table:style-name="ce153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6">
          <table:table-cell/>
          <table:table-cell table:style-name="ce1274" office:value-type="string" calcext:value-type="string">
            <text:p>Elf íj</text:p>
          </table:table-cell>
          <table:table-cell table:style-name="ce1274" office:value-type="string" calcext:value-type="string">
            <text:p>kétkezes</text:p>
          </table:table-cell>
          <table:table-cell table:style-name="ce1301" office:value-type="float" office:value="4" calcext:value-type="float">
            <text:p>4</text:p>
          </table:table-cell>
          <table:table-cell table:style-name="ce1301" office:value-type="string" calcext:value-type="string">
            <text:p>S</text:p>
          </table:table-cell>
          <table:table-cell table:style-name="ce131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7"/>
          <table:table-cell table:style-name="ce1311" office:value-type="float" office:value="5" calcext:value-type="float">
            <text:p>5</text:p>
          </table:table-cell>
          <table:table-cell table:style-name="ce1301" office:value-type="float" office:value="13" calcext:value-type="float">
            <text:p>13</text:p>
          </table:table-cell>
          <table:table-cell table:style-name="ce1274" office:value-type="float" office:value="4" calcext:value-type="float">
            <text:p>4</text:p>
          </table:table-cell>
          <table:table-cell table:style-name="ce1337" office:value-type="float" office:value="6" calcext:value-type="float">
            <text:p>6</text:p>
          </table:table-cell>
          <table:table-cell table:style-name="ce1344" office:value-type="string" calcext:value-type="string">
            <text:p>íjászat</text:p>
          </table:table-cell>
          <table:table-cell table:style-name="ce153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274" office:value-type="string" calcext:value-type="string">
            <text:p>Fúvócső, kicsi</text:p>
          </table:table-cell>
          <table:table-cell table:style-name="ce1274" office:value-type="string" calcext:value-type="string">
            <text:p>egykezes</text:p>
          </table:table-cell>
          <table:table-cell table:style-name="ce1301" office:value-type="string" calcext:value-type="string">
            <text:p>spec</text:p>
          </table:table-cell>
          <table:table-cell table:style-name="ce1301" office:value-type="string" calcext:value-type="string">
            <text:p>S</text:p>
          </table:table-cell>
          <table:table-cell table:style-name="ce1301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/>
          <table:table-cell table:style-name="ce1310"/>
          <table:table-cell table:style-name="ce1301" office:value-type="float" office:value="8" calcext:value-type="float">
            <text:p>8</text:p>
          </table:table-cell>
          <table:table-cell table:style-name="ce1274" office:value-type="float" office:value="1" calcext:value-type="float">
            <text:p>1</text:p>
          </table:table-cell>
          <table:table-cell table:style-name="ce1337" office:value-type="float" office:value="8" calcext:value-type="float">
            <text:p>8</text:p>
          </table:table-cell>
          <table:table-cell table:style-name="ce1344" office:value-type="string" calcext:value-type="string">
            <text:p>íjászat</text:p>
          </table:table-cell>
          <table:table-cell table:style-name="ce1532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22"/>
          <table:table-cell table:style-name="ce1276" office:value-type="string" calcext:value-type="string">
            <text:p>Fúvócső, vadász</text:p>
          </table:table-cell>
          <table:table-cell table:style-name="ce1276" office:value-type="string" calcext:value-type="string">
            <text:p>kétkezes</text:p>
          </table:table-cell>
          <table:table-cell table:style-name="ce1302" office:value-type="float" office:value="-10" calcext:value-type="float">
            <text:p>-10</text:p>
          </table:table-cell>
          <table:table-cell table:style-name="ce1302" office:value-type="string" calcext:value-type="string">
            <text:p>S</text:p>
          </table:table-cell>
          <table:table-cell table:style-name="ce1302" office:value-type="float" office:value="0" calcext:value-type="float">
            <text:p>0</text:p>
          </table:table-cell>
          <table:table-cell table:style-name="ce1302" table:number-columns-repeated="3"/>
          <table:table-cell table:style-name="ce1324"/>
          <table:table-cell table:style-name="ce1302" office:value-type="float" office:value="10" calcext:value-type="float">
            <text:p>10</text:p>
          </table:table-cell>
          <table:table-cell table:style-name="ce1276" office:value-type="float" office:value="1" calcext:value-type="float">
            <text:p>1</text:p>
          </table:table-cell>
          <table:table-cell table:style-name="ce1341" office:value-type="float" office:value="9" calcext:value-type="float">
            <text:p>9</text:p>
          </table:table-cell>
          <table:table-cell table:style-name="ce1345" office:value-type="string" calcext:value-type="string">
            <text:p>íjászat</text:p>
          </table:table-cell>
          <table:table-cell table:style-name="ce1532"/>
          <table:table-cell table:style-name="ce422" table:number-columns-repeated="241"/>
        </table:table-row>
        <table:table-row table:style-name="ro1">
          <table:table-cell table:style-name="ce1255" office:value-type="string" calcext:value-type="string">
            <text:p>Lövész lőfegyverek</text:p>
          </table:table-cell>
          <table:table-cell table:style-name="ce1273" office:value-type="string" calcext:value-type="string">
            <text:p>Kézi nyílpuska</text:p>
          </table:table-cell>
          <table:table-cell table:style-name="ce1273" office:value-type="string" calcext:value-type="string">
            <text:p>egykezes</text:p>
          </table:table-cell>
          <table:table-cell table:style-name="ce1273" office:value-type="float" office:value="0" calcext:value-type="float">
            <text:p>0</text:p>
          </table:table-cell>
          <table:table-cell table:style-name="ce1273" office:value-type="string" calcext:value-type="string">
            <text:p>S</text:p>
          </table:table-cell>
          <table:table-cell table:style-name="ce1273"/>
          <table:table-cell table:style-name="ce1300"/>
          <table:table-cell table:style-name="ce1270"/>
          <table:table-cell table:style-name="ce1300" office:value-type="string" calcext:value-type="string">
            <text:p>20m</text:p>
          </table:table-cell>
          <table:table-cell table:style-name="ce1273"/>
          <table:table-cell table:style-name="ce1273" office:value-type="float" office:value="10" calcext:value-type="float">
            <text:p>10</text:p>
          </table:table-cell>
          <table:table-cell table:style-name="ce1273" office:value-type="float" office:value="3" calcext:value-type="float">
            <text:p>3</text:p>
          </table:table-cell>
          <table:table-cell table:style-name="ce1336" office:value-type="float" office:value="9" calcext:value-type="float">
            <text:p>9</text:p>
          </table:table-cell>
          <table:table-cell table:style-name="ce1344" office:value-type="string" calcext:value-type="string">
            <text:p>lövészet</text:p>
          </table:table-cell>
          <table:table-cell table:style-name="ce1529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25">
          <table:table-cell/>
          <table:table-cell table:style-name="ce1274" office:value-type="string" calcext:value-type="string">
            <text:p>Nyílpuska</text:p>
          </table:table-cell>
          <table:table-cell table:style-name="ce1274" office:value-type="string" calcext:value-type="string">
            <text:p>kétkezes</text:p>
          </table:table-cell>
          <table:table-cell table:style-name="ce1274" office:value-type="float" office:value="6" calcext:value-type="float">
            <text:p>6</text:p>
          </table:table-cell>
          <table:table-cell table:style-name="ce1274" office:value-type="string" calcext:value-type="string">
            <text:p>S</text:p>
          </table:table-cell>
          <table:table-cell table:style-name="ce1310" office:value-type="float" office:value="10" calcext:value-type="float">
            <text:p>1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50m</text:p>
          </table:table-cell>
          <table:table-cell table:style-name="ce1274"/>
          <table:table-cell table:style-name="ce1274" office:value-type="float" office:value="16" calcext:value-type="float">
            <text:p>16</text:p>
          </table:table-cell>
          <table:table-cell table:style-name="ce1274" office:value-type="float" office:value="4" calcext:value-type="float">
            <text:p>4</text:p>
          </table:table-cell>
          <table:table-cell table:style-name="ce1337" office:value-type="float" office:value="12" calcext:value-type="float">
            <text:p>12</text:p>
          </table:table-cell>
          <table:table-cell table:style-name="ce1344" office:value-type="string" calcext:value-type="string">
            <text:p>lövészet</text:p>
          </table:table-cell>
          <table:table-cell table:style-name="ce153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274" office:value-type="string" calcext:value-type="string">
            <text:p>Nehéz nyílpuska</text:p>
          </table:table-cell>
          <table:table-cell table:style-name="ce1274" office:value-type="string" calcext:value-type="string">
            <text:p>kétkezes</text:p>
          </table:table-cell>
          <table:table-cell table:style-name="ce1274" office:value-type="float" office:value="14" calcext:value-type="float">
            <text:p>14</text:p>
          </table:table-cell>
          <table:table-cell table:style-name="ce1274" office:value-type="string" calcext:value-type="string">
            <text:p>S</text:p>
          </table:table-cell>
          <table:table-cell table:style-name="ce1310" office:value-type="float" office:value="10" calcext:value-type="float">
            <text:p>1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80m</text:p>
          </table:table-cell>
          <table:table-cell table:style-name="ce1274"/>
          <table:table-cell table:style-name="ce1274" office:value-type="float" office:value="16" calcext:value-type="float">
            <text:p>16</text:p>
          </table:table-cell>
          <table:table-cell table:style-name="ce1274" office:value-type="float" office:value="4" calcext:value-type="float">
            <text:p>4</text:p>
          </table:table-cell>
          <table:table-cell table:style-name="ce1337" office:value-type="float" office:value="15" calcext:value-type="float">
            <text:p>15</text:p>
          </table:table-cell>
          <table:table-cell table:style-name="ce1344" office:value-type="string" calcext:value-type="string">
            <text:p>lövészet</text:p>
          </table:table-cell>
          <table:table-cell table:style-name="ce1532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25">
          <table:table-cell/>
          <table:table-cell table:style-name="ce1274" office:value-type="string" calcext:value-type="string">
            <text:p>Shadoni páncéltörő</text:p>
          </table:table-cell>
          <table:table-cell table:style-name="ce1274" office:value-type="string" calcext:value-type="string">
            <text:p>kétkezes</text:p>
          </table:table-cell>
          <table:table-cell table:style-name="ce1274" office:value-type="float" office:value="20" calcext:value-type="float">
            <text:p>20</text:p>
          </table:table-cell>
          <table:table-cell table:style-name="ce1274" office:value-type="string" calcext:value-type="string">
            <text:p>Z</text:p>
          </table:table-cell>
          <table:table-cell table:style-name="ce1310" office:value-type="float" office:value="20" calcext:value-type="float">
            <text:p>2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120m</text:p>
          </table:table-cell>
          <table:table-cell table:style-name="ce1274"/>
          <table:table-cell table:number-columns-repeated="2" table:style-name="ce1274" office:value-type="float" office:value="4" calcext:value-type="float">
            <text:p>4</text:p>
          </table:table-cell>
          <table:table-cell table:style-name="ce1337" office:value-type="float" office:value="21" calcext:value-type="float">
            <text:p>21</text:p>
          </table:table-cell>
          <table:table-cell table:style-name="ce1344" office:value-type="string" calcext:value-type="string">
            <text:p>lövészet</text:p>
          </table:table-cell>
          <table:table-cell table:style-name="ce153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274" office:value-type="string" calcext:value-type="string">
            <text:p>Kharei nyílpuska</text:p>
          </table:table-cell>
          <table:table-cell table:style-name="ce1274" office:value-type="string" calcext:value-type="string">
            <text:p>egykezes</text:p>
          </table:table-cell>
          <table:table-cell table:style-name="ce1274" office:value-type="float" office:value="3" calcext:value-type="float">
            <text:p>3</text:p>
          </table:table-cell>
          <table:table-cell table:style-name="ce1274" office:value-type="string" calcext:value-type="string">
            <text:p>S</text:p>
          </table:table-cell>
          <table:table-cell table:style-name="ce1274" office:value-type="float" office:value="0" calcext:value-type="float">
            <text:p>0</text:p>
          </table:table-cell>
          <table:table-cell table:style-name="ce1301"/>
          <table:table-cell table:style-name="ce1270"/>
          <table:table-cell table:style-name="ce1301" office:value-type="string" calcext:value-type="string">
            <text:p>50m</text:p>
          </table:table-cell>
          <table:table-cell table:style-name="ce1274"/>
          <table:table-cell table:style-name="ce1274" office:value-type="float" office:value="14" calcext:value-type="float">
            <text:p>14</text:p>
          </table:table-cell>
          <table:table-cell table:style-name="ce1274" office:value-type="float" office:value="4" calcext:value-type="float">
            <text:p>4</text:p>
          </table:table-cell>
          <table:table-cell table:style-name="ce1337" office:value-type="float" office:value="5" calcext:value-type="float">
            <text:p>5</text:p>
          </table:table-cell>
          <table:table-cell table:style-name="ce1344" office:value-type="string" calcext:value-type="string">
            <text:p>lövészet</text:p>
          </table:table-cell>
          <table:table-cell table:style-name="ce1532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5">
          <table:table-cell table:style-name="ce422"/>
          <table:table-cell table:style-name="ce1276" office:value-type="string" calcext:value-type="string">
            <text:p>Aquir nyílpuska</text:p>
          </table:table-cell>
          <table:table-cell table:style-name="ce1276" office:value-type="string" calcext:value-type="string">
            <text:p>egykezes</text:p>
          </table:table-cell>
          <table:table-cell table:style-name="ce1276" office:value-type="string" calcext:value-type="string">
            <text:p>halál / +6</text:p>
          </table:table-cell>
          <table:table-cell table:style-name="ce1276" office:value-type="string" calcext:value-type="string">
            <text:p>S</text:p>
          </table:table-cell>
          <table:table-cell table:style-name="ce1276"/>
          <table:table-cell table:style-name="ce1302" table:number-columns-repeated="2"/>
          <table:table-cell table:style-name="ce1302" office:value-type="string" calcext:value-type="string">
            <text:p>50m</text:p>
          </table:table-cell>
          <table:table-cell table:style-name="ce1276"/>
          <table:table-cell table:style-name="ce1276" office:value-type="float" office:value="16" calcext:value-type="float">
            <text:p>16</text:p>
          </table:table-cell>
          <table:table-cell table:style-name="ce1276" office:value-type="float" office:value="3" calcext:value-type="float">
            <text:p>3</text:p>
          </table:table-cell>
          <table:table-cell table:style-name="ce1341" office:value-type="float" office:value="6" calcext:value-type="float">
            <text:p>6</text:p>
          </table:table-cell>
          <table:table-cell table:style-name="ce1345" office:value-type="string" calcext:value-type="string">
            <text:p>lövészet</text:p>
          </table:table-cell>
          <table:table-cell table:style-name="ce1533" office:value-type="string" calcext:value-type="string">
            <text:p><text:span text:style-name="T78">* Halálos hatása csak aquir kézben érvényesül</text:span></text:p>
            <text:p><text:span text:style-name="T78">** Páncéltörő</text:span></text:p>
          </table:table-cell>
          <table:table-cell table:style-name="ce1533"/>
          <table:table-cell table:style-name="ce422" table:number-columns-repeated="240"/>
        </table:table-row>
        <table:table-row table:style-name="ro1">
          <table:table-cell table:style-name="ce1259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291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67" table:default-cell-style-name="ce765"/>
        <table:table-column table:style-name="co68" table:default-cell-style-name="ce1554"/>
        <table:table-column table:style-name="co69" table:default-cell-style-name="ce1554"/>
        <table:table-column table:style-name="co70" table:default-cell-style-name="ce1554"/>
        <table:table-column table:style-name="co69" table:default-cell-style-name="ce281"/>
        <table:table-column table:style-name="co72" table:default-cell-style-name="ce1441"/>
        <table:table-column table:style-name="co73" table:default-cell-style-name="ce281"/>
        <table:table-column table:style-name="co74" table:default-cell-style-name="ce281"/>
        <table:table-column table:style-name="co75" table:default-cell-style-name="ce281"/>
        <table:table-column table:style-name="co76" table:default-cell-style-name="ce281"/>
        <table:table-column table:style-name="co77" table:default-cell-style-name="ce281"/>
        <table:table-column table:style-name="co78" table:default-cell-style-name="ce281"/>
        <table:table-column table:style-name="co37" table:default-cell-style-name="ce848"/>
        <table:table-column table:style-name="co79" table:default-cell-style-name="ce859"/>
        <table:table-column table:style-name="co80" table:default-cell-style-name="ce859"/>
        <table:table-column table:style-name="co81" table:default-cell-style-name="ce281"/>
        <table:table-column table:style-name="co82" table:default-cell-style-name="ce281"/>
        <table:table-column table:style-name="co12" table:number-columns-repeated="237" table:default-cell-style-name="ce281"/>
        <table:table-column table:style-name="co12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563"/>
          <table:covered-table-cell table:style-name="ce1573"/>
          <table:covered-table-cell table:style-name="ce1588"/>
          <table:covered-table-cell table:style-name="ce1597"/>
          <table:covered-table-cell table:number-columns-repeated="6" table:style-name="ce1588"/>
          <table:covered-table-cell table:number-columns-repeated="3" table:style-name="ce1680"/>
          <table:covered-table-cell table:style-name="ce1588"/>
          <table:table-cell table:style-name="ce1588" table:number-columns-repeated="238"/>
          <table:table-cell table:style-name="ce860" table:number-columns-repeated="2"/>
        </table:table-row>
        <table:table-row table:style-name="ro37">
          <table:table-cell table:style-name="ce763"/>
          <table:table-cell table:style-name="ce774"/>
          <table:table-cell table:style-name="ce1563"/>
          <table:table-cell table:style-name="ce1573"/>
          <table:table-cell table:style-name="ce1588"/>
          <table:table-cell table:style-name="ce1597"/>
          <table:table-cell table:style-name="ce1588" table:number-columns-repeated="2"/>
          <table:table-cell table:style-name="ce1396"/>
          <table:table-cell table:style-name="ce1588" table:number-columns-repeated="3"/>
          <table:table-cell table:style-name="ce1680" table:number-columns-repeated="3"/>
          <table:table-cell table:style-name="ce1588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589"/>
          <table:covered-table-cell table:style-name="ce806"/>
          <table:covered-table-cell table:number-columns-repeated="2" table:style-name="ce1589"/>
          <table:table-cell table:style-name="ce1589"/>
          <table:table-cell table:style-name="ce1298" office:value-type="string" calcext:value-type="string">
            <text:p>Max Tapasztalati szint</text:p>
          </table:table-cell>
          <table:table-cell table:style-name="ce1298" office:value-type="float" office:value="21" calcext:value-type="float">
            <text:p>21</text:p>
          </table:table-cell>
          <table:table-cell table:style-name="ce1589"/>
          <table:table-cell/>
          <table:table-cell table:style-name="ce848" table:number-columns-repeated="2"/>
          <table:table-cell table:style-name="ce1589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325" office:value-type="string" calcext:value-type="string">
            <text:p>Szint</text:p>
          </table:table-cell>
          <table:table-cell table:style-name="ce1565" office:value-type="string" calcext:value-type="string" table:number-columns-spanned="2" table:number-rows-spanned="1">
            <text:p>Átfogó</text:p>
          </table:table-cell>
          <table:covered-table-cell table:style-name="ce1565"/>
          <table:table-cell table:style-name="ce1565" office:value-type="string" calcext:value-type="string" table:number-columns-spanned="2" table:number-rows-spanned="1">
            <text:p>Átlagos</text:p>
          </table:table-cell>
          <table:covered-table-cell table:style-name="ce1565"/>
          <table:table-cell table:style-name="ce1565" office:value-type="string" calcext:value-type="string" table:number-columns-spanned="2" table:number-rows-spanned="1">
            <text:p>Spec.</text:p>
          </table:table-cell>
          <table:covered-table-cell/>
          <table:table-cell table:style-name="ce1589" table:number-columns-repeated="4"/>
          <table:table-cell/>
          <table:table-cell table:style-name="ce848" table:number-columns-repeated="2"/>
          <table:table-cell table:style-name="ce1589" table:number-columns-repeated="239"/>
          <table:table-cell table:number-columns-repeated="2"/>
        </table:table-row>
        <table:table-row table:style-name="ro28">
          <table:table-cell/>
          <table:table-cell table:style-name="ce777" office:value-type="float" office:value="0" calcext:value-type="float">
            <text:p>0</text:p>
          </table:table-cell>
          <table:table-cell table:style-name="ce1343" table:number-columns-repeated="5"/>
          <table:table-cell table:style-name="ce816"/>
          <table:table-cell table:style-name="ce1441"/>
          <table:table-cell table:style-name="ce1589" table:number-columns-repeated="3"/>
          <table:table-cell/>
          <table:table-cell table:style-name="ce848" table:number-columns-repeated="2"/>
          <table:table-cell table:style-name="ce1589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1327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139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2.825cm" svg:height="0.596cm" svg:x="17.908cm" svg:y="0.123cm" draw:caption-point-x="4.337cm" draw:caption-point-y="2.157cm">
              <dc:creator>F.B.</dc:creator>
              <meta:date-string>2024.04.02.</meta:date-string>
              <text:p text:style-name="P1"><text:span text:style-name="T40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554"/>
          <table:table-cell table:style-name="ce1589"/>
          <table:table-cell table:style-name="ce1450" table:number-columns-repeated="239"/>
          <table:table-cell/>
        </table:table-row>
        <table:table-row table:style-name="ro1">
          <table:table-cell/>
          <table:table-cell table:style-name="ce132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908cm" svg:y="0.523cm" draw:caption-point-x="4.337cm" draw:caption-point-y="2.209cm">
              <dc:creator>F.B.</dc:creator>
              <meta:date-string>2024.04.02.</meta:date-string>
              <text:p text:style-name="P1"><text:span text:style-name="T40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1327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40" calcext:value-type="float">
            <office:annotation draw:style-name="gr1" draw:text-style-name="P2" svg:width="2.835cm" svg:height="0.596cm" svg:x="22.662cm" svg:y="1.366cm" draw:caption-point-x="-0.417cm" draw:caption-point-y="1.817cm">
              <dc:creator>F.B.</dc:creator>
              <meta:date-string>2024.04.02.</meta:date-string>
              <text:p text:style-name="P1"><text:span text:style-name="T40">Kézzel megadni!</text:span></text:p>
            </office:annotation>
            <text:p>4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9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1327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1327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1406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60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662cm" svg:y="4.653cm" draw:caption-point-x="-0.417cm" draw:caption-point-y="2.143cm">
              <meta:date-string>2024.04.02.</meta:date-string>
              <text:p text:style-name="P1"><text:span text:style-name="T40">Távolsági harcnál a VÉ alapot (30) áttettük a Célzó Értékbe fix levonásként, hogy gyorsítsa a játékot. Ezért alapból mindenki </text:span><text:span text:style-name="T40"><text:line-break/></text:span><text:span text:style-name="T40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1327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1406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662cm" svg:y="5.451cm" draw:caption-point-x="-0.417cm" draw:caption-point-y="2.248cm">
              <meta:date-string>2024.04.02.</meta:date-string>
              <text:p text:style-name="P1"><text:span text:style-name="T40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2.846cm" svg:height="0.991cm" svg:x="22.662cm" svg:y="5.849cm" draw:caption-point-x="-0.417cm" draw:caption-point-y="2.301cm">
              <meta:date-string>2024.04.02.</meta:date-string>
              <text:p text:style-name="P1"><text:span text:style-name="T40">Ne módosítsd!</text:span></text:p>
              <text:p text:style-name="P1"><text:span text:style-name="T40">6+Ügyesség</text:span></text:p>
            </office:annotation>
            <text:p>6 HM</text:p>
          </table:table-cell>
          <table:table-cell table:style-name="Default"/>
          <table:table-cell table:style-name="ce662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1327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1406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662cm" svg:y="6.647cm" draw:caption-point-x="-0.417cm" draw:caption-point-y="2.406cm">
              <dc:creator>FB</dc:creator>
              <meta:date-string>2024.04.02.</meta:date-string>
              <text:p text:style-name="P1"><text:span text:style-name="T40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662cm" svg:y="7.046cm" draw:caption-point-x="-0.417cm" draw:caption-point-y="2.459cm">
              <dc:creator>FB</dc:creator>
              <meta:date-string>2024.04.02.</meta:date-string>
              <text:p text:style-name="P1"><text:span text:style-name="T40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406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45" office:value-type="string" calcext:value-type="string">
            <text:p>Egyik HM nagyobb lehet</text:p>
          </table:table-cell>
          <table:table-cell table:style-name="ce1653" table:content-validation-name="val14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2"/>
          <table:table-cell table:style-name="ce1647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2"/>
          <table:table-cell table:style-name="ce1648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1412"/>
          <table:table-cell table:style-name="ce1406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2"/>
          <table:table-cell table:style-name="ce1414"/>
          <table:table-cell table:style-name="Default" table:number-columns-repeated="7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2"/>
          <table:table-cell table:style-name="ce1414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653" office:value-type="string" calcext:value-type="string">
            <text:p>Erőbónusz</text:p>
          </table:table-cell>
          <table:table-cell table:style-name="ce1653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613" office:value-type="string" calcext:value-type="string">
            <text:p>Nincs adat string</text:p>
          </table:table-cell>
          <table:table-cell table:style-name="ce1653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1321" office:value-type="float" office:value="7" calcext:value-type="float">
            <text:p>7</text:p>
          </table:table-cell>
          <table:table-cell table:style-name="ce1321" office:value-type="float" office:value="33" calcext:value-type="float">
            <text:p>33</text:p>
          </table:table-cell>
          <table:table-cell table:style-name="ce772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613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653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59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1069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1559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59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9">
          <table:table-cell table:style-name="Default" table:number-columns-repeated="3"/>
          <table:table-cell table:style-name="ce1559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59"/>
          <table:table-cell table:style-name="Default"/>
          <table:table-cell table:style-name="ce139" office:value-type="string" calcext:value-type="string">
            <text:p>Gyors kezdeményezés Gyorsaság követelménye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579" office:value-type="string" calcext:value-type="string">
            <text:p>Fok</text:p>
          </table:table-cell>
          <table:table-cell table:style-name="ce1579" office:value-type="string" calcext:value-type="string" table:number-columns-spanned="4" table:number-rows-spanned="1">
            <text:p>Követelmény</text:p>
          </table:table-cell>
          <table:covered-table-cell table:style-name="ce459"/>
          <table:covered-table-cell table:number-columns-repeated="2" table:style-name="ce161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159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/>
          <table:table-cell table:style-name="ce1559" office:value-type="string" calcext:value-type="string" table:number-columns-spanned="4" table:number-rows-spanned="1">
            <text:p>Kétkezes harc sebesség bónusz</text:p>
          </table:table-cell>
          <table:covered-table-cell table:style-name="ce459"/>
          <table:covered-table-cell table:number-columns-repeated="2" table:style-name="ce1498"/>
          <table:table-cell table:style-name="ce905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/>
          <table:table-cell table:style-name="ce1579" office:value-type="string" calcext:value-type="string">
            <text:p>Fok</text:p>
          </table:table-cell>
          <table:table-cell table:style-name="ce1579" office:value-type="string" calcext:value-type="string">
            <text:p>Sebesség bónusz</text:p>
          </table:table-cell>
          <table:table-cell table:style-name="ce1171" office:value-type="string" calcext:value-type="string" table:number-columns-spanned="2" table:number-rows-spanned="1">
            <text:p>KÉ/TÉ/VÉ bünti</text:p>
          </table:table-cell>
          <table:covered-table-cell table:style-name="ce1685"/>
          <table:table-cell table:style-name="ce1685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59"/>
          <table:table-cell table:style-name="Default"/>
          <table:table-cell table:style-name="ce1196" office:value-type="float" office:value="0" calcext:value-type="float">
            <text:p>0</text:p>
          </table:table-cell>
          <table:table-cell table:style-name="ce1214" office:value-type="float" office:value="1" calcext:value-type="float">
            <text:p>1</text:p>
          </table:table-cell>
          <table:table-cell table:style-name="ce1172" office:value-type="float" office:value="-10" calcext:value-type="float" table:number-columns-spanned="2" table:number-rows-spanned="1">
            <text:p>-1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59"/>
          <table:table-cell table:style-name="Default"/>
          <table:table-cell table:style-name="ce1196" office:value-type="float" office:value="1" calcext:value-type="float">
            <text:p>1</text:p>
          </table:table-cell>
          <table:table-cell table:style-name="ce1214" office:value-type="float" office:value="3" calcext:value-type="float">
            <text:p>3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1196" office:value-type="float" office:value="2" calcext:value-type="float">
            <text:p>2</text:p>
          </table:table-cell>
          <table:table-cell table:style-name="ce1214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601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1196" office:value-type="float" office:value="3" calcext:value-type="float">
            <text:p>3</text:p>
          </table:table-cell>
          <table:table-cell table:style-name="ce1214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ce1556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556" office:value-type="string" calcext:value-type="string">
            <text:p>VÉ</text:p>
          </table:table-cell>
          <table:table-cell table:style-name="ce1556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ce1610"/>
          <table:table-cell table:style-name="ce1323"/>
          <table:table-cell table:style-name="Default" table:number-columns-repeated="6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1392" office:value-type="float" office:value="0" calcext:value-type="float">
            <text:p>0</text:p>
          </table:table-cell>
          <table:table-cell table:style-name="ce1373" office:value-type="string" calcext:value-type="string">
            <text:p>x</text:p>
          </table:table-cell>
          <table:table-cell table:number-columns-repeated="3" table:style-name="ce1392" office:value-type="float" office:value="0" calcext:value-type="float">
            <text:p>0</text:p>
          </table:table-cell>
          <table:table-cell table:style-name="Default"/>
          <table:table-cell table:style-name="ce1559" table:content-validation-name="val144" office:value-type="string" calcext:value-type="string" table:number-columns-spanned="2" table:number-rows-spanned="1">
            <text:p>Kétkezesség fortély Sebesség bónusza</text:p>
          </table:table-cell>
          <table:covered-table-cell table:style-name="ce459" table:content-validation-name="val144"/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1392" office:value-type="float" office:value="10" calcext:value-type="float">
            <text:p>1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10" calcext:value-type="float">
            <text:p>-10</text:p>
          </table:table-cell>
          <table:table-cell table:number-columns-repeated="2" table:style-name="ce1392" office:value-type="float" office:value="0" calcext:value-type="float">
            <text:p>0</text:p>
          </table:table-cell>
          <table:table-cell/>
          <table:table-cell table:style-name="ce1579" table:content-validation-name="val144" office:value-type="string" calcext:value-type="string">
            <text:p>Fok</text:p>
          </table:table-cell>
          <table:table-cell table:style-name="ce1579" table:content-validation-name="val144" office:value-type="string" calcext:value-type="string">
            <text:p>Bónusz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1392" office:value-type="float" office:value="30" calcext:value-type="float">
            <text:p>3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15" calcext:value-type="float">
            <text:p>-15</text:p>
          </table:table-cell>
          <table:table-cell table:style-name="ce1392" office:value-type="float" office:value="-5" calcext:value-type="float">
            <text:p>-5</text:p>
          </table:table-cell>
          <table:table-cell table:style-name="ce1392" office:value-type="float" office:value="0" calcext:value-type="float">
            <text:p>0</text:p>
          </table:table-cell>
          <table:table-cell/>
          <table:table-cell table:style-name="ce79" table:content-validation-name="val144" office:value-type="float" office:value="0" calcext:value-type="float">
            <text:p>0</text:p>
          </table:table-cell>
          <table:table-cell table:style-name="ce1594" table:content-validation-name="val144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1392" office:value-type="float" office:value="50" calcext:value-type="float">
            <text:p>5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20" calcext:value-type="float">
            <text:p>-20</text:p>
          </table:table-cell>
          <table:table-cell table:style-name="ce1392" office:value-type="float" office:value="-10" calcext:value-type="float">
            <text:p>-10</text:p>
          </table:table-cell>
          <table:table-cell table:style-name="ce1392" office:value-type="float" office:value="0" calcext:value-type="float">
            <text:p>0</text:p>
          </table:table-cell>
          <table:table-cell/>
          <table:table-cell table:style-name="ce79" table:content-validation-name="val144" office:value-type="float" office:value="1" calcext:value-type="float">
            <text:p>1</text:p>
          </table:table-cell>
          <table:table-cell table:style-name="ce1594" table:content-validation-name="val14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559" table:content-validation-name="val144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459" table:content-validation-name="val144"/>
          <table:covered-table-cell table:number-columns-repeated="3" table:style-name="Default"/>
          <table:table-cell table:style-name="Default" table:number-columns-repeated="3"/>
          <table:table-cell table:style-name="ce1198" office:value-type="string" calcext:value-type="string" table:number-columns-spanned="2" table:number-rows-spanned="1">
            <text:p>Kétkezes harc Mf limit</text:p>
          </table:table-cell>
          <table:covered-table-cell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560" table:content-validation-name="val144" office:value-type="string" calcext:value-type="string" table:number-columns-spanned="2" table:number-rows-spanned="1">
            <text:p>Fok</text:p>
          </table:table-cell>
          <table:covered-table-cell table:style-name="Default"/>
          <table:table-cell table:style-name="ce1560" table:content-validation-name="val144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Default"/>
          <table:table-cell table:style-name="Default" table:number-columns-repeated="3"/>
          <table:table-cell table:style-name="ce1579" table:content-validation-name="val144" office:value-type="string" calcext:value-type="string">
            <text:p>Fegyver</text:p>
          </table:table-cell>
          <table:table-cell table:style-name="ce1579" table:content-validation-name="val144" office:value-type="string" calcext:value-type="string">
            <text:p>Mf Innen számít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4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359" table:content-validation-name="val144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Default" table:number-columns-repeated="3"/>
          <table:table-cell table:style-name="ce1196" office:value-type="string" calcext:value-type="string">
            <text:p>Elsődleges fegyver</text:p>
          </table:table-cell>
          <table:table-cell table:style-name="ce1215" office:value-type="float" office:value="2" calcext:value-type="float">
            <text:p>2. fok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4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1359" table:content-validation-name="val144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Default"/>
          <table:table-cell table:style-name="ce1614" office:value-type="string" calcext:value-type="string" table:number-columns-spanned="2" table:number-rows-spanned="1">
            <text:p>Csak könnyűvértre</text:p>
          </table:table-cell>
          <table:covered-table-cell table:style-name="Default"/>
          <table:table-cell table:style-name="Default"/>
          <table:table-cell table:style-name="ce1196" office:value-type="string" calcext:value-type="string">
            <text:p>Másodlagos fegyver</text:p>
          </table:table-cell>
          <table:table-cell table:style-name="ce1215" office:value-type="float" office:value="3" calcext:value-type="float">
            <text:p>3. fok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4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1359" table:content-validation-name="val144" office:value-type="float" office:value="30" calcext:value-type="float" table:number-columns-spanned="3" table:number-rows-spanned="1">
            <text:p>30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248"/>
        </table:table-row>
        <table:table-row table:style-name="ro1">
          <table:table-cell/>
          <table:table-cell table:style-name="ce235" table:content-validation-name="val144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style-name="ce1359" table:content-validation-name="val144" office:value-type="float" office:value="35" calcext:value-type="float" table:number-columns-spanned="3" table:number-rows-spanned="1">
            <text:p>35</text:p>
          </table:table-cell>
          <table:covered-table-cell table:number-columns-repeated="2" table:style-name="Default"/>
          <table:table-cell table:style-name="Default"/>
          <table:table-cell table:style-name="ce1622"/>
          <table:table-cell table:style-name="ce1460"/>
          <table:table-cell table:style-name="ce1332" office:value-type="string" calcext:value-type="string">
            <text:p>Kétkezes harc max pengehossz</text:p>
          </table:table-cell>
          <table:table-cell table:style-name="ce1196"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style-name="ce1440"/>
          <table:table-cell table:style-name="ce1447"/>
          <table:table-cell table:style-name="ce1453"/>
          <table:table-cell table:style-name="ce1461"/>
          <table:table-cell table:style-name="ce1196" office:value-type="string" calcext:value-type="string">
            <text:p>Minimum Erő 2 pengénél</text:p>
          </table:table-cell>
          <table:table-cell table:style-name="ce1196"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/>
          <table:table-cell table:style-name="ce1559" table:content-validation-name="val144" office:value-type="string" calcext:value-type="string" table:number-columns-spanned="7" table:number-rows-spanned="1">
            <text:p>Páncél struktúrák</text:p>
          </table:table-cell>
          <table:covered-table-cell table:style-name="ce459" table:content-validation-name="val144"/>
          <table:covered-table-cell table:number-columns-repeated="2" table:style-name="Default"/>
          <table:covered-table-cell table:style-name="ce1604"/>
          <table:covered-table-cell table:style-name="ce1616"/>
          <table:covered-table-cell table:style-name="ce1624"/>
          <table:table-cell table:style-name="ce1635"/>
          <table:table-cell table:number-columns-repeated="247"/>
        </table:table-row>
        <table:table-row table:style-name="ro1">
          <table:table-cell/>
          <table:table-cell table:style-name="ce1338" office:value-type="string" calcext:value-type="string" table:number-columns-spanned="2" table:number-rows-spanned="1">
            <text:p>Alapanyag neve</text:p>
          </table:table-cell>
          <table:covered-table-cell table:style-name="ce1348"/>
          <table:table-cell table:style-name="ce1360" office:value-type="string" calcext:value-type="string" table:number-columns-spanned="3" table:number-rows-spanned="1">
            <text:p>SFÉ</text:p>
          </table:table-cell>
          <table:covered-table-cell table:style-name="ce1584"/>
          <table:covered-table-cell table:style-name="ce1605"/>
          <table:table-cell table:style-name="ce1388" office:value-type="string" calcext:value-type="string" table:number-columns-spanned="2" table:number-rows-spanned="1">
            <text:p>Pluszminusz</text:p>
          </table:table-cell>
          <table:covered-table-cell table:style-name="ce1625"/>
          <table:table-cell table:style-name="ce1636"/>
          <table:table-cell table:number-columns-repeated="247"/>
        </table:table-row>
        <table:table-row table:style-name="ro1">
          <table:table-cell/>
          <table:table-cell table:style-name="ce1338" table:number-columns-spanned="2" table:number-rows-spanned="1"/>
          <table:covered-table-cell table:style-name="ce1348"/>
          <table:table-cell table:style-name="ce1584" office:value-type="string" calcext:value-type="string">
            <text:p>Szúró</text:p>
          </table:table-cell>
          <table:table-cell table:style-name="ce1584" office:value-type="string" calcext:value-type="string">
            <text:p>Vágó</text:p>
          </table:table-cell>
          <table:table-cell table:style-name="ce1606" office:value-type="string" calcext:value-type="string">
            <text:p>Zúzó</text:p>
          </table:table-cell>
          <table:table-cell table:style-name="ce1389" table:number-columns-spanned="2" table:number-rows-spanned="1"/>
          <table:covered-table-cell table:style-name="ce1626"/>
          <table:table-cell table:style-name="ce1637"/>
          <table:table-cell table:number-columns-repeated="247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Posztó/Bunda</text:p>
          </table:table-cell>
          <table:covered-table-cell table:style-name="ce1349"/>
          <table:table-cell table:style-name="ce1196" office:value-type="float" office:value="0" calcext:value-type="float">
            <text:p>0</text:p>
          </table:table-cell>
          <table:table-cell table:style-name="ce1196" office:value-type="float" office:value="2" calcext:value-type="float">
            <text:p>2</text:p>
          </table:table-cell>
          <table:table-cell table:style-name="ce1607" office:value-type="float" office:value="2" calcext:value-type="float">
            <text:p>2</text:p>
          </table:table-cell>
          <table:table-cell table:style-name="ce1619" office:value-type="float" office:value="0" calcext:value-type="float" table:number-columns-spanned="2" table:number-rows-spanned="1">
            <text:p>0</text:p>
          </table:table-cell>
          <table:covered-table-cell table:style-name="ce1627"/>
          <table:table-cell table:style-name="ce1638"/>
          <table:table-cell table:number-columns-repeated="247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Fegyverkabát</text:p>
          </table:table-cell>
          <table:covered-table-cell table:style-name="ce1349"/>
          <table:table-cell table:style-name="ce1363" table:number-columns-repeated="3"/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1628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Bőr</text:p>
          </table:table-cell>
          <table:covered-table-cell table:style-name="ce1349"/>
          <table:table-cell table:style-name="ce1196" office:value-type="float" office:value="2" calcext:value-type="float">
            <text:p>2</text:p>
          </table:table-cell>
          <table:table-cell table:style-name="ce1196" office:value-type="float" office:value="4" calcext:value-type="float">
            <text:p>4</text:p>
          </table:table-cell>
          <table:table-cell table:style-name="ce1196" office:value-type="float" office:value="2" calcext:value-type="float">
            <text:p>2</text:p>
          </table:table-cell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1628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Keményített bőr</text:p>
          </table:table-cell>
          <table:covered-table-cell table:style-name="ce1349"/>
          <table:table-cell table:style-name="ce1196" office:value-type="float" office:value="3" calcext:value-type="float">
            <text:p>3</text:p>
          </table:table-cell>
          <table:table-cell table:style-name="ce1196" office:value-type="float" office:value="5" calcext:value-type="float">
            <text:p>5</text:p>
          </table:table-cell>
          <table:table-cell table:style-name="ce1196" office:value-type="float" office:value="3" calcext:value-type="float">
            <text:p>3</text:p>
          </table:table-cell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1628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Brigantin</text:p>
          </table:table-cell>
          <table:covered-table-cell table:style-name="ce1349"/>
          <table:table-cell table:style-name="ce1363" table:number-columns-repeated="3"/>
          <table:table-cell table:style-name="ce1390" table:number-columns-spanned="2" table:number-rows-spanned="1"/>
          <table:covered-table-cell table:style-name="ce1395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Lánc/Sodrony</text:p>
          </table:table-cell>
          <table:covered-table-cell table:style-name="ce1349"/>
          <table:table-cell table:style-name="ce1196" office:value-type="float" office:value="7" calcext:value-type="float">
            <text:p>7</text:p>
          </table:table-cell>
          <table:table-cell table:style-name="ce1196" office:value-type="float" office:value="10" calcext:value-type="float">
            <text:p>10</text:p>
          </table:table-cell>
          <table:table-cell table:style-name="ce1196" office:value-type="float" office:value="3" calcext:value-type="float">
            <text:p>3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1628"/>
          <table:table-cell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Pikkelypáncél</text:p>
          </table:table-cell>
          <table:covered-table-cell table:style-name="ce1349"/>
          <table:table-cell table:style-name="ce1196" office:value-type="float" office:value="12" calcext:value-type="float">
            <text:p>12</text:p>
          </table:table-cell>
          <table:table-cell table:style-name="ce1196" office:value-type="float" office:value="13" calcext:value-type="float">
            <text:p>13</text:p>
          </table:table-cell>
          <table:table-cell table:style-name="ce1196" office:value-type="float" office:value="6" calcext:value-type="float">
            <text:p>6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1628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Lemezpáncél</text:p>
          </table:table-cell>
          <table:covered-table-cell table:style-name="ce1349"/>
          <table:table-cell table:style-name="ce1364" office:value-type="float" office:value="12" calcext:value-type="float">
            <text:p>12</text:p>
          </table:table-cell>
          <table:table-cell table:style-name="ce1196" office:value-type="float" office:value="14" calcext:value-type="float">
            <text:p>14</text:p>
          </table:table-cell>
          <table:table-cell table:style-name="ce1196" office:value-type="float" office:value="9" calcext:value-type="float">
            <text:p>9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1628"/>
          <table:table-cell table:number-columns-repeated="248"/>
        </table:table-row>
        <table:table-row table:style-name="ro1">
          <table:table-cell table:number-columns-repeated="9"/>
          <table:table-cell table:style-name="ce1614"/>
          <table:table-cell table:style-name="ce1554"/>
          <table:table-cell table:number-columns-repeated="245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[$Harcértékek.$I$57]=[$KP_tablazat.$K$68])" calcext:base-cell-address="Harcértékek.J57"/>
          </calcext:conditional-format>
        </calcext:conditional-formats>
      </table:table>
      <table:table table:name="Licenc" table:style-name="ta1" table:print="false">
        <table:table-column table:style-name="co71" table:default-cell-style-name="ce662"/>
        <table:table-row table:style-name="ro1">
          <table:table-cell office:value-type="string" calcext:value-type="string">
            <text:p>Karakteralkotó a M* világához készült nonprofit <text:span text:style-name="T29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695" office:value-type="string" calcext:value-type="string">
            <text:p>Creative Commons License</text:p>
          </table:table-cell>
        </table:table-row>
        <table:table-row table:style-name="ro12">
          <table:table-cell office:value-type="string" calcext:value-type="string">
            <text:p><text:span text:style-name="T79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1:Tulajdonságok_képzettség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H80" table:on-update-keep-styles="true" table:on-update-keep-size="false"/>
        <table:database-range table:name="pancel_strukturak_nev" table:target-range-address="KP_tablazat.B73:KP_tablazat.C80" table:on-update-keep-styles="true" table:on-update-keep-size="false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/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55"/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fo:font-size="7pt"/>
    </style:style>
    <style:style style:name="Warning_5f_primer_5f_túllépve" style:display-name="Warning_primer_túllépve" style:family="table-cell" style:parent-style-name="Warning_5f_HM" style:data-style-name="N159">
      <style:text-properties fo:font-size="8pt"/>
    </style:style>
    <style:style style:name="Írástudó_5f_tradícióból" style:display-name="Írástudó_tradícióból" style:family="table-cell" style:parent-style-name="Result" style:data-style-name="N156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fo:font-size="5pt"/>
    </style:style>
    <style:style style:name="Szürke_5f_háttér" style:display-name="Szürke_háttér" style:family="table-cell" style:parent-style-name="Default">
      <style:table-cell-properties fo:background-color="#999999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2">0000.00.00</text:date>, <text:time style:data-style-name="N2" text:time-value="22:58:54.433533712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4-02T23:01:13.774577982</dc:date>
    <meta:editing-cycles>288</meta:editing-cycles>
    <meta:editing-duration>P1DT11H31M13S</meta:editing-duration>
    <meta:document-statistic meta:table-count="9" meta:cell-count="2564" meta:object-count="0"/>
    <meta:user-defined meta:name="Info 1"/>
    <meta:user-defined meta:name="Info 2"/>
    <meta:user-defined meta:name="Info 3"/>
    <meta:user-defined meta:name="Info 4"/>
  </office:meta>
</office:document-meta>
</file>